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59pt"/>
    </style:style>
    <style:style style:name="co2" style:family="table-column">
      <style:table-column-properties fo:break-before="auto" style:column-width="99.04pt"/>
    </style:style>
    <style:style style:name="co3" style:family="table-column">
      <style:table-column-properties fo:break-before="auto" style:column-width="58.11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119.11pt"/>
    </style:style>
    <style:style style:name="co8" style:family="table-column">
      <style:table-column-properties fo:break-before="auto" style:column-width="103.66pt"/>
    </style:style>
    <style:style style:name="co9" style:family="table-column">
      <style:table-column-properties fo:break-before="auto" style:column-width="86.71pt"/>
    </style:style>
    <style:style style:name="co10" style:family="table-column">
      <style:table-column-properties fo:break-before="auto" style:column-width="109.05pt"/>
    </style:style>
    <style:style style:name="co11" style:family="table-column">
      <style:table-column-properties fo:break-before="auto" style:column-width="92.1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140.71pt"/>
    </style:style>
    <style:style style:name="co14" style:family="table-column">
      <style:table-column-properties fo:break-before="auto" style:column-width="112.14pt"/>
    </style:style>
    <style:style style:name="co15" style:family="table-column">
      <style:table-column-properties fo:break-before="auto" style:column-width="119.91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65.06pt"/>
    </style:style>
    <style:style style:name="co18" style:family="table-column">
      <style:table-column-properties fo:break-before="auto" style:column-width="55.81pt"/>
    </style:style>
    <style:style style:name="co19" style:family="table-column">
      <style:table-column-properties fo:break-before="auto" style:column-width="61.2pt"/>
    </style:style>
    <style:style style:name="co20" style:family="table-column">
      <style:table-column-properties fo:break-before="auto" style:column-width="34.95pt"/>
    </style:style>
    <style:style style:name="co21" style:family="table-column">
      <style:table-column-properties fo:break-before="auto" style:column-width="63.5pt"/>
    </style:style>
    <style:style style:name="co22" style:family="table-column">
      <style:table-column-properties fo:break-before="auto" style:column-width="61.99pt"/>
    </style:style>
    <style:style style:name="co23" style:family="table-column">
      <style:table-column-properties fo:break-before="auto" style:column-width="36.51pt"/>
    </style:style>
    <style:style style:name="co24" style:family="table-column">
      <style:table-column-properties fo:break-before="auto" style:column-width="48.1pt"/>
    </style:style>
    <style:style style:name="co2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ouglas_Gilliland_2018-09-15_14-57-24" table:style-name="ta1">
        <table:shapes>
          <draw:frame draw:z-index="0" draw:style-name="gr1" draw:text-style-name="P1" svg:width="602.28pt" svg:height="438.21pt" svg:x="95.22pt" svg:y="28.6pt">
            <draw:object draw:notify-on-update-of-ranges="'Douglas_Gilliland_2018-09-15_14-57-24'.B3:'Douglas_Gilliland_2018-09-15_14-57-24'.B3 'Douglas_Gilliland_2018-09-15_14-57-24'.B4:'Douglas_Gilliland_2018-09-15_14-57-24'.B2137 'Douglas_Gilliland_2018-09-15_14-57-24'.C3:'Douglas_Gilliland_2018-09-15_14-57-24'.C3 'Douglas_Gilliland_2018-09-15_14-57-24'.C4:'Douglas_Gilliland_2018-09-15_14-57-24'.C21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Spor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tart time</text:p>
          </table:table-cell>
          <table:table-cell table:style-name="Default" office:value-type="string" calcext:value-type="string">
            <text:p>Duration</text:p>
          </table:table-cell>
          <table:table-cell office:value-type="string" calcext:value-type="string">
            <text:p>Total distance (mi)</text:p>
          </table:table-cell>
          <table:table-cell office:value-type="string" calcext:value-type="string">
            <text:p>Average heart rate (bpm)</text:p>
          </table:table-cell>
          <table:table-cell office:value-type="string" calcext:value-type="string">
            <text:p>Average speed (mi/h)</text:p>
          </table:table-cell>
          <table:table-cell office:value-type="string" calcext:value-type="string">
            <text:p>Max speed (mi/h)</text:p>
          </table:table-cell>
          <table:table-cell office:value-type="string" calcext:value-type="string">
            <text:p>Average pace (min/mi)</text:p>
          </table:table-cell>
          <table:table-cell office:value-type="string" calcext:value-type="string">
            <text:p>Max pace (min/mi)</text:p>
          </table:table-cell>
          <table:table-cell office:value-type="string" calcext:value-type="string">
            <text:p>Calories</text:p>
          </table:table-cell>
          <table:table-cell office:value-type="string" calcext:value-type="string">
            <text:p>Fat percentage of calories(%)</text:p>
          </table:table-cell>
          <table:table-cell office:value-type="string" calcext:value-type="string">
            <text:p>Average cadence (rpm)</text:p>
          </table:table-cell>
          <table:table-cell office:value-type="string" calcext:value-type="string">
            <text:p>Average stride length (in)</text:p>
          </table:table-cell>
          <table:table-cell office:value-type="string" calcext:value-type="string">
            <text:p>Running index</text:p>
          </table:table-cell>
          <table:table-cell office:value-type="string" calcext:value-type="string">
            <text:p>Training load</text:p>
          </table:table-cell>
          <table:table-cell office:value-type="string" calcext:value-type="string">
            <text:p>Ascent (ft)</text:p>
          </table:table-cell>
          <table:table-cell office:value-type="string" calcext:value-type="string">
            <text:p>Descent (ft)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Height (ft in)</text:p>
          </table:table-cell>
          <table:table-cell office:value-type="string" calcext:value-type="string">
            <text:p>Weight (lbs)</text:p>
          </table:table-cell>
          <table:table-cell office:value-type="string" calcext:value-type="string">
            <text:p>HR max</text:p>
          </table:table-cell>
          <table:table-cell office:value-type="string" calcext:value-type="string">
            <text:p>HR sit</text:p>
          </table:table-cell>
          <table:table-cell office:value-type="string" calcext:value-type="string">
            <text:p>VO2max</text:p>
          </table:table-cell>
        </table:table-row>
        <table:table-row table:style-name="ro1">
          <table:table-cell office:value-type="string" calcext:value-type="string">
            <text:p>Douglas Gilliland</text:p>
          </table:table-cell>
          <table:table-cell table:style-name="Default" office:value-type="string" calcext:value-type="string">
            <text:p>OTHER_OUTDOOR</text:p>
          </table:table-cell>
          <table:table-cell office:value-type="string" calcext:value-type="string">
            <text:p>15-09-2018</text:p>
          </table:table-cell>
          <table:table-cell table:style-name="ce1" office:value-type="string" calcext:value-type="string">
            <text:p>14:57:24</text:p>
          </table:table-cell>
          <table:table-cell office:value-type="string" calcext:value-type="string">
            <text:p>00:35:34</text:p>
          </table:table-cell>
          <table:table-cell office:value-type="float" office:value="0.51" calcext:value-type="float">
            <text:p>0.51</text:p>
          </table:table-cell>
          <table:table-cell office:value-type="float" office:value="139" calcext:value-type="float">
            <text:p>139</text:p>
          </table:table-cell>
          <table:table-cell office:value-type="float" office:value="0.9" calcext:value-type="float">
            <text:p>0.9</text:p>
          </table:table-cell>
          <table:table-cell office:value-type="float" office:value="5.1" calcext:value-type="float">
            <text:p>5.1</text:p>
          </table:table-cell>
          <table:table-cell table:style-name="ce1" office:value-type="string" calcext:value-type="string">
            <text:p>69:46</text:p>
          </table:table-cell>
          <table:table-cell table:style-name="ce1" office:value-type="string" calcext:value-type="string">
            <text:p>11:47</text:p>
          </table:table-cell>
          <table:table-cell office:value-type="float" office:value="433" calcext:value-type="float">
            <text:p>433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5 10</text:p>
          </table:table-cell>
          <table:table-cell office:value-type="float" office:value="163.1" calcext:value-type="float">
            <text:p>163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le r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HR (bpm)</text:p>
          </table:table-cell>
          <table:table-cell office:value-type="string" calcext:value-type="string">
            <text:p>Speed (mi/h)</text:p>
          </table:table-cell>
          <table:table-cell table:style-name="Default" office:value-type="string" calcext:value-type="string">
            <text:p>Pace (min/mi)</text:p>
          </table:table-cell>
          <table:table-cell office:value-type="string" calcext:value-type="string">
            <text:p>Cadence</text:p>
          </table:table-cell>
          <table:table-cell office:value-type="string" calcext:value-type="string">
            <text:p>Altitude (ft)</text:p>
          </table:table-cell>
          <table:table-cell office:value-type="string" calcext:value-type="string">
            <text:p>Stride length (in)</text:p>
          </table:table-cell>
          <table:table-cell office:value-type="string" calcext:value-type="string">
            <text:p>Distances (ft)</text:p>
          </table:table-cell>
          <table:table-cell office:value-type="string" calcext:value-type="string">
            <text:p>Temperatures (F)</text:p>
          </table:table-cell>
          <table:table-cell office:value-type="string" calcext:value-type="string">
            <text:p>Power (W)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0:00:0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2</text:p>
          </table:table-cell>
          <table:table-cell office:value-type="float" office:value="78" calcext:value-type="float">
            <text:p>7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.7" calcext:value-type="float">
            <text:p>2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3</text:p>
          </table:table-cell>
          <table:table-cell office:value-type="float" office:value="78" calcext:value-type="float">
            <text:p>7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5.33" calcext:value-type="float">
            <text:p>5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4</text:p>
          </table:table-cell>
          <table:table-cell office:value-type="float" office:value="78" calcext:value-type="float">
            <text:p>7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7.35" calcext:value-type="float">
            <text:p>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5</text:p>
          </table:table-cell>
          <table:table-cell office:value-type="float" office:value="79" calcext:value-type="float">
            <text:p>7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8.7" calcext:value-type="float">
            <text:p>8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6</text:p>
          </table:table-cell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1.12" calcext:value-type="float">
            <text:p>11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7</text:p>
          </table:table-cell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14.18" calcext:value-type="float">
            <text:p>14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8</text:p>
          </table:table-cell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17.76" calcext:value-type="float">
            <text:p>17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09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20.57" calcext:value-type="float">
            <text:p>20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0</text:p>
          </table:table-cell>
          <table:table-cell office:value-type="float" office:value="78" calcext:value-type="float">
            <text:p>7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22.74" calcext:value-type="float">
            <text:p>22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1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23.31" calcext:value-type="float">
            <text:p>23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2</text:p>
          </table:table-cell>
          <table:table-cell office:value-type="float" office:value="78" calcext:value-type="float">
            <text:p>7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23.81" calcext:value-type="float">
            <text:p>23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3</text:p>
          </table:table-cell>
          <table:table-cell office:value-type="float" office:value="76" calcext:value-type="float">
            <text:p>7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93:07</text:p>
          </table:table-cell>
          <table:table-cell table:number-columns-repeated="3"/>
          <table:table-cell office:value-type="float" office:value="24.53" calcext:value-type="float">
            <text:p>24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4</text:p>
          </table:table-cell>
          <table:table-cell office:value-type="float" office:value="76" calcext:value-type="float">
            <text:p>7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6.1" calcext:value-type="float">
            <text:p>2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5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6.1" calcext:value-type="float">
            <text:p>2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6.1" calcext:value-type="float">
            <text:p>2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6.1" calcext:value-type="float">
            <text:p>2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8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6.1" calcext:value-type="float">
            <text:p>2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1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6.1" calcext:value-type="float">
            <text:p>2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6.1" calcext:value-type="float">
            <text:p>2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1</text:p>
          </table:table-cell>
          <table:table-cell office:value-type="float" office:value="77" calcext:value-type="float">
            <text:p>7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26.1" calcext:value-type="float">
            <text:p>2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2</text:p>
          </table:table-cell>
          <table:table-cell office:value-type="float" office:value="77" calcext:value-type="float">
            <text:p>7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27.19" calcext:value-type="float">
            <text:p>27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3</text:p>
          </table:table-cell>
          <table:table-cell office:value-type="float" office:value="77" calcext:value-type="float">
            <text:p>7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30.12" calcext:value-type="float">
            <text:p>30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4</text:p>
          </table:table-cell>
          <table:table-cell office:value-type="float" office:value="77" calcext:value-type="float">
            <text:p>7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32.09" calcext:value-type="float">
            <text:p>32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5</text:p>
          </table:table-cell>
          <table:table-cell office:value-type="float" office:value="76" calcext:value-type="float">
            <text:p>7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32.73" calcext:value-type="float">
            <text:p>3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6</text:p>
          </table:table-cell>
          <table:table-cell office:value-type="float" office:value="77" calcext:value-type="float">
            <text:p>7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37.11" calcext:value-type="float">
            <text:p>37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7</text:p>
          </table:table-cell>
          <table:table-cell office:value-type="float" office:value="78" calcext:value-type="float">
            <text:p>7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37:57</text:p>
          </table:table-cell>
          <table:table-cell table:number-columns-repeated="3"/>
          <table:table-cell office:value-type="float" office:value="41.32" calcext:value-type="float">
            <text:p>41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8</text:p>
          </table:table-cell>
          <table:table-cell office:value-type="float" office:value="79" calcext:value-type="float">
            <text:p>7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45.49" calcext:value-type="float">
            <text:p>45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29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482:48</text:p>
          </table:table-cell>
          <table:table-cell table:number-columns-repeated="3"/>
          <table:table-cell office:value-type="float" office:value="48.26" calcext:value-type="float">
            <text:p>48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0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482:48</text:p>
          </table:table-cell>
          <table:table-cell table:number-columns-repeated="3"/>
          <table:table-cell office:value-type="float" office:value="50.02" calcext:value-type="float">
            <text:p>50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1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482:48</text:p>
          </table:table-cell>
          <table:table-cell table:number-columns-repeated="3"/>
          <table:table-cell office:value-type="float" office:value="51.51" calcext:value-type="float">
            <text:p>51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2</text:p>
          </table:table-cell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41:24</text:p>
          </table:table-cell>
          <table:table-cell table:number-columns-repeated="3"/>
          <table:table-cell office:value-type="float" office:value="51.74" calcext:value-type="float">
            <text:p>51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3</text:p>
          </table:table-cell>
          <table:table-cell office:value-type="float" office:value="79" calcext:value-type="float">
            <text:p>7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41:24</text:p>
          </table:table-cell>
          <table:table-cell table:number-columns-repeated="3"/>
          <table:table-cell office:value-type="float" office:value="51.74" calcext:value-type="float">
            <text:p>51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4</text:p>
          </table:table-cell>
          <table:table-cell office:value-type="float" office:value="79" calcext:value-type="float">
            <text:p>7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51.97" calcext:value-type="float">
            <text:p>51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5</text:p>
          </table:table-cell>
          <table:table-cell office:value-type="float" office:value="79" calcext:value-type="float">
            <text:p>7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51.97" calcext:value-type="float">
            <text:p>51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6</text:p>
          </table:table-cell>
          <table:table-cell office:value-type="float" office:value="79" calcext:value-type="float">
            <text:p>7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52.76" calcext:value-type="float">
            <text:p>5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7</text:p>
          </table:table-cell>
          <table:table-cell office:value-type="float" office:value="80" calcext:value-type="float">
            <text:p>8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53.63" calcext:value-type="float">
            <text:p>53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8</text:p>
          </table:table-cell>
          <table:table-cell office:value-type="float" office:value="81" calcext:value-type="float">
            <text:p>8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56.48" calcext:value-type="float">
            <text:p>56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39</text:p>
          </table:table-cell>
          <table:table-cell office:value-type="float" office:value="81" calcext:value-type="float">
            <text:p>8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60.91" calcext:value-type="float">
            <text:p>60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0</text:p>
          </table:table-cell>
          <table:table-cell office:value-type="float" office:value="81" calcext:value-type="float">
            <text:p>8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65.18" calcext:value-type="float">
            <text:p>65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1</text:p>
          </table:table-cell>
          <table:table-cell office:value-type="float" office:value="81" calcext:value-type="float">
            <text:p>8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69.5" calcext:value-type="float">
            <text:p>69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2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72.15" calcext:value-type="float">
            <text:p>72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3</text:p>
          </table:table-cell>
          <table:table-cell office:value-type="float" office:value="81" calcext:value-type="float">
            <text:p>8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72.59" calcext:value-type="float">
            <text:p>72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4</text:p>
          </table:table-cell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73.63" calcext:value-type="float">
            <text:p>73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5</text:p>
          </table:table-cell>
          <table:table-cell office:value-type="float" office:value="80" calcext:value-type="float">
            <text:p>8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73.63" calcext:value-type="float">
            <text:p>73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6</text:p>
          </table:table-cell>
          <table:table-cell office:value-type="float" office:value="81" calcext:value-type="float">
            <text:p>8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482:48</text:p>
          </table:table-cell>
          <table:table-cell table:number-columns-repeated="3"/>
          <table:table-cell office:value-type="float" office:value="74.71" calcext:value-type="float">
            <text:p>7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4.71" calcext:value-type="float">
            <text:p>7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4.71" calcext:value-type="float">
            <text:p>7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49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4.71" calcext:value-type="float">
            <text:p>7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4.71" calcext:value-type="float">
            <text:p>7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1</text:p>
          </table:table-cell>
          <table:table-cell office:value-type="float" office:value="82" calcext:value-type="float">
            <text:p>8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74.71" calcext:value-type="float">
            <text:p>7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2</text:p>
          </table:table-cell>
          <table:table-cell office:value-type="float" office:value="82" calcext:value-type="float">
            <text:p>8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74.71" calcext:value-type="float">
            <text:p>7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3</text:p>
          </table:table-cell>
          <table:table-cell office:value-type="float" office:value="84" calcext:value-type="float">
            <text:p>8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74.71" calcext:value-type="float">
            <text:p>7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4</text:p>
          </table:table-cell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74.71" calcext:value-type="float">
            <text:p>7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5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74.71" calcext:value-type="float">
            <text:p>7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6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74.71" calcext:value-type="float">
            <text:p>7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4.71" calcext:value-type="float">
            <text:p>7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8</text:p>
          </table:table-cell>
          <table:table-cell office:value-type="float" office:value="83" calcext:value-type="float">
            <text:p>8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482:48</text:p>
          </table:table-cell>
          <table:table-cell table:number-columns-repeated="3"/>
          <table:table-cell office:value-type="float" office:value="75.16" calcext:value-type="float">
            <text:p>75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0:59</text:p>
          </table:table-cell>
          <table:table-cell office:value-type="float" office:value="83" calcext:value-type="float">
            <text:p>8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21:52</text:p>
          </table:table-cell>
          <table:table-cell table:number-columns-repeated="3"/>
          <table:table-cell office:value-type="float" office:value="75.72" calcext:value-type="float">
            <text:p>75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0</text:p>
          </table:table-cell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21:52</text:p>
          </table:table-cell>
          <table:table-cell table:number-columns-repeated="3"/>
          <table:table-cell office:value-type="float" office:value="76.21" calcext:value-type="float">
            <text:p>76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1</text:p>
          </table:table-cell>
          <table:table-cell office:value-type="float" office:value="82" calcext:value-type="float">
            <text:p>8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8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0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6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1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1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2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3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4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7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8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2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1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7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3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1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2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482:48</text:p>
          </table:table-cell>
          <table:table-cell table:number-columns-repeated="3"/>
          <table:table-cell office:value-type="float" office:value="77.35" calcext:value-type="float">
            <text:p>77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3</text:p>
          </table:table-cell>
          <table:table-cell office:value-type="float" office:value="81" calcext:value-type="float">
            <text:p>8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482:48</text:p>
          </table:table-cell>
          <table:table-cell table:number-columns-repeated="3"/>
          <table:table-cell office:value-type="float" office:value="78.05" calcext:value-type="float">
            <text:p>78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4</text:p>
          </table:table-cell>
          <table:table-cell office:value-type="float" office:value="81" calcext:value-type="float">
            <text:p>8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1.03" calcext:value-type="float">
            <text:p>81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1.75" calcext:value-type="float">
            <text:p>81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2.71" calcext:value-type="float">
            <text:p>82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2.71" calcext:value-type="float">
            <text:p>82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8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2.71" calcext:value-type="float">
            <text:p>82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4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2.88" calcext:value-type="float">
            <text:p>82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2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3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5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7</text:p>
          </table:table-cell>
          <table:table-cell office:value-type="float" office:value="79" calcext:value-type="float">
            <text:p>79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93:07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8</text:p>
          </table:table-cell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1:59</text:p>
          </table:table-cell>
          <table:table-cell office:value-type="float" office:value="81" calcext:value-type="float">
            <text:p>8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0</text:p>
          </table:table-cell>
          <table:table-cell office:value-type="float" office:value="81" calcext:value-type="float">
            <text:p>81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84.65" calcext:value-type="float">
            <text:p>84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1</text:p>
          </table:table-cell>
          <table:table-cell office:value-type="float" office:value="82" calcext:value-type="float">
            <text:p>8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86.04" calcext:value-type="float">
            <text:p>86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2</text:p>
          </table:table-cell>
          <table:table-cell office:value-type="float" office:value="82" calcext:value-type="float">
            <text:p>8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93:07</text:p>
          </table:table-cell>
          <table:table-cell table:number-columns-repeated="3"/>
          <table:table-cell office:value-type="float" office:value="87.34" calcext:value-type="float">
            <text:p>87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7.57" calcext:value-type="float">
            <text:p>87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7.57" calcext:value-type="float">
            <text:p>87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7.57" calcext:value-type="float">
            <text:p>87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6</text:p>
          </table:table-cell>
          <table:table-cell office:value-type="float" office:value="83" calcext:value-type="float">
            <text:p>8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87.57" calcext:value-type="float">
            <text:p>87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7</text:p>
          </table:table-cell>
          <table:table-cell office:value-type="float" office:value="83" calcext:value-type="float">
            <text:p>8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87.57" calcext:value-type="float">
            <text:p>87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8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87.57" calcext:value-type="float">
            <text:p>87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09</text:p>
          </table:table-cell>
          <table:table-cell office:value-type="float" office:value="84" calcext:value-type="float">
            <text:p>8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21:52</text:p>
          </table:table-cell>
          <table:table-cell table:number-columns-repeated="3"/>
          <table:table-cell office:value-type="float" office:value="88.7" calcext:value-type="float">
            <text:p>88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0</text:p>
          </table:table-cell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41:24</text:p>
          </table:table-cell>
          <table:table-cell table:number-columns-repeated="3"/>
          <table:table-cell office:value-type="float" office:value="90.79" calcext:value-type="float">
            <text:p>90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1</text:p>
          </table:table-cell>
          <table:table-cell office:value-type="float" office:value="85" calcext:value-type="float">
            <text:p>8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93:07</text:p>
          </table:table-cell>
          <table:table-cell table:number-columns-repeated="3"/>
          <table:table-cell office:value-type="float" office:value="92.89" calcext:value-type="float">
            <text:p>92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2</text:p>
          </table:table-cell>
          <table:table-cell office:value-type="float" office:value="86" calcext:value-type="float">
            <text:p>86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93.97" calcext:value-type="float">
            <text:p>93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3</text:p>
          </table:table-cell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95.86" calcext:value-type="float">
            <text:p>95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4</text:p>
          </table:table-cell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95.86" calcext:value-type="float">
            <text:p>95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5</text:p>
          </table:table-cell>
          <table:table-cell office:value-type="float" office:value="87" calcext:value-type="float">
            <text:p>8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01.46" calcext:value-type="float">
            <text:p>101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6</text:p>
          </table:table-cell>
          <table:table-cell office:value-type="float" office:value="87" calcext:value-type="float">
            <text:p>8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03.63" calcext:value-type="float">
            <text:p>103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7</text:p>
          </table:table-cell>
          <table:table-cell office:value-type="float" office:value="87" calcext:value-type="float">
            <text:p>8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04.64" calcext:value-type="float">
            <text:p>104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8</text:p>
          </table:table-cell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05.19" calcext:value-type="float">
            <text:p>105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19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07.57" calcext:value-type="float">
            <text:p>107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0</text:p>
          </table:table-cell>
          <table:table-cell office:value-type="float" office:value="88" calcext:value-type="float">
            <text:p>8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09.73" calcext:value-type="float">
            <text:p>109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1</text:p>
          </table:table-cell>
          <table:table-cell office:value-type="float" office:value="88" calcext:value-type="float">
            <text:p>8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11.5" calcext:value-type="float">
            <text:p>111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2</text:p>
          </table:table-cell>
          <table:table-cell office:value-type="float" office:value="88" calcext:value-type="float">
            <text:p>8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12.39" calcext:value-type="float">
            <text:p>112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3</text:p>
          </table:table-cell>
          <table:table-cell office:value-type="float" office:value="88" calcext:value-type="float">
            <text:p>8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12.39" calcext:value-type="float">
            <text:p>112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4</text:p>
          </table:table-cell>
          <table:table-cell office:value-type="float" office:value="88" calcext:value-type="float">
            <text:p>8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12.88" calcext:value-type="float">
            <text:p>112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5</text:p>
          </table:table-cell>
          <table:table-cell office:value-type="float" office:value="88" calcext:value-type="float">
            <text:p>8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14.34" calcext:value-type="float">
            <text:p>114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6</text:p>
          </table:table-cell>
          <table:table-cell office:value-type="float" office:value="89" calcext:value-type="float">
            <text:p>8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14.34" calcext:value-type="float">
            <text:p>114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7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14.34" calcext:value-type="float">
            <text:p>114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8</text:p>
          </table:table-cell>
          <table:table-cell office:value-type="float" office:value="89" calcext:value-type="float">
            <text:p>8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14.34" calcext:value-type="float">
            <text:p>114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29</text:p>
          </table:table-cell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14.34" calcext:value-type="float">
            <text:p>114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0</text:p>
          </table:table-cell>
          <table:table-cell office:value-type="float" office:value="90" calcext:value-type="float">
            <text:p>9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14.64" calcext:value-type="float">
            <text:p>114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1</text:p>
          </table:table-cell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16.73" calcext:value-type="float">
            <text:p>116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17.66" calcext:value-type="float">
            <text:p>117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3</text:p>
          </table:table-cell>
          <table:table-cell office:value-type="float" office:value="91" calcext:value-type="float">
            <text:p>9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17.76" calcext:value-type="float">
            <text:p>117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4</text:p>
          </table:table-cell>
          <table:table-cell office:value-type="float" office:value="92" calcext:value-type="float">
            <text:p>9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20.1" calcext:value-type="float">
            <text:p>120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5</text:p>
          </table:table-cell>
          <table:table-cell office:value-type="float" office:value="92" calcext:value-type="float">
            <text:p>9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23.43" calcext:value-type="float">
            <text:p>12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6</text:p>
          </table:table-cell>
          <table:table-cell office:value-type="float" office:value="92" calcext:value-type="float">
            <text:p>9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27.23" calcext:value-type="float">
            <text:p>127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7</text:p>
          </table:table-cell>
          <table:table-cell office:value-type="float" office:value="93" calcext:value-type="float">
            <text:p>9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30.92" calcext:value-type="float">
            <text:p>130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8</text:p>
          </table:table-cell>
          <table:table-cell office:value-type="float" office:value="93" calcext:value-type="float">
            <text:p>9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33.5" calcext:value-type="float">
            <text:p>133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39</text:p>
          </table:table-cell>
          <table:table-cell office:value-type="float" office:value="94" calcext:value-type="float">
            <text:p>9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35.54" calcext:value-type="float">
            <text:p>135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0</text:p>
          </table:table-cell>
          <table:table-cell office:value-type="float" office:value="94" calcext:value-type="float">
            <text:p>9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38.1" calcext:value-type="float">
            <text:p>138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1</text:p>
          </table:table-cell>
          <table:table-cell office:value-type="float" office:value="95" calcext:value-type="float">
            <text:p>9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41.75" calcext:value-type="float">
            <text:p>141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2</text:p>
          </table:table-cell>
          <table:table-cell office:value-type="float" office:value="96" calcext:value-type="float">
            <text:p>9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45.64" calcext:value-type="float">
            <text:p>145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3</text:p>
          </table:table-cell>
          <table:table-cell office:value-type="float" office:value="97" calcext:value-type="float">
            <text:p>9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49.16" calcext:value-type="float">
            <text:p>149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4</text:p>
          </table:table-cell>
          <table:table-cell office:value-type="float" office:value="97" calcext:value-type="float">
            <text:p>9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52.22" calcext:value-type="float">
            <text:p>152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5</text:p>
          </table:table-cell>
          <table:table-cell office:value-type="float" office:value="98" calcext:value-type="float">
            <text:p>9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54.74" calcext:value-type="float">
            <text:p>154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6</text:p>
          </table:table-cell>
          <table:table-cell office:value-type="float" office:value="99" calcext:value-type="float">
            <text:p>9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57.1" calcext:value-type="float">
            <text:p>157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7</text:p>
          </table:table-cell>
          <table:table-cell office:value-type="float" office:value="100" calcext:value-type="float">
            <text:p>10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59.63" calcext:value-type="float">
            <text:p>159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8</text:p>
          </table:table-cell>
          <table:table-cell office:value-type="float" office:value="101" calcext:value-type="float">
            <text:p>10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62.11" calcext:value-type="float">
            <text:p>162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49</text:p>
          </table:table-cell>
          <table:table-cell office:value-type="float" office:value="102" calcext:value-type="float">
            <text:p>10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63.2" calcext:value-type="float">
            <text:p>163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0</text:p>
          </table:table-cell>
          <table:table-cell office:value-type="float" office:value="102" calcext:value-type="float">
            <text:p>10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63.99" calcext:value-type="float">
            <text:p>163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1</text:p>
          </table:table-cell>
          <table:table-cell office:value-type="float" office:value="103" calcext:value-type="float">
            <text:p>10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64.99" calcext:value-type="float">
            <text:p>164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2</text:p>
          </table:table-cell>
          <table:table-cell office:value-type="float" office:value="104" calcext:value-type="float">
            <text:p>10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65.05" calcext:value-type="float">
            <text:p>165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3</text:p>
          </table:table-cell>
          <table:table-cell office:value-type="float" office:value="104" calcext:value-type="float">
            <text:p>1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65.05" calcext:value-type="float">
            <text:p>165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4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5.05" calcext:value-type="float">
            <text:p>165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5.05" calcext:value-type="float">
            <text:p>165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6</text:p>
          </table:table-cell>
          <table:table-cell office:value-type="float" office:value="105" calcext:value-type="float">
            <text:p>10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65.6" calcext:value-type="float">
            <text:p>165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7</text:p>
          </table:table-cell>
          <table:table-cell office:value-type="float" office:value="106" calcext:value-type="float">
            <text:p>10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66.47" calcext:value-type="float">
            <text:p>166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8</text:p>
          </table:table-cell>
          <table:table-cell office:value-type="float" office:value="106" calcext:value-type="float">
            <text:p>10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66.78" calcext:value-type="float">
            <text:p>166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2:59</text:p>
          </table:table-cell>
          <table:table-cell office:value-type="float" office:value="106" calcext:value-type="float">
            <text:p>10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67.25" calcext:value-type="float">
            <text:p>167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0</text:p>
          </table:table-cell>
          <table:table-cell office:value-type="float" office:value="107" calcext:value-type="float">
            <text:p>10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68.82" calcext:value-type="float">
            <text:p>168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1</text:p>
          </table:table-cell>
          <table:table-cell office:value-type="float" office:value="107" calcext:value-type="float">
            <text:p>10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70.3" calcext:value-type="float">
            <text:p>170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2</text:p>
          </table:table-cell>
          <table:table-cell office:value-type="float" office:value="108" calcext:value-type="float">
            <text:p>10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70.98" calcext:value-type="float">
            <text:p>170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3</text:p>
          </table:table-cell>
          <table:table-cell office:value-type="float" office:value="108" calcext:value-type="float">
            <text:p>10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71.76" calcext:value-type="float">
            <text:p>171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4</text:p>
          </table:table-cell>
          <table:table-cell office:value-type="float" office:value="108" calcext:value-type="float">
            <text:p>10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71.89" calcext:value-type="float">
            <text:p>171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5</text:p>
          </table:table-cell>
          <table:table-cell office:value-type="float" office:value="108" calcext:value-type="float">
            <text:p>10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171.89" calcext:value-type="float">
            <text:p>171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6</text:p>
          </table:table-cell>
          <table:table-cell office:value-type="float" office:value="107" calcext:value-type="float">
            <text:p>10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171.89" calcext:value-type="float">
            <text:p>171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7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71.89" calcext:value-type="float">
            <text:p>171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8</text:p>
          </table:table-cell>
          <table:table-cell office:value-type="float" office:value="107" calcext:value-type="float">
            <text:p>10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71.91" calcext:value-type="float">
            <text:p>171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09</text:p>
          </table:table-cell>
          <table:table-cell office:value-type="float" office:value="107" calcext:value-type="float">
            <text:p>10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75.15" calcext:value-type="float">
            <text:p>175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0</text:p>
          </table:table-cell>
          <table:table-cell office:value-type="float" office:value="107" calcext:value-type="float">
            <text:p>10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75.15" calcext:value-type="float">
            <text:p>175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1</text:p>
          </table:table-cell>
          <table:table-cell office:value-type="float" office:value="107" calcext:value-type="float">
            <text:p>10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76.76" calcext:value-type="float">
            <text:p>176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2</text:p>
          </table:table-cell>
          <table:table-cell office:value-type="float" office:value="108" calcext:value-type="float">
            <text:p>10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78.18" calcext:value-type="float">
            <text:p>178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3</text:p>
          </table:table-cell>
          <table:table-cell office:value-type="float" office:value="108" calcext:value-type="float">
            <text:p>10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80.6" calcext:value-type="float">
            <text:p>180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4</text:p>
          </table:table-cell>
          <table:table-cell office:value-type="float" office:value="108" calcext:value-type="float">
            <text:p>10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82.35" calcext:value-type="float">
            <text:p>182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2.35" calcext:value-type="float">
            <text:p>182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6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2.35" calcext:value-type="float">
            <text:p>182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7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2.35" calcext:value-type="float">
            <text:p>182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8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2.35" calcext:value-type="float">
            <text:p>182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19</text:p>
          </table:table-cell>
          <table:table-cell office:value-type="float" office:value="111" calcext:value-type="float">
            <text:p>11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182.35" calcext:value-type="float">
            <text:p>182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0</text:p>
          </table:table-cell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182.35" calcext:value-type="float">
            <text:p>182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1</text:p>
          </table:table-cell>
          <table:table-cell office:value-type="float" office:value="112" calcext:value-type="float">
            <text:p>11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183.01" calcext:value-type="float">
            <text:p>183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2</text:p>
          </table:table-cell>
          <table:table-cell office:value-type="float" office:value="113" calcext:value-type="float">
            <text:p>11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482:48</text:p>
          </table:table-cell>
          <table:table-cell table:number-columns-repeated="3"/>
          <table:table-cell office:value-type="float" office:value="183.01" calcext:value-type="float">
            <text:p>183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3</text:p>
          </table:table-cell>
          <table:table-cell office:value-type="float" office:value="113" calcext:value-type="float">
            <text:p>11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41:24</text:p>
          </table:table-cell>
          <table:table-cell table:number-columns-repeated="3"/>
          <table:table-cell office:value-type="float" office:value="183.7" calcext:value-type="float">
            <text:p>183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4</text:p>
          </table:table-cell>
          <table:table-cell office:value-type="float" office:value="114" calcext:value-type="float">
            <text:p>11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93:07</text:p>
          </table:table-cell>
          <table:table-cell table:number-columns-repeated="3"/>
          <table:table-cell office:value-type="float" office:value="184.75" calcext:value-type="float">
            <text:p>184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5</text:p>
          </table:table-cell>
          <table:table-cell office:value-type="float" office:value="114" calcext:value-type="float">
            <text:p>11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93:07</text:p>
          </table:table-cell>
          <table:table-cell table:number-columns-repeated="3"/>
          <table:table-cell office:value-type="float" office:value="186.42" calcext:value-type="float">
            <text:p>186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6</text:p>
          </table:table-cell>
          <table:table-cell office:value-type="float" office:value="114" calcext:value-type="float">
            <text:p>11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21:52</text:p>
          </table:table-cell>
          <table:table-cell table:number-columns-repeated="3"/>
          <table:table-cell office:value-type="float" office:value="187.01" calcext:value-type="float">
            <text:p>187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7</text:p>
          </table:table-cell>
          <table:table-cell office:value-type="float" office:value="113" calcext:value-type="float">
            <text:p>11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.3" calcext:value-type="float">
            <text:p>188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8</text:p>
          </table:table-cell>
          <table:table-cell office:value-type="float" office:value="114" calcext:value-type="float">
            <text:p>11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482:48</text:p>
          </table:table-cell>
          <table:table-cell table:number-columns-repeated="3"/>
          <table:table-cell office:value-type="float" office:value="190.13" calcext:value-type="float">
            <text:p>190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2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0.32" calcext:value-type="float">
            <text:p>190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0.32" calcext:value-type="float">
            <text:p>190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0.32" calcext:value-type="float">
            <text:p>190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2</text:p>
          </table:table-cell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241:24</text:p>
          </table:table-cell>
          <table:table-cell table:number-columns-repeated="3"/>
          <table:table-cell office:value-type="float" office:value="191.32" calcext:value-type="float">
            <text:p>191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3</text:p>
          </table:table-cell>
          <table:table-cell office:value-type="float" office:value="116" calcext:value-type="float">
            <text:p>11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192.37" calcext:value-type="float">
            <text:p>192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4</text:p>
          </table:table-cell>
          <table:table-cell office:value-type="float" office:value="117" calcext:value-type="float">
            <text:p>11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92.7" calcext:value-type="float">
            <text:p>192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94.71" calcext:value-type="float">
            <text:p>19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6</text:p>
          </table:table-cell>
          <table:table-cell office:value-type="float" office:value="117" calcext:value-type="float">
            <text:p>1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96.78" calcext:value-type="float">
            <text:p>196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7</text:p>
          </table:table-cell>
          <table:table-cell office:value-type="float" office:value="117" calcext:value-type="float">
            <text:p>1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99.27" calcext:value-type="float">
            <text:p>199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8</text:p>
          </table:table-cell>
          <table:table-cell office:value-type="float" office:value="116" calcext:value-type="float">
            <text:p>11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02.64" calcext:value-type="float">
            <text:p>202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39</text:p>
          </table:table-cell>
          <table:table-cell office:value-type="float" office:value="116" calcext:value-type="float">
            <text:p>11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06.25" calcext:value-type="float">
            <text:p>206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0</text:p>
          </table:table-cell>
          <table:table-cell office:value-type="float" office:value="116" calcext:value-type="float">
            <text:p>11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09.73" calcext:value-type="float">
            <text:p>209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1</text:p>
          </table:table-cell>
          <table:table-cell office:value-type="float" office:value="116" calcext:value-type="float">
            <text:p>11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13.76" calcext:value-type="float">
            <text:p>213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2</text:p>
          </table:table-cell>
          <table:table-cell office:value-type="float" office:value="115" calcext:value-type="float">
            <text:p>1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18.62" calcext:value-type="float">
            <text:p>218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3</text:p>
          </table:table-cell>
          <table:table-cell office:value-type="float" office:value="115" calcext:value-type="float">
            <text:p>1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22.01" calcext:value-type="float">
            <text:p>222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4</text:p>
          </table:table-cell>
          <table:table-cell office:value-type="float" office:value="115" calcext:value-type="float">
            <text:p>1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224.62" calcext:value-type="float">
            <text:p>224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5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226.43" calcext:value-type="float">
            <text:p>226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6</text:p>
          </table:table-cell>
          <table:table-cell office:value-type="float" office:value="114" calcext:value-type="float">
            <text:p>1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28.3" calcext:value-type="float">
            <text:p>228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7</text:p>
          </table:table-cell>
          <table:table-cell office:value-type="float" office:value="114" calcext:value-type="float">
            <text:p>1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30.19" calcext:value-type="float">
            <text:p>230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8</text:p>
          </table:table-cell>
          <table:table-cell office:value-type="float" office:value="114" calcext:value-type="float">
            <text:p>1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31.78" calcext:value-type="float">
            <text:p>231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49</text:p>
          </table:table-cell>
          <table:table-cell office:value-type="float" office:value="114" calcext:value-type="float">
            <text:p>1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33.3" calcext:value-type="float">
            <text:p>233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0</text:p>
          </table:table-cell>
          <table:table-cell office:value-type="float" office:value="114" calcext:value-type="float">
            <text:p>11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33.63" calcext:value-type="float">
            <text:p>233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1</text:p>
          </table:table-cell>
          <table:table-cell office:value-type="float" office:value="115" calcext:value-type="float">
            <text:p>1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33.89" calcext:value-type="float">
            <text:p>233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2</text:p>
          </table:table-cell>
          <table:table-cell office:value-type="float" office:value="115" calcext:value-type="float">
            <text:p>11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36.76" calcext:value-type="float">
            <text:p>236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3</text:p>
          </table:table-cell>
          <table:table-cell office:value-type="float" office:value="116" calcext:value-type="float">
            <text:p>11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40.34" calcext:value-type="float">
            <text:p>240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4</text:p>
          </table:table-cell>
          <table:table-cell office:value-type="float" office:value="116" calcext:value-type="float">
            <text:p>11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44.26" calcext:value-type="float">
            <text:p>244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5</text:p>
          </table:table-cell>
          <table:table-cell office:value-type="float" office:value="117" calcext:value-type="float">
            <text:p>1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47.38" calcext:value-type="float">
            <text:p>247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6</text:p>
          </table:table-cell>
          <table:table-cell office:value-type="float" office:value="117" calcext:value-type="float">
            <text:p>11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49.28" calcext:value-type="float">
            <text:p>249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7</text:p>
          </table:table-cell>
          <table:table-cell office:value-type="float" office:value="117" calcext:value-type="float">
            <text:p>1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51.03" calcext:value-type="float">
            <text:p>251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8</text:p>
          </table:table-cell>
          <table:table-cell office:value-type="float" office:value="118" calcext:value-type="float">
            <text:p>11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54.26" calcext:value-type="float">
            <text:p>254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3:59</text:p>
          </table:table-cell>
          <table:table-cell office:value-type="float" office:value="118" calcext:value-type="float">
            <text:p>11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57.52" calcext:value-type="float">
            <text:p>257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0</text:p>
          </table:table-cell>
          <table:table-cell office:value-type="float" office:value="118" calcext:value-type="float">
            <text:p>11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60.05" calcext:value-type="float">
            <text:p>260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1</text:p>
          </table:table-cell>
          <table:table-cell office:value-type="float" office:value="119" calcext:value-type="float">
            <text:p>11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61.72" calcext:value-type="float">
            <text:p>261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2</text:p>
          </table:table-cell>
          <table:table-cell office:value-type="float" office:value="119" calcext:value-type="float">
            <text:p>11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61.72" calcext:value-type="float">
            <text:p>261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3</text:p>
          </table:table-cell>
          <table:table-cell office:value-type="float" office:value="119" calcext:value-type="float">
            <text:p>11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68.44" calcext:value-type="float">
            <text:p>268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4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71.78" calcext:value-type="float">
            <text:p>271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5</text:p>
          </table:table-cell>
          <table:table-cell office:value-type="float" office:value="119" calcext:value-type="float">
            <text:p>11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276.8" calcext:value-type="float">
            <text:p>276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6</text:p>
          </table:table-cell>
          <table:table-cell office:value-type="float" office:value="119" calcext:value-type="float">
            <text:p>11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281.04" calcext:value-type="float">
            <text:p>281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7</text:p>
          </table:table-cell>
          <table:table-cell office:value-type="float" office:value="119" calcext:value-type="float">
            <text:p>11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285.92" calcext:value-type="float">
            <text:p>285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8</text:p>
          </table:table-cell>
          <table:table-cell office:value-type="float" office:value="119" calcext:value-type="float">
            <text:p>11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291.43" calcext:value-type="float">
            <text:p>291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09</text:p>
          </table:table-cell>
          <table:table-cell office:value-type="float" office:value="119" calcext:value-type="float">
            <text:p>11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296.2" calcext:value-type="float">
            <text:p>296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0</text:p>
          </table:table-cell>
          <table:table-cell office:value-type="float" office:value="119" calcext:value-type="float">
            <text:p>11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299.01" calcext:value-type="float">
            <text:p>299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1</text:p>
          </table:table-cell>
          <table:table-cell office:value-type="float" office:value="119" calcext:value-type="float">
            <text:p>11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300.04" calcext:value-type="float">
            <text:p>300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2</text:p>
          </table:table-cell>
          <table:table-cell office:value-type="float" office:value="119" calcext:value-type="float">
            <text:p>11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300.78" calcext:value-type="float">
            <text:p>300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3</text:p>
          </table:table-cell>
          <table:table-cell office:value-type="float" office:value="119" calcext:value-type="float">
            <text:p>11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302.69" calcext:value-type="float">
            <text:p>302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4</text:p>
          </table:table-cell>
          <table:table-cell office:value-type="float" office:value="120" calcext:value-type="float">
            <text:p>12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303.83" calcext:value-type="float">
            <text:p>303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5</text:p>
          </table:table-cell>
          <table:table-cell office:value-type="float" office:value="120" calcext:value-type="float">
            <text:p>12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305.13" calcext:value-type="float">
            <text:p>305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6</text:p>
          </table:table-cell>
          <table:table-cell office:value-type="float" office:value="121" calcext:value-type="float">
            <text:p>12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305.56" calcext:value-type="float">
            <text:p>305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7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305.56" calcext:value-type="float">
            <text:p>305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8</text:p>
          </table:table-cell>
          <table:table-cell office:value-type="float" office:value="121" calcext:value-type="float">
            <text:p>12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305.56" calcext:value-type="float">
            <text:p>305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19</text:p>
          </table:table-cell>
          <table:table-cell office:value-type="float" office:value="121" calcext:value-type="float">
            <text:p>12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306.43" calcext:value-type="float">
            <text:p>306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0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306.63" calcext:value-type="float">
            <text:p>306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1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306.63" calcext:value-type="float">
            <text:p>306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2</text:p>
          </table:table-cell>
          <table:table-cell office:value-type="float" office:value="122" calcext:value-type="float">
            <text:p>12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306.63" calcext:value-type="float">
            <text:p>306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3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07.71" calcext:value-type="float">
            <text:p>307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07.71" calcext:value-type="float">
            <text:p>307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5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07.71" calcext:value-type="float">
            <text:p>307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6</text:p>
          </table:table-cell>
          <table:table-cell office:value-type="float" office:value="121" calcext:value-type="float">
            <text:p>12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307.71" calcext:value-type="float">
            <text:p>307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7</text:p>
          </table:table-cell>
          <table:table-cell office:value-type="float" office:value="121" calcext:value-type="float">
            <text:p>12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307.71" calcext:value-type="float">
            <text:p>307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8</text:p>
          </table:table-cell>
          <table:table-cell office:value-type="float" office:value="121" calcext:value-type="float">
            <text:p>12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309.23" calcext:value-type="float">
            <text:p>309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29</text:p>
          </table:table-cell>
          <table:table-cell office:value-type="float" office:value="122" calcext:value-type="float">
            <text:p>12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310.76" calcext:value-type="float">
            <text:p>310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0</text:p>
          </table:table-cell>
          <table:table-cell office:value-type="float" office:value="122" calcext:value-type="float">
            <text:p>12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312.08" calcext:value-type="float">
            <text:p>312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1</text:p>
          </table:table-cell>
          <table:table-cell office:value-type="float" office:value="122" calcext:value-type="float">
            <text:p>12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312.72" calcext:value-type="float">
            <text:p>312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2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12.72" calcext:value-type="float">
            <text:p>312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3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12.72" calcext:value-type="float">
            <text:p>312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4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12.72" calcext:value-type="float">
            <text:p>312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5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12.72" calcext:value-type="float">
            <text:p>312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6</text:p>
          </table:table-cell>
          <table:table-cell office:value-type="float" office:value="124" calcext:value-type="float">
            <text:p>12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37:57</text:p>
          </table:table-cell>
          <table:table-cell table:number-columns-repeated="3"/>
          <table:table-cell office:value-type="float" office:value="312.74" calcext:value-type="float">
            <text:p>312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7</text:p>
          </table:table-cell>
          <table:table-cell office:value-type="float" office:value="124" calcext:value-type="float">
            <text:p>12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312.74" calcext:value-type="float">
            <text:p>312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8</text:p>
          </table:table-cell>
          <table:table-cell office:value-type="float" office:value="125" calcext:value-type="float">
            <text:p>1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313.38" calcext:value-type="float">
            <text:p>313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39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313.64" calcext:value-type="float">
            <text:p>313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13.76" calcext:value-type="float">
            <text:p>313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1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14.1" calcext:value-type="float">
            <text:p>314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14.1" calcext:value-type="float">
            <text:p>314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3</text:p>
          </table:table-cell>
          <table:table-cell office:value-type="float" office:value="124" calcext:value-type="float">
            <text:p>12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315.66" calcext:value-type="float">
            <text:p>315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4</text:p>
          </table:table-cell>
          <table:table-cell office:value-type="float" office:value="124" calcext:value-type="float">
            <text:p>12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317.65" calcext:value-type="float">
            <text:p>317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5</text:p>
          </table:table-cell>
          <table:table-cell office:value-type="float" office:value="124" calcext:value-type="float">
            <text:p>12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319.79" calcext:value-type="float">
            <text:p>319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6</text:p>
          </table:table-cell>
          <table:table-cell office:value-type="float" office:value="123" calcext:value-type="float">
            <text:p>12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320.64" calcext:value-type="float">
            <text:p>320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7</text:p>
          </table:table-cell>
          <table:table-cell office:value-type="float" office:value="123" calcext:value-type="float">
            <text:p>12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320.64" calcext:value-type="float">
            <text:p>320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8</text:p>
          </table:table-cell>
          <table:table-cell office:value-type="float" office:value="123" calcext:value-type="float">
            <text:p>12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322.12" calcext:value-type="float">
            <text:p>322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49</text:p>
          </table:table-cell>
          <table:table-cell office:value-type="float" office:value="123" calcext:value-type="float">
            <text:p>12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325.35" calcext:value-type="float">
            <text:p>325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0</text:p>
          </table:table-cell>
          <table:table-cell office:value-type="float" office:value="123" calcext:value-type="float">
            <text:p>12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326.95" calcext:value-type="float">
            <text:p>326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1</text:p>
          </table:table-cell>
          <table:table-cell office:value-type="float" office:value="123" calcext:value-type="float">
            <text:p>12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326.95" calcext:value-type="float">
            <text:p>326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2</text:p>
          </table:table-cell>
          <table:table-cell office:value-type="float" office:value="123" calcext:value-type="float">
            <text:p>12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326.95" calcext:value-type="float">
            <text:p>326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3</text:p>
          </table:table-cell>
          <table:table-cell office:value-type="float" office:value="122" calcext:value-type="float">
            <text:p>12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329.66" calcext:value-type="float">
            <text:p>329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4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333.12" calcext:value-type="float">
            <text:p>333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5</text:p>
          </table:table-cell>
          <table:table-cell office:value-type="float" office:value="122" calcext:value-type="float">
            <text:p>12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333.97" calcext:value-type="float">
            <text:p>333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6</text:p>
          </table:table-cell>
          <table:table-cell office:value-type="float" office:value="122" calcext:value-type="float">
            <text:p>12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333.97" calcext:value-type="float">
            <text:p>333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7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333.97" calcext:value-type="float">
            <text:p>333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8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335.78" calcext:value-type="float">
            <text:p>335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4:59</text:p>
          </table:table-cell>
          <table:table-cell office:value-type="float" office:value="123" calcext:value-type="float">
            <text:p>12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337.46" calcext:value-type="float">
            <text:p>337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37.46" calcext:value-type="float">
            <text:p>337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1</text:p>
          </table:table-cell>
          <table:table-cell office:value-type="float" office:value="123" calcext:value-type="float">
            <text:p>12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337.46" calcext:value-type="float">
            <text:p>337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337.46" calcext:value-type="float">
            <text:p>337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3</text:p>
          </table:table-cell>
          <table:table-cell office:value-type="float" office:value="123" calcext:value-type="float">
            <text:p>12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337.46" calcext:value-type="float">
            <text:p>337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4</text:p>
          </table:table-cell>
          <table:table-cell office:value-type="float" office:value="123" calcext:value-type="float">
            <text:p>12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337.46" calcext:value-type="float">
            <text:p>337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5</text:p>
          </table:table-cell>
          <table:table-cell office:value-type="float" office:value="123" calcext:value-type="float">
            <text:p>12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337.64" calcext:value-type="float">
            <text:p>33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6</text:p>
          </table:table-cell>
          <table:table-cell office:value-type="float" office:value="123" calcext:value-type="float">
            <text:p>12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339.62" calcext:value-type="float">
            <text:p>339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7</text:p>
          </table:table-cell>
          <table:table-cell office:value-type="float" office:value="123" calcext:value-type="float">
            <text:p>12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340.94" calcext:value-type="float">
            <text:p>340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8</text:p>
          </table:table-cell>
          <table:table-cell office:value-type="float" office:value="123" calcext:value-type="float">
            <text:p>12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342.84" calcext:value-type="float">
            <text:p>342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09</text:p>
          </table:table-cell>
          <table:table-cell office:value-type="float" office:value="123" calcext:value-type="float">
            <text:p>12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345.38" calcext:value-type="float">
            <text:p>345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0</text:p>
          </table:table-cell>
          <table:table-cell office:value-type="float" office:value="123" calcext:value-type="float">
            <text:p>12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346.57" calcext:value-type="float">
            <text:p>346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1</text:p>
          </table:table-cell>
          <table:table-cell office:value-type="float" office:value="123" calcext:value-type="float">
            <text:p>12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347.51" calcext:value-type="float">
            <text:p>347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2</text:p>
          </table:table-cell>
          <table:table-cell office:value-type="float" office:value="123" calcext:value-type="float">
            <text:p>12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350.54" calcext:value-type="float">
            <text:p>350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3</text:p>
          </table:table-cell>
          <table:table-cell office:value-type="float" office:value="122" calcext:value-type="float">
            <text:p>12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352.38" calcext:value-type="float">
            <text:p>352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4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52.38" calcext:value-type="float">
            <text:p>352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5</text:p>
          </table:table-cell>
          <table:table-cell office:value-type="float" office:value="122" calcext:value-type="float">
            <text:p>12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352.38" calcext:value-type="float">
            <text:p>352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6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52.38" calcext:value-type="float">
            <text:p>352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7</text:p>
          </table:table-cell>
          <table:table-cell office:value-type="float" office:value="120" calcext:value-type="float">
            <text:p>12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352.38" calcext:value-type="float">
            <text:p>352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8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482:48</text:p>
          </table:table-cell>
          <table:table-cell table:number-columns-repeated="3"/>
          <table:table-cell office:value-type="float" office:value="354.08" calcext:value-type="float">
            <text:p>354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19</text:p>
          </table:table-cell>
          <table:table-cell office:value-type="float" office:value="120" calcext:value-type="float">
            <text:p>12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54.67" calcext:value-type="float">
            <text:p>354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54.67" calcext:value-type="float">
            <text:p>354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1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54.67" calcext:value-type="float">
            <text:p>354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2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54.67" calcext:value-type="float">
            <text:p>354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54.67" calcext:value-type="float">
            <text:p>354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4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54.67" calcext:value-type="float">
            <text:p>354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54.67" calcext:value-type="float">
            <text:p>354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54.67" calcext:value-type="float">
            <text:p>354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54.67" calcext:value-type="float">
            <text:p>354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8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54.67" calcext:value-type="float">
            <text:p>354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29</text:p>
          </table:table-cell>
          <table:table-cell office:value-type="float" office:value="117" calcext:value-type="float">
            <text:p>1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354.67" calcext:value-type="float">
            <text:p>354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0</text:p>
          </table:table-cell>
          <table:table-cell office:value-type="float" office:value="118" calcext:value-type="float">
            <text:p>11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354.67" calcext:value-type="float">
            <text:p>354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1</text:p>
          </table:table-cell>
          <table:table-cell office:value-type="float" office:value="118" calcext:value-type="float">
            <text:p>11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355.14" calcext:value-type="float">
            <text:p>355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2</text:p>
          </table:table-cell>
          <table:table-cell office:value-type="float" office:value="119" calcext:value-type="float">
            <text:p>11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359" calcext:value-type="float">
            <text:p>3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3</text:p>
          </table:table-cell>
          <table:table-cell office:value-type="float" office:value="119" calcext:value-type="float">
            <text:p>11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361.26" calcext:value-type="float">
            <text:p>361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61.26" calcext:value-type="float">
            <text:p>361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61.26" calcext:value-type="float">
            <text:p>361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6</text:p>
          </table:table-cell>
          <table:table-cell office:value-type="float" office:value="120" calcext:value-type="float">
            <text:p>12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361.26" calcext:value-type="float">
            <text:p>361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7</text:p>
          </table:table-cell>
          <table:table-cell office:value-type="float" office:value="121" calcext:value-type="float">
            <text:p>121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361.73" calcext:value-type="float">
            <text:p>361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8</text:p>
          </table:table-cell>
          <table:table-cell office:value-type="float" office:value="122" calcext:value-type="float">
            <text:p>122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25</text:p>
          </table:table-cell>
          <table:table-cell table:number-columns-repeated="3"/>
          <table:table-cell office:value-type="float" office:value="366.49" calcext:value-type="float">
            <text:p>366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39</text:p>
          </table:table-cell>
          <table:table-cell office:value-type="float" office:value="123" calcext:value-type="float">
            <text:p>123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11:47</text:p>
          </table:table-cell>
          <table:table-cell table:number-columns-repeated="3"/>
          <table:table-cell office:value-type="float" office:value="373.5" calcext:value-type="float">
            <text:p>373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0</text:p>
          </table:table-cell>
          <table:table-cell office:value-type="float" office:value="124" calcext:value-type="float">
            <text:p>124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14:12</text:p>
          </table:table-cell>
          <table:table-cell table:number-columns-repeated="3"/>
          <table:table-cell office:value-type="float" office:value="379.04" calcext:value-type="float">
            <text:p>379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1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379.85" calcext:value-type="float">
            <text:p>379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2</text:p>
          </table:table-cell>
          <table:table-cell office:value-type="float" office:value="125" calcext:value-type="float">
            <text:p>12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383.91" calcext:value-type="float">
            <text:p>383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3</text:p>
          </table:table-cell>
          <table:table-cell office:value-type="float" office:value="126" calcext:value-type="float">
            <text:p>12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388.29" calcext:value-type="float">
            <text:p>388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4</text:p>
          </table:table-cell>
          <table:table-cell office:value-type="float" office:value="127" calcext:value-type="float">
            <text:p>12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391.51" calcext:value-type="float">
            <text:p>391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5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6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7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8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49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2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4</text:p>
          </table:table-cell>
          <table:table-cell office:value-type="float" office:value="124" calcext:value-type="float">
            <text:p>12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5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6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8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5:59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0</text:p>
          </table:table-cell>
          <table:table-cell office:value-type="float" office:value="124" calcext:value-type="float">
            <text:p>12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1</text:p>
          </table:table-cell>
          <table:table-cell office:value-type="float" office:value="125" calcext:value-type="float">
            <text:p>1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2</text:p>
          </table:table-cell>
          <table:table-cell office:value-type="float" office:value="125" calcext:value-type="float">
            <text:p>12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3</text:p>
          </table:table-cell>
          <table:table-cell office:value-type="float" office:value="125" calcext:value-type="float">
            <text:p>12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4</text:p>
          </table:table-cell>
          <table:table-cell office:value-type="float" office:value="126" calcext:value-type="float">
            <text:p>12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5</text:p>
          </table:table-cell>
          <table:table-cell office:value-type="float" office:value="126" calcext:value-type="float">
            <text:p>12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6</text:p>
          </table:table-cell>
          <table:table-cell office:value-type="float" office:value="126" calcext:value-type="float">
            <text:p>12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392.76" calcext:value-type="float">
            <text:p>39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7</text:p>
          </table:table-cell>
          <table:table-cell office:value-type="float" office:value="127" calcext:value-type="float">
            <text:p>12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397.46" calcext:value-type="float">
            <text:p>397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8</text:p>
          </table:table-cell>
          <table:table-cell office:value-type="float" office:value="127" calcext:value-type="float">
            <text:p>12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402.51" calcext:value-type="float">
            <text:p>402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09</text:p>
          </table:table-cell>
          <table:table-cell office:value-type="float" office:value="128" calcext:value-type="float">
            <text:p>12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407.64" calcext:value-type="float">
            <text:p>4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0</text:p>
          </table:table-cell>
          <table:table-cell office:value-type="float" office:value="128" calcext:value-type="float">
            <text:p>12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411.88" calcext:value-type="float">
            <text:p>411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1</text:p>
          </table:table-cell>
          <table:table-cell office:value-type="float" office:value="128" calcext:value-type="float">
            <text:p>12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414.33" calcext:value-type="float">
            <text:p>414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14.33" calcext:value-type="float">
            <text:p>414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3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414.97" calcext:value-type="float">
            <text:p>414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4</text:p>
          </table:table-cell>
          <table:table-cell office:value-type="float" office:value="128" calcext:value-type="float">
            <text:p>12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416.41" calcext:value-type="float">
            <text:p>416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5</text:p>
          </table:table-cell>
          <table:table-cell office:value-type="float" office:value="128" calcext:value-type="float">
            <text:p>12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418.45" calcext:value-type="float">
            <text:p>418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6</text:p>
          </table:table-cell>
          <table:table-cell office:value-type="float" office:value="128" calcext:value-type="float">
            <text:p>12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419.61" calcext:value-type="float">
            <text:p>419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7</text:p>
          </table:table-cell>
          <table:table-cell office:value-type="float" office:value="128" calcext:value-type="float">
            <text:p>12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420.97" calcext:value-type="float">
            <text:p>420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8</text:p>
          </table:table-cell>
          <table:table-cell office:value-type="float" office:value="128" calcext:value-type="float">
            <text:p>12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420.97" calcext:value-type="float">
            <text:p>420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19</text:p>
          </table:table-cell>
          <table:table-cell office:value-type="float" office:value="128" calcext:value-type="float">
            <text:p>12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420.97" calcext:value-type="float">
            <text:p>420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0</text:p>
          </table:table-cell>
          <table:table-cell office:value-type="float" office:value="128" calcext:value-type="float">
            <text:p>12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422.26" calcext:value-type="float">
            <text:p>422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1</text:p>
          </table:table-cell>
          <table:table-cell office:value-type="float" office:value="129" calcext:value-type="float">
            <text:p>12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423.85" calcext:value-type="float">
            <text:p>423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2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24.17" calcext:value-type="float">
            <text:p>424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3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24.17" calcext:value-type="float">
            <text:p>424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4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24.17" calcext:value-type="float">
            <text:p>424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5</text:p>
          </table:table-cell>
          <table:table-cell office:value-type="float" office:value="130" calcext:value-type="float">
            <text:p>13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424.17" calcext:value-type="float">
            <text:p>424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6</text:p>
          </table:table-cell>
          <table:table-cell office:value-type="float" office:value="130" calcext:value-type="float">
            <text:p>13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424.17" calcext:value-type="float">
            <text:p>424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7</text:p>
          </table:table-cell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424.17" calcext:value-type="float">
            <text:p>424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8</text:p>
          </table:table-cell>
          <table:table-cell office:value-type="float" office:value="131" calcext:value-type="float">
            <text:p>13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425.07" calcext:value-type="float">
            <text:p>42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29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426.97" calcext:value-type="float">
            <text:p>426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0</text:p>
          </table:table-cell>
          <table:table-cell office:value-type="float" office:value="132" calcext:value-type="float">
            <text:p>13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427.78" calcext:value-type="float">
            <text:p>427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1</text:p>
          </table:table-cell>
          <table:table-cell office:value-type="float" office:value="132" calcext:value-type="float">
            <text:p>13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431.19" calcext:value-type="float">
            <text:p>431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2</text:p>
          </table:table-cell>
          <table:table-cell office:value-type="float" office:value="132" calcext:value-type="float">
            <text:p>13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435.46" calcext:value-type="float">
            <text:p>435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3</text:p>
          </table:table-cell>
          <table:table-cell office:value-type="float" office:value="132" calcext:value-type="float">
            <text:p>13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439.17" calcext:value-type="float">
            <text:p>439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4</text:p>
          </table:table-cell>
          <table:table-cell office:value-type="float" office:value="132" calcext:value-type="float">
            <text:p>13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442.81" calcext:value-type="float">
            <text:p>442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5</text:p>
          </table:table-cell>
          <table:table-cell office:value-type="float" office:value="132" calcext:value-type="float">
            <text:p>13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445.33" calcext:value-type="float">
            <text:p>445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6</text:p>
          </table:table-cell>
          <table:table-cell office:value-type="float" office:value="132" calcext:value-type="float">
            <text:p>13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447.18" calcext:value-type="float">
            <text:p>447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7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47.18" calcext:value-type="float">
            <text:p>447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8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47.18" calcext:value-type="float">
            <text:p>447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39</text:p>
          </table:table-cell>
          <table:table-cell office:value-type="float" office:value="132" calcext:value-type="float">
            <text:p>13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447.18" calcext:value-type="float">
            <text:p>447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0</text:p>
          </table:table-cell>
          <table:table-cell office:value-type="float" office:value="132" calcext:value-type="float">
            <text:p>13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448.93" calcext:value-type="float">
            <text:p>448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1</text:p>
          </table:table-cell>
          <table:table-cell office:value-type="float" office:value="132" calcext:value-type="float">
            <text:p>13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450.79" calcext:value-type="float">
            <text:p>450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2</text:p>
          </table:table-cell>
          <table:table-cell office:value-type="float" office:value="132" calcext:value-type="float">
            <text:p>13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453.51" calcext:value-type="float">
            <text:p>45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3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53.51" calcext:value-type="float">
            <text:p>45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4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53.51" calcext:value-type="float">
            <text:p>45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53.51" calcext:value-type="float">
            <text:p>45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6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53.51" calcext:value-type="float">
            <text:p>45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7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53.51" calcext:value-type="float">
            <text:p>45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8</text:p>
          </table:table-cell>
          <table:table-cell office:value-type="float" office:value="126" calcext:value-type="float">
            <text:p>12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453.51" calcext:value-type="float">
            <text:p>45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49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453.51" calcext:value-type="float">
            <text:p>45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0</text:p>
          </table:table-cell>
          <table:table-cell office:value-type="float" office:value="125" calcext:value-type="float">
            <text:p>12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453.51" calcext:value-type="float">
            <text:p>45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1</text:p>
          </table:table-cell>
          <table:table-cell office:value-type="float" office:value="124" calcext:value-type="float">
            <text:p>12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453.51" calcext:value-type="float">
            <text:p>45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2</text:p>
          </table:table-cell>
          <table:table-cell office:value-type="float" office:value="124" calcext:value-type="float">
            <text:p>12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453.51" calcext:value-type="float">
            <text:p>45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3</text:p>
          </table:table-cell>
          <table:table-cell office:value-type="float" office:value="124" calcext:value-type="float">
            <text:p>12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453.51" calcext:value-type="float">
            <text:p>45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4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453.51" calcext:value-type="float">
            <text:p>45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5</text:p>
          </table:table-cell>
          <table:table-cell office:value-type="float" office:value="124" calcext:value-type="float">
            <text:p>12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453.51" calcext:value-type="float">
            <text:p>45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6</text:p>
          </table:table-cell>
          <table:table-cell office:value-type="float" office:value="124" calcext:value-type="float">
            <text:p>12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453.74" calcext:value-type="float">
            <text:p>453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7</text:p>
          </table:table-cell>
          <table:table-cell office:value-type="float" office:value="125" calcext:value-type="float">
            <text:p>12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455.68" calcext:value-type="float">
            <text:p>455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455.68" calcext:value-type="float">
            <text:p>455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6:59</text:p>
          </table:table-cell>
          <table:table-cell office:value-type="float" office:value="126" calcext:value-type="float">
            <text:p>12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456.15" calcext:value-type="float">
            <text:p>456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457.2" calcext:value-type="float">
            <text:p>457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1</text:p>
          </table:table-cell>
          <table:table-cell office:value-type="float" office:value="125" calcext:value-type="float">
            <text:p>12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460.56" calcext:value-type="float">
            <text:p>460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2</text:p>
          </table:table-cell>
          <table:table-cell office:value-type="float" office:value="126" calcext:value-type="float">
            <text:p>12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462.69" calcext:value-type="float">
            <text:p>462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3</text:p>
          </table:table-cell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462.74" calcext:value-type="float">
            <text:p>462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4</text:p>
          </table:table-cell>
          <table:table-cell office:value-type="float" office:value="128" calcext:value-type="float">
            <text:p>12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462.74" calcext:value-type="float">
            <text:p>462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5</text:p>
          </table:table-cell>
          <table:table-cell office:value-type="float" office:value="129" calcext:value-type="float">
            <text:p>12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462.74" calcext:value-type="float">
            <text:p>462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6</text:p>
          </table:table-cell>
          <table:table-cell office:value-type="float" office:value="129" calcext:value-type="float">
            <text:p>12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463.36" calcext:value-type="float">
            <text:p>463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7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465.62" calcext:value-type="float">
            <text:p>465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8</text:p>
          </table:table-cell>
          <table:table-cell office:value-type="float" office:value="130" calcext:value-type="float">
            <text:p>13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468.05" calcext:value-type="float">
            <text:p>468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09</text:p>
          </table:table-cell>
          <table:table-cell office:value-type="float" office:value="131" calcext:value-type="float">
            <text:p>13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469.18" calcext:value-type="float">
            <text:p>469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0</text:p>
          </table:table-cell>
          <table:table-cell office:value-type="float" office:value="131" calcext:value-type="float">
            <text:p>13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470.27" calcext:value-type="float">
            <text:p>470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1</text:p>
          </table:table-cell>
          <table:table-cell office:value-type="float" office:value="131" calcext:value-type="float">
            <text:p>13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473.59" calcext:value-type="float">
            <text:p>473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2</text:p>
          </table:table-cell>
          <table:table-cell office:value-type="float" office:value="132" calcext:value-type="float">
            <text:p>13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477.48" calcext:value-type="float">
            <text:p>477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3</text:p>
          </table:table-cell>
          <table:table-cell office:value-type="float" office:value="132" calcext:value-type="float">
            <text:p>13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480.9" calcext:value-type="float">
            <text:p>480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4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80.9" calcext:value-type="float">
            <text:p>480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5</text:p>
          </table:table-cell>
          <table:table-cell office:value-type="float" office:value="132" calcext:value-type="float">
            <text:p>13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7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8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19</text:p>
          </table:table-cell>
          <table:table-cell office:value-type="float" office:value="133" calcext:value-type="float">
            <text:p>13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0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1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2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3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4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6</text:p>
          </table:table-cell>
          <table:table-cell office:value-type="float" office:value="133" calcext:value-type="float">
            <text:p>13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7</text:p>
          </table:table-cell>
          <table:table-cell office:value-type="float" office:value="133" calcext:value-type="float">
            <text:p>13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8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29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0</text:p>
          </table:table-cell>
          <table:table-cell office:value-type="float" office:value="134" calcext:value-type="float">
            <text:p>13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1</text:p>
          </table:table-cell>
          <table:table-cell office:value-type="float" office:value="135" calcext:value-type="float">
            <text:p>13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481.92" calcext:value-type="float">
            <text:p>48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2</text:p>
          </table:table-cell>
          <table:table-cell office:value-type="float" office:value="135" calcext:value-type="float">
            <text:p>13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482.68" calcext:value-type="float">
            <text:p>482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3</text:p>
          </table:table-cell>
          <table:table-cell office:value-type="float" office:value="135" calcext:value-type="float">
            <text:p>13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484.9" calcext:value-type="float">
            <text:p>484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4</text:p>
          </table:table-cell>
          <table:table-cell office:value-type="float" office:value="136" calcext:value-type="float">
            <text:p>13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487.29" calcext:value-type="float">
            <text:p>48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5</text:p>
          </table:table-cell>
          <table:table-cell office:value-type="float" office:value="136" calcext:value-type="float">
            <text:p>13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490.15" calcext:value-type="float">
            <text:p>490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6</text:p>
          </table:table-cell>
          <table:table-cell office:value-type="float" office:value="136" calcext:value-type="float">
            <text:p>13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493.93" calcext:value-type="float">
            <text:p>493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7</text:p>
          </table:table-cell>
          <table:table-cell office:value-type="float" office:value="136" calcext:value-type="float">
            <text:p>13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496.81" calcext:value-type="float">
            <text:p>496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8</text:p>
          </table:table-cell>
          <table:table-cell office:value-type="float" office:value="135" calcext:value-type="float">
            <text:p>13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498.46" calcext:value-type="float">
            <text:p>498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39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500.97" calcext:value-type="float">
            <text:p>500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0</text:p>
          </table:table-cell>
          <table:table-cell office:value-type="float" office:value="135" calcext:value-type="float">
            <text:p>13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503.18" calcext:value-type="float">
            <text:p>503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1</text:p>
          </table:table-cell>
          <table:table-cell office:value-type="float" office:value="135" calcext:value-type="float">
            <text:p>13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504.44" calcext:value-type="float">
            <text:p>504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2</text:p>
          </table:table-cell>
          <table:table-cell office:value-type="float" office:value="135" calcext:value-type="float">
            <text:p>13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504.75" calcext:value-type="float">
            <text:p>504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3</text:p>
          </table:table-cell>
          <table:table-cell office:value-type="float" office:value="134" calcext:value-type="float">
            <text:p>13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504.75" calcext:value-type="float">
            <text:p>504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4</text:p>
          </table:table-cell>
          <table:table-cell office:value-type="float" office:value="134" calcext:value-type="float">
            <text:p>13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504.75" calcext:value-type="float">
            <text:p>504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5</text:p>
          </table:table-cell>
          <table:table-cell office:value-type="float" office:value="134" calcext:value-type="float">
            <text:p>13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504.75" calcext:value-type="float">
            <text:p>504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6</text:p>
          </table:table-cell>
          <table:table-cell office:value-type="float" office:value="134" calcext:value-type="float">
            <text:p>13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506.24" calcext:value-type="float">
            <text:p>506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506.24" calcext:value-type="float">
            <text:p>506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8</text:p>
          </table:table-cell>
          <table:table-cell office:value-type="float" office:value="134" calcext:value-type="float">
            <text:p>13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506.24" calcext:value-type="float">
            <text:p>506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49</text:p>
          </table:table-cell>
          <table:table-cell office:value-type="float" office:value="134" calcext:value-type="float">
            <text:p>13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506.24" calcext:value-type="float">
            <text:p>506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506.24" calcext:value-type="float">
            <text:p>506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1</text:p>
          </table:table-cell>
          <table:table-cell office:value-type="float" office:value="134" calcext:value-type="float">
            <text:p>13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507.19" calcext:value-type="float">
            <text:p>507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2</text:p>
          </table:table-cell>
          <table:table-cell office:value-type="float" office:value="135" calcext:value-type="float">
            <text:p>13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507.19" calcext:value-type="float">
            <text:p>507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3</text:p>
          </table:table-cell>
          <table:table-cell office:value-type="float" office:value="135" calcext:value-type="float">
            <text:p>13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507.19" calcext:value-type="float">
            <text:p>507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4</text:p>
          </table:table-cell>
          <table:table-cell office:value-type="float" office:value="136" calcext:value-type="float">
            <text:p>13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507.19" calcext:value-type="float">
            <text:p>507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5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508.32" calcext:value-type="float">
            <text:p>508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6</text:p>
          </table:table-cell>
          <table:table-cell office:value-type="float" office:value="137" calcext:value-type="float">
            <text:p>13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509.88" calcext:value-type="float">
            <text:p>509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7</text:p>
          </table:table-cell>
          <table:table-cell office:value-type="float" office:value="138" calcext:value-type="float">
            <text:p>13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511.17" calcext:value-type="float">
            <text:p>511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8</text:p>
          </table:table-cell>
          <table:table-cell office:value-type="float" office:value="138" calcext:value-type="float">
            <text:p>13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511.67" calcext:value-type="float">
            <text:p>511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7:59</text:p>
          </table:table-cell>
          <table:table-cell office:value-type="float" office:value="139" calcext:value-type="float">
            <text:p>13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511.9" calcext:value-type="float">
            <text:p>51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0</text:p>
          </table:table-cell>
          <table:table-cell office:value-type="float" office:value="139" calcext:value-type="float">
            <text:p>13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513.22" calcext:value-type="float">
            <text:p>513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1</text:p>
          </table:table-cell>
          <table:table-cell office:value-type="float" office:value="141" calcext:value-type="float">
            <text:p>14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515.4" calcext:value-type="float">
            <text:p>515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2</text:p>
          </table:table-cell>
          <table:table-cell office:value-type="float" office:value="141" calcext:value-type="float">
            <text:p>14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517.97" calcext:value-type="float">
            <text:p>517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3</text:p>
          </table:table-cell>
          <table:table-cell office:value-type="float" office:value="142" calcext:value-type="float">
            <text:p>14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520.01" calcext:value-type="float">
            <text:p>520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4</text:p>
          </table:table-cell>
          <table:table-cell office:value-type="float" office:value="142" calcext:value-type="float">
            <text:p>14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521.59" calcext:value-type="float">
            <text:p>521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5</text:p>
          </table:table-cell>
          <table:table-cell office:value-type="float" office:value="142" calcext:value-type="float">
            <text:p>14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524.12" calcext:value-type="float">
            <text:p>524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6</text:p>
          </table:table-cell>
          <table:table-cell office:value-type="float" office:value="143" calcext:value-type="float">
            <text:p>14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527.2" calcext:value-type="float">
            <text:p>527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7</text:p>
          </table:table-cell>
          <table:table-cell office:value-type="float" office:value="143" calcext:value-type="float">
            <text:p>14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531.59" calcext:value-type="float">
            <text:p>531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8</text:p>
          </table:table-cell>
          <table:table-cell office:value-type="float" office:value="144" calcext:value-type="float">
            <text:p>14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536.09" calcext:value-type="float">
            <text:p>536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09</text:p>
          </table:table-cell>
          <table:table-cell office:value-type="float" office:value="144" calcext:value-type="float">
            <text:p>14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538.37" calcext:value-type="float">
            <text:p>538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538.37" calcext:value-type="float">
            <text:p>538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1</text:p>
          </table:table-cell>
          <table:table-cell office:value-type="float" office:value="144" calcext:value-type="float">
            <text:p>14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539.08" calcext:value-type="float">
            <text:p>539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2</text:p>
          </table:table-cell>
          <table:table-cell office:value-type="float" office:value="144" calcext:value-type="float">
            <text:p>14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541.57" calcext:value-type="float">
            <text:p>541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3</text:p>
          </table:table-cell>
          <table:table-cell office:value-type="float" office:value="144" calcext:value-type="float">
            <text:p>1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544.12" calcext:value-type="float">
            <text:p>544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4</text:p>
          </table:table-cell>
          <table:table-cell office:value-type="float" office:value="144" calcext:value-type="float">
            <text:p>14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546.91" calcext:value-type="float">
            <text:p>546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5</text:p>
          </table:table-cell>
          <table:table-cell office:value-type="float" office:value="144" calcext:value-type="float">
            <text:p>14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549.17" calcext:value-type="float">
            <text:p>549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6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551.2" calcext:value-type="float">
            <text:p>551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7</text:p>
          </table:table-cell>
          <table:table-cell office:value-type="float" office:value="143" calcext:value-type="float">
            <text:p>14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552.57" calcext:value-type="float">
            <text:p>552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8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555.31" calcext:value-type="float">
            <text:p>555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19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558.3" calcext:value-type="float">
            <text:p>558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0</text:p>
          </table:table-cell>
          <table:table-cell office:value-type="float" office:value="142" calcext:value-type="float">
            <text:p>14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560.9" calcext:value-type="float">
            <text:p>560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561.41" calcext:value-type="float">
            <text:p>561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561.41" calcext:value-type="float">
            <text:p>561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3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561.41" calcext:value-type="float">
            <text:p>561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4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561.41" calcext:value-type="float">
            <text:p>561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5</text:p>
          </table:table-cell>
          <table:table-cell office:value-type="float" office:value="141" calcext:value-type="float">
            <text:p>14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562.8" calcext:value-type="float">
            <text:p>562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6</text:p>
          </table:table-cell>
          <table:table-cell office:value-type="float" office:value="141" calcext:value-type="float">
            <text:p>14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565.39" calcext:value-type="float">
            <text:p>565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7</text:p>
          </table:table-cell>
          <table:table-cell office:value-type="float" office:value="141" calcext:value-type="float">
            <text:p>14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569.28" calcext:value-type="float">
            <text:p>569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8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572.69" calcext:value-type="float">
            <text:p>572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29</text:p>
          </table:table-cell>
          <table:table-cell office:value-type="float" office:value="141" calcext:value-type="float">
            <text:p>14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575.94" calcext:value-type="float">
            <text:p>575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0</text:p>
          </table:table-cell>
          <table:table-cell office:value-type="float" office:value="141" calcext:value-type="float">
            <text:p>14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580.7" calcext:value-type="float">
            <text:p>580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1</text:p>
          </table:table-cell>
          <table:table-cell office:value-type="float" office:value="141" calcext:value-type="float">
            <text:p>14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85.98" calcext:value-type="float">
            <text:p>585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2</text:p>
          </table:table-cell>
          <table:table-cell office:value-type="float" office:value="141" calcext:value-type="float">
            <text:p>14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91.37" calcext:value-type="float">
            <text:p>591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3</text:p>
          </table:table-cell>
          <table:table-cell office:value-type="float" office:value="141" calcext:value-type="float">
            <text:p>14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95.18" calcext:value-type="float">
            <text:p>595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4</text:p>
          </table:table-cell>
          <table:table-cell office:value-type="float" office:value="141" calcext:value-type="float">
            <text:p>14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598.96" calcext:value-type="float">
            <text:p>598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5</text:p>
          </table:table-cell>
          <table:table-cell office:value-type="float" office:value="141" calcext:value-type="float">
            <text:p>14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603.04" calcext:value-type="float">
            <text:p>603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6</text:p>
          </table:table-cell>
          <table:table-cell office:value-type="float" office:value="141" calcext:value-type="float">
            <text:p>14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605.79" calcext:value-type="float">
            <text:p>605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7</text:p>
          </table:table-cell>
          <table:table-cell office:value-type="float" office:value="141" calcext:value-type="float">
            <text:p>14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8</text:p>
          </table:table-cell>
          <table:table-cell office:value-type="float" office:value="141" calcext:value-type="float">
            <text:p>14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39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0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1</text:p>
          </table:table-cell>
          <table:table-cell office:value-type="float" office:value="141" calcext:value-type="float">
            <text:p>14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2</text:p>
          </table:table-cell>
          <table:table-cell office:value-type="float" office:value="141" calcext:value-type="float">
            <text:p>14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3</text:p>
          </table:table-cell>
          <table:table-cell office:value-type="float" office:value="141" calcext:value-type="float">
            <text:p>14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4</text:p>
          </table:table-cell>
          <table:table-cell office:value-type="float" office:value="141" calcext:value-type="float">
            <text:p>14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5</text:p>
          </table:table-cell>
          <table:table-cell office:value-type="float" office:value="141" calcext:value-type="float">
            <text:p>14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8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4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0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1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2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3</text:p>
          </table:table-cell>
          <table:table-cell office:value-type="float" office:value="137" calcext:value-type="float">
            <text:p>13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4</text:p>
          </table:table-cell>
          <table:table-cell office:value-type="float" office:value="136" calcext:value-type="float">
            <text:p>13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5</text:p>
          </table:table-cell>
          <table:table-cell office:value-type="float" office:value="136" calcext:value-type="float">
            <text:p>13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6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607.64" calcext:value-type="float">
            <text:p>6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7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610.4" calcext:value-type="float">
            <text:p>610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8</text:p>
          </table:table-cell>
          <table:table-cell office:value-type="float" office:value="136" calcext:value-type="float">
            <text:p>13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614.59" calcext:value-type="float">
            <text:p>614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8:59</text:p>
          </table:table-cell>
          <table:table-cell office:value-type="float" office:value="137" calcext:value-type="float">
            <text:p>13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619.3" calcext:value-type="float">
            <text:p>619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0</text:p>
          </table:table-cell>
          <table:table-cell office:value-type="float" office:value="137" calcext:value-type="float">
            <text:p>13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624.75" calcext:value-type="float">
            <text:p>624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1</text:p>
          </table:table-cell>
          <table:table-cell office:value-type="float" office:value="138" calcext:value-type="float">
            <text:p>13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629.34" calcext:value-type="float">
            <text:p>629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2</text:p>
          </table:table-cell>
          <table:table-cell office:value-type="float" office:value="138" calcext:value-type="float">
            <text:p>13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633.69" calcext:value-type="float">
            <text:p>633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3</text:p>
          </table:table-cell>
          <table:table-cell office:value-type="float" office:value="139" calcext:value-type="float">
            <text:p>13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638.56" calcext:value-type="float">
            <text:p>638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4</text:p>
          </table:table-cell>
          <table:table-cell office:value-type="float" office:value="139" calcext:value-type="float">
            <text:p>13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641.44" calcext:value-type="float">
            <text:p>641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5</text:p>
          </table:table-cell>
          <table:table-cell office:value-type="float" office:value="139" calcext:value-type="float">
            <text:p>13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644.17" calcext:value-type="float">
            <text:p>644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6</text:p>
          </table:table-cell>
          <table:table-cell office:value-type="float" office:value="140" calcext:value-type="float">
            <text:p>14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646.52" calcext:value-type="float">
            <text:p>646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7</text:p>
          </table:table-cell>
          <table:table-cell office:value-type="float" office:value="140" calcext:value-type="float">
            <text:p>14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647.87" calcext:value-type="float">
            <text:p>647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8</text:p>
          </table:table-cell>
          <table:table-cell office:value-type="float" office:value="140" calcext:value-type="float">
            <text:p>14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647.87" calcext:value-type="float">
            <text:p>647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09</text:p>
          </table:table-cell>
          <table:table-cell office:value-type="float" office:value="140" calcext:value-type="float">
            <text:p>14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647.87" calcext:value-type="float">
            <text:p>647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0</text:p>
          </table:table-cell>
          <table:table-cell office:value-type="float" office:value="140" calcext:value-type="float">
            <text:p>14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648" calcext:value-type="float">
            <text:p>6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1</text:p>
          </table:table-cell>
          <table:table-cell office:value-type="float" office:value="140" calcext:value-type="float">
            <text:p>14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648" calcext:value-type="float">
            <text:p>6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2</text:p>
          </table:table-cell>
          <table:table-cell office:value-type="float" office:value="139" calcext:value-type="float">
            <text:p>13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648" calcext:value-type="float">
            <text:p>6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3</text:p>
          </table:table-cell>
          <table:table-cell office:value-type="float" office:value="139" calcext:value-type="float">
            <text:p>13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648" calcext:value-type="float">
            <text:p>6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4</text:p>
          </table:table-cell>
          <table:table-cell office:value-type="float" office:value="139" calcext:value-type="float">
            <text:p>13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648" calcext:value-type="float">
            <text:p>6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5</text:p>
          </table:table-cell>
          <table:table-cell office:value-type="float" office:value="139" calcext:value-type="float">
            <text:p>13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648" calcext:value-type="float">
            <text:p>6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6</text:p>
          </table:table-cell>
          <table:table-cell office:value-type="float" office:value="139" calcext:value-type="float">
            <text:p>13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648.22" calcext:value-type="float">
            <text:p>648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7</text:p>
          </table:table-cell>
          <table:table-cell office:value-type="float" office:value="139" calcext:value-type="float">
            <text:p>13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648.22" calcext:value-type="float">
            <text:p>648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8</text:p>
          </table:table-cell>
          <table:table-cell office:value-type="float" office:value="139" calcext:value-type="float">
            <text:p>13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649.52" calcext:value-type="float">
            <text:p>649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19</text:p>
          </table:table-cell>
          <table:table-cell office:value-type="float" office:value="139" calcext:value-type="float">
            <text:p>13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654.76" calcext:value-type="float">
            <text:p>654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0</text:p>
          </table:table-cell>
          <table:table-cell office:value-type="float" office:value="139" calcext:value-type="float">
            <text:p>13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658.25" calcext:value-type="float">
            <text:p>658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1</text:p>
          </table:table-cell>
          <table:table-cell office:value-type="float" office:value="139" calcext:value-type="float">
            <text:p>13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659.43" calcext:value-type="float">
            <text:p>659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2</text:p>
          </table:table-cell>
          <table:table-cell office:value-type="float" office:value="140" calcext:value-type="float">
            <text:p>14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659.43" calcext:value-type="float">
            <text:p>659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3</text:p>
          </table:table-cell>
          <table:table-cell office:value-type="float" office:value="140" calcext:value-type="float">
            <text:p>14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659.43" calcext:value-type="float">
            <text:p>659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4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59.43" calcext:value-type="float">
            <text:p>659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60.48" calcext:value-type="float">
            <text:p>660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6</text:p>
          </table:table-cell>
          <table:table-cell office:value-type="float" office:value="141" calcext:value-type="float">
            <text:p>14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660.48" calcext:value-type="float">
            <text:p>660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7</text:p>
          </table:table-cell>
          <table:table-cell office:value-type="float" office:value="141" calcext:value-type="float">
            <text:p>14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660.48" calcext:value-type="float">
            <text:p>660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8</text:p>
          </table:table-cell>
          <table:table-cell office:value-type="float" office:value="141" calcext:value-type="float">
            <text:p>14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660.48" calcext:value-type="float">
            <text:p>660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29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662.96" calcext:value-type="float">
            <text:p>662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0</text:p>
          </table:table-cell>
          <table:table-cell office:value-type="float" office:value="142" calcext:value-type="float">
            <text:p>14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666.03" calcext:value-type="float">
            <text:p>666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1</text:p>
          </table:table-cell>
          <table:table-cell office:value-type="float" office:value="142" calcext:value-type="float">
            <text:p>14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668.64" calcext:value-type="float">
            <text:p>668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2</text:p>
          </table:table-cell>
          <table:table-cell office:value-type="float" office:value="142" calcext:value-type="float">
            <text:p>14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670.34" calcext:value-type="float">
            <text:p>670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3</text:p>
          </table:table-cell>
          <table:table-cell office:value-type="float" office:value="142" calcext:value-type="float">
            <text:p>14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672.65" calcext:value-type="float">
            <text:p>672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4</text:p>
          </table:table-cell>
          <table:table-cell office:value-type="float" office:value="143" calcext:value-type="float">
            <text:p>14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673.51" calcext:value-type="float">
            <text:p>673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5</text:p>
          </table:table-cell>
          <table:table-cell office:value-type="float" office:value="143" calcext:value-type="float">
            <text:p>14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673.98" calcext:value-type="float">
            <text:p>673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6</text:p>
          </table:table-cell>
          <table:table-cell office:value-type="float" office:value="143" calcext:value-type="float">
            <text:p>14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675.4" calcext:value-type="float">
            <text:p>675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7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75.4" calcext:value-type="float">
            <text:p>675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75.4" calcext:value-type="float">
            <text:p>675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39</text:p>
          </table:table-cell>
          <table:table-cell office:value-type="float" office:value="144" calcext:value-type="float">
            <text:p>14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675.4" calcext:value-type="float">
            <text:p>675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0</text:p>
          </table:table-cell>
          <table:table-cell office:value-type="float" office:value="144" calcext:value-type="float">
            <text:p>14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675.4" calcext:value-type="float">
            <text:p>675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1</text:p>
          </table:table-cell>
          <table:table-cell office:value-type="float" office:value="144" calcext:value-type="float">
            <text:p>14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675.4" calcext:value-type="float">
            <text:p>675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2</text:p>
          </table:table-cell>
          <table:table-cell office:value-type="float" office:value="144" calcext:value-type="float">
            <text:p>14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677.27" calcext:value-type="float">
            <text:p>677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3</text:p>
          </table:table-cell>
          <table:table-cell office:value-type="float" office:value="145" calcext:value-type="float">
            <text:p>14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678.48" calcext:value-type="float">
            <text:p>678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4</text:p>
          </table:table-cell>
          <table:table-cell office:value-type="float" office:value="145" calcext:value-type="float">
            <text:p>14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679.05" calcext:value-type="float">
            <text:p>679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5</text:p>
          </table:table-cell>
          <table:table-cell office:value-type="float" office:value="145" calcext:value-type="float">
            <text:p>14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680.69" calcext:value-type="float">
            <text:p>680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6</text:p>
          </table:table-cell>
          <table:table-cell office:value-type="float" office:value="145" calcext:value-type="float">
            <text:p>14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682.5" calcext:value-type="float">
            <text:p>682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7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683.44" calcext:value-type="float">
            <text:p>683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8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684.01" calcext:value-type="float">
            <text:p>684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49</text:p>
          </table:table-cell>
          <table:table-cell office:value-type="float" office:value="145" calcext:value-type="float">
            <text:p>14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686.61" calcext:value-type="float">
            <text:p>686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0</text:p>
          </table:table-cell>
          <table:table-cell office:value-type="float" office:value="144" calcext:value-type="float">
            <text:p>14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687.13" calcext:value-type="float">
            <text:p>687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1</text:p>
          </table:table-cell>
          <table:table-cell office:value-type="float" office:value="144" calcext:value-type="float">
            <text:p>14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687.13" calcext:value-type="float">
            <text:p>687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2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687.13" calcext:value-type="float">
            <text:p>687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3</text:p>
          </table:table-cell>
          <table:table-cell office:value-type="float" office:value="144" calcext:value-type="float">
            <text:p>14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687.13" calcext:value-type="float">
            <text:p>687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4</text:p>
          </table:table-cell>
          <table:table-cell office:value-type="float" office:value="144" calcext:value-type="float">
            <text:p>14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688.42" calcext:value-type="float">
            <text:p>688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5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689.22" calcext:value-type="float">
            <text:p>689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6</text:p>
          </table:table-cell>
          <table:table-cell office:value-type="float" office:value="144" calcext:value-type="float">
            <text:p>14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689.22" calcext:value-type="float">
            <text:p>689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7</text:p>
          </table:table-cell>
          <table:table-cell office:value-type="float" office:value="144" calcext:value-type="float">
            <text:p>1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689.22" calcext:value-type="float">
            <text:p>689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8</text:p>
          </table:table-cell>
          <table:table-cell office:value-type="float" office:value="144" calcext:value-type="float">
            <text:p>14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689.22" calcext:value-type="float">
            <text:p>689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09:59</text:p>
          </table:table-cell>
          <table:table-cell office:value-type="float" office:value="144" calcext:value-type="float">
            <text:p>14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689.22" calcext:value-type="float">
            <text:p>689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0</text:p>
          </table:table-cell>
          <table:table-cell office:value-type="float" office:value="144" calcext:value-type="float">
            <text:p>14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689.22" calcext:value-type="float">
            <text:p>689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1</text:p>
          </table:table-cell>
          <table:table-cell office:value-type="float" office:value="144" calcext:value-type="float">
            <text:p>14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689.22" calcext:value-type="float">
            <text:p>689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2</text:p>
          </table:table-cell>
          <table:table-cell office:value-type="float" office:value="144" calcext:value-type="float">
            <text:p>14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690.18" calcext:value-type="float">
            <text:p>690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3</text:p>
          </table:table-cell>
          <table:table-cell office:value-type="float" office:value="144" calcext:value-type="float">
            <text:p>14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690.93" calcext:value-type="float">
            <text:p>690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4</text:p>
          </table:table-cell>
          <table:table-cell office:value-type="float" office:value="144" calcext:value-type="float">
            <text:p>14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690.93" calcext:value-type="float">
            <text:p>690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5</text:p>
          </table:table-cell>
          <table:table-cell office:value-type="float" office:value="144" calcext:value-type="float">
            <text:p>14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692.04" calcext:value-type="float">
            <text:p>692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6</text:p>
          </table:table-cell>
          <table:table-cell office:value-type="float" office:value="144" calcext:value-type="float">
            <text:p>14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694.05" calcext:value-type="float">
            <text:p>694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7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94.05" calcext:value-type="float">
            <text:p>694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8</text:p>
          </table:table-cell>
          <table:table-cell office:value-type="float" office:value="144" calcext:value-type="float">
            <text:p>14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694.05" calcext:value-type="float">
            <text:p>694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09</text:p>
          </table:table-cell>
          <table:table-cell office:value-type="float" office:value="145" calcext:value-type="float">
            <text:p>14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694.05" calcext:value-type="float">
            <text:p>694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0</text:p>
          </table:table-cell>
          <table:table-cell office:value-type="float" office:value="145" calcext:value-type="float">
            <text:p>14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694.71" calcext:value-type="float">
            <text:p>694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1</text:p>
          </table:table-cell>
          <table:table-cell office:value-type="float" office:value="145" calcext:value-type="float">
            <text:p>14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695.09" calcext:value-type="float">
            <text:p>695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2</text:p>
          </table:table-cell>
          <table:table-cell office:value-type="float" office:value="145" calcext:value-type="float">
            <text:p>14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695.09" calcext:value-type="float">
            <text:p>695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95.09" calcext:value-type="float">
            <text:p>695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4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95.09" calcext:value-type="float">
            <text:p>695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95.09" calcext:value-type="float">
            <text:p>695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6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95.09" calcext:value-type="float">
            <text:p>695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7</text:p>
          </table:table-cell>
          <table:table-cell office:value-type="float" office:value="145" calcext:value-type="float">
            <text:p>14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695.09" calcext:value-type="float">
            <text:p>695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8</text:p>
          </table:table-cell>
          <table:table-cell office:value-type="float" office:value="145" calcext:value-type="float">
            <text:p>14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695.09" calcext:value-type="float">
            <text:p>695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19</text:p>
          </table:table-cell>
          <table:table-cell office:value-type="float" office:value="145" calcext:value-type="float">
            <text:p>14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695.68" calcext:value-type="float">
            <text:p>695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0</text:p>
          </table:table-cell>
          <table:table-cell office:value-type="float" office:value="145" calcext:value-type="float">
            <text:p>14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696.95" calcext:value-type="float">
            <text:p>696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96.95" calcext:value-type="float">
            <text:p>696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2</text:p>
          </table:table-cell>
          <table:table-cell office:value-type="float" office:value="145" calcext:value-type="float">
            <text:p>14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697" calcext:value-type="float">
            <text:p>6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97" calcext:value-type="float">
            <text:p>6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4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97.51" calcext:value-type="float">
            <text:p>697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97.62" calcext:value-type="float">
            <text:p>697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6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98.24" calcext:value-type="float">
            <text:p>698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7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98.24" calcext:value-type="float">
            <text:p>698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698.24" calcext:value-type="float">
            <text:p>698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29</text:p>
          </table:table-cell>
          <table:table-cell office:value-type="float" office:value="144" calcext:value-type="float">
            <text:p>14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698.24" calcext:value-type="float">
            <text:p>698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0</text:p>
          </table:table-cell>
          <table:table-cell office:value-type="float" office:value="144" calcext:value-type="float">
            <text:p>14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698.24" calcext:value-type="float">
            <text:p>698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1</text:p>
          </table:table-cell>
          <table:table-cell office:value-type="float" office:value="143" calcext:value-type="float">
            <text:p>14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699.19" calcext:value-type="float">
            <text:p>699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2</text:p>
          </table:table-cell>
          <table:table-cell office:value-type="float" office:value="143" calcext:value-type="float">
            <text:p>14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701.96" calcext:value-type="float">
            <text:p>701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3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703.89" calcext:value-type="float">
            <text:p>703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4</text:p>
          </table:table-cell>
          <table:table-cell office:value-type="float" office:value="143" calcext:value-type="float">
            <text:p>14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704.91" calcext:value-type="float">
            <text:p>704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5</text:p>
          </table:table-cell>
          <table:table-cell office:value-type="float" office:value="143" calcext:value-type="float">
            <text:p>14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706.15" calcext:value-type="float">
            <text:p>706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6</text:p>
          </table:table-cell>
          <table:table-cell office:value-type="float" office:value="143" calcext:value-type="float">
            <text:p>14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707.76" calcext:value-type="float">
            <text:p>707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7</text:p>
          </table:table-cell>
          <table:table-cell office:value-type="float" office:value="143" calcext:value-type="float">
            <text:p>14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710.05" calcext:value-type="float">
            <text:p>710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0.05" calcext:value-type="float">
            <text:p>710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39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0.05" calcext:value-type="float">
            <text:p>710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0.05" calcext:value-type="float">
            <text:p>710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710.05" calcext:value-type="float">
            <text:p>710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2</text:p>
          </table:table-cell>
          <table:table-cell office:value-type="float" office:value="145" calcext:value-type="float">
            <text:p>14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712.89" calcext:value-type="float">
            <text:p>712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3</text:p>
          </table:table-cell>
          <table:table-cell office:value-type="float" office:value="145" calcext:value-type="float">
            <text:p>14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715.33" calcext:value-type="float">
            <text:p>715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4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5.33" calcext:value-type="float">
            <text:p>715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5.33" calcext:value-type="float">
            <text:p>715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6</text:p>
          </table:table-cell>
          <table:table-cell office:value-type="float" office:value="146" calcext:value-type="float">
            <text:p>146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715.33" calcext:value-type="float">
            <text:p>715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7</text:p>
          </table:table-cell>
          <table:table-cell office:value-type="float" office:value="146" calcext:value-type="float">
            <text:p>14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715.33" calcext:value-type="float">
            <text:p>715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8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715.33" calcext:value-type="float">
            <text:p>715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49</text:p>
          </table:table-cell>
          <table:table-cell office:value-type="float" office:value="146" calcext:value-type="float">
            <text:p>14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0</text:p>
          </table:table-cell>
          <table:table-cell office:value-type="float" office:value="146" calcext:value-type="float">
            <text:p>14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1</text:p>
          </table:table-cell>
          <table:table-cell office:value-type="float" office:value="146" calcext:value-type="float">
            <text:p>14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7</text:p>
          </table:table-cell>
          <table:table-cell office:value-type="float" office:value="147" calcext:value-type="float">
            <text:p>14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8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716.29" calcext:value-type="float">
            <text:p>716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0:59</text:p>
          </table:table-cell>
          <table:table-cell office:value-type="float" office:value="147" calcext:value-type="float">
            <text:p>14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718.42" calcext:value-type="float">
            <text:p>718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0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718.71" calcext:value-type="float">
            <text:p>718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1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719.1" calcext:value-type="float">
            <text:p>719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2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720.19" calcext:value-type="float">
            <text:p>720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3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723.7" calcext:value-type="float">
            <text:p>723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4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724.89" calcext:value-type="float">
            <text:p>724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5</text:p>
          </table:table-cell>
          <table:table-cell office:value-type="float" office:value="147" calcext:value-type="float">
            <text:p>14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726.01" calcext:value-type="float">
            <text:p>726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6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726.73" calcext:value-type="float">
            <text:p>726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7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728.19" calcext:value-type="float">
            <text:p>728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8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28.19" calcext:value-type="float">
            <text:p>728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0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28.19" calcext:value-type="float">
            <text:p>728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28.19" calcext:value-type="float">
            <text:p>728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28.19" calcext:value-type="float">
            <text:p>728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28.19" calcext:value-type="float">
            <text:p>728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28.19" calcext:value-type="float">
            <text:p>728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4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28.19" calcext:value-type="float">
            <text:p>728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5</text:p>
          </table:table-cell>
          <table:table-cell office:value-type="float" office:value="150" calcext:value-type="float">
            <text:p>15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728.19" calcext:value-type="float">
            <text:p>728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6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730.13" calcext:value-type="float">
            <text:p>730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7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732.58" calcext:value-type="float">
            <text:p>732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8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733.74" calcext:value-type="float">
            <text:p>733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19</text:p>
          </table:table-cell>
          <table:table-cell office:value-type="float" office:value="151" calcext:value-type="float">
            <text:p>15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734.97" calcext:value-type="float">
            <text:p>734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0</text:p>
          </table:table-cell>
          <table:table-cell office:value-type="float" office:value="151" calcext:value-type="float">
            <text:p>15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735.65" calcext:value-type="float">
            <text:p>735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1</text:p>
          </table:table-cell>
          <table:table-cell office:value-type="float" office:value="151" calcext:value-type="float">
            <text:p>15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736.55" calcext:value-type="float">
            <text:p>736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2</text:p>
          </table:table-cell>
          <table:table-cell office:value-type="float" office:value="151" calcext:value-type="float">
            <text:p>15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736.55" calcext:value-type="float">
            <text:p>736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3</text:p>
          </table:table-cell>
          <table:table-cell office:value-type="float" office:value="150" calcext:value-type="float">
            <text:p>1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737.29" calcext:value-type="float">
            <text:p>73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4</text:p>
          </table:table-cell>
          <table:table-cell office:value-type="float" office:value="150" calcext:value-type="float">
            <text:p>1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738.22" calcext:value-type="float">
            <text:p>738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739.29" calcext:value-type="float">
            <text:p>739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39.29" calcext:value-type="float">
            <text:p>739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7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39.29" calcext:value-type="float">
            <text:p>739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8</text:p>
          </table:table-cell>
          <table:table-cell office:value-type="float" office:value="149" calcext:value-type="float">
            <text:p>14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739.93" calcext:value-type="float">
            <text:p>739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29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741.83" calcext:value-type="float">
            <text:p>741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0</text:p>
          </table:table-cell>
          <table:table-cell office:value-type="float" office:value="149" calcext:value-type="float">
            <text:p>1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744.69" calcext:value-type="float">
            <text:p>744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1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745.94" calcext:value-type="float">
            <text:p>745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2</text:p>
          </table:table-cell>
          <table:table-cell office:value-type="float" office:value="149" calcext:value-type="float">
            <text:p>14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746.17" calcext:value-type="float">
            <text:p>746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3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746.69" calcext:value-type="float">
            <text:p>746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4</text:p>
          </table:table-cell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747.66" calcext:value-type="float">
            <text:p>747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748.4" calcext:value-type="float">
            <text:p>748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6</text:p>
          </table:table-cell>
          <table:table-cell office:value-type="float" office:value="149" calcext:value-type="float">
            <text:p>14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750.4" calcext:value-type="float">
            <text:p>750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7</text:p>
          </table:table-cell>
          <table:table-cell office:value-type="float" office:value="149" calcext:value-type="float">
            <text:p>14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753.38" calcext:value-type="float">
            <text:p>753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8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53.38" calcext:value-type="float">
            <text:p>753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3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53.38" calcext:value-type="float">
            <text:p>753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53.38" calcext:value-type="float">
            <text:p>753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53.38" calcext:value-type="float">
            <text:p>753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2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53.38" calcext:value-type="float">
            <text:p>753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3</text:p>
          </table:table-cell>
          <table:table-cell office:value-type="float" office:value="148" calcext:value-type="float">
            <text:p>14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753.38" calcext:value-type="float">
            <text:p>753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4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753.38" calcext:value-type="float">
            <text:p>753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5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753.38" calcext:value-type="float">
            <text:p>753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6</text:p>
          </table:table-cell>
          <table:table-cell office:value-type="float" office:value="148" calcext:value-type="float">
            <text:p>14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754.84" calcext:value-type="float">
            <text:p>754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7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757.65" calcext:value-type="float">
            <text:p>757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8</text:p>
          </table:table-cell>
          <table:table-cell office:value-type="float" office:value="147" calcext:value-type="float">
            <text:p>14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758.39" calcext:value-type="float">
            <text:p>758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49</text:p>
          </table:table-cell>
          <table:table-cell office:value-type="float" office:value="147" calcext:value-type="float">
            <text:p>14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759.5" calcext:value-type="float">
            <text:p>759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60.97" calcext:value-type="float">
            <text:p>760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61.71" calcext:value-type="float">
            <text:p>761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61.71" calcext:value-type="float">
            <text:p>761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61.71" calcext:value-type="float">
            <text:p>761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4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761.71" calcext:value-type="float">
            <text:p>761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5</text:p>
          </table:table-cell>
          <table:table-cell office:value-type="float" office:value="146" calcext:value-type="float">
            <text:p>14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762.76" calcext:value-type="float">
            <text:p>762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6</text:p>
          </table:table-cell>
          <table:table-cell office:value-type="float" office:value="146" calcext:value-type="float">
            <text:p>14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764.48" calcext:value-type="float">
            <text:p>764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7</text:p>
          </table:table-cell>
          <table:table-cell office:value-type="float" office:value="146" calcext:value-type="float">
            <text:p>14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765.58" calcext:value-type="float">
            <text:p>765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8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765.58" calcext:value-type="float">
            <text:p>765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1:59</text:p>
          </table:table-cell>
          <table:table-cell office:value-type="float" office:value="146" calcext:value-type="float">
            <text:p>14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768.1" calcext:value-type="float">
            <text:p>768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0</text:p>
          </table:table-cell>
          <table:table-cell office:value-type="float" office:value="146" calcext:value-type="float">
            <text:p>14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772.15" calcext:value-type="float">
            <text:p>772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1</text:p>
          </table:table-cell>
          <table:table-cell office:value-type="float" office:value="146" calcext:value-type="float">
            <text:p>14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773.69" calcext:value-type="float">
            <text:p>773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3.69" calcext:value-type="float">
            <text:p>773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3</text:p>
          </table:table-cell>
          <table:table-cell office:value-type="float" office:value="147" calcext:value-type="float">
            <text:p>14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773.69" calcext:value-type="float">
            <text:p>773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73.69" calcext:value-type="float">
            <text:p>773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5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774.25" calcext:value-type="float">
            <text:p>774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6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776.32" calcext:value-type="float">
            <text:p>776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7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777.16" calcext:value-type="float">
            <text:p>777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8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777.16" calcext:value-type="float">
            <text:p>777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09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779.09" calcext:value-type="float">
            <text:p>779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0</text:p>
          </table:table-cell>
          <table:table-cell office:value-type="float" office:value="148" calcext:value-type="float">
            <text:p>14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779.26" calcext:value-type="float">
            <text:p>779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1</text:p>
          </table:table-cell>
          <table:table-cell office:value-type="float" office:value="149" calcext:value-type="float">
            <text:p>14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780.27" calcext:value-type="float">
            <text:p>780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2</text:p>
          </table:table-cell>
          <table:table-cell office:value-type="float" office:value="149" calcext:value-type="float">
            <text:p>14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780.72" calcext:value-type="float">
            <text:p>780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3</text:p>
          </table:table-cell>
          <table:table-cell office:value-type="float" office:value="149" calcext:value-type="float">
            <text:p>14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781.65" calcext:value-type="float">
            <text:p>781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4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81.65" calcext:value-type="float">
            <text:p>781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5</text:p>
          </table:table-cell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781.65" calcext:value-type="float">
            <text:p>781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6</text:p>
          </table:table-cell>
          <table:table-cell office:value-type="float" office:value="148" calcext:value-type="float">
            <text:p>14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781.65" calcext:value-type="float">
            <text:p>781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7</text:p>
          </table:table-cell>
          <table:table-cell office:value-type="float" office:value="148" calcext:value-type="float">
            <text:p>14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781.65" calcext:value-type="float">
            <text:p>781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8</text:p>
          </table:table-cell>
          <table:table-cell office:value-type="float" office:value="148" calcext:value-type="float">
            <text:p>14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781.65" calcext:value-type="float">
            <text:p>781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19</text:p>
          </table:table-cell>
          <table:table-cell office:value-type="float" office:value="148" calcext:value-type="float">
            <text:p>14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781.65" calcext:value-type="float">
            <text:p>781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81.65" calcext:value-type="float">
            <text:p>781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81.65" calcext:value-type="float">
            <text:p>781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81.65" calcext:value-type="float">
            <text:p>781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81.96" calcext:value-type="float">
            <text:p>781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4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782.11" calcext:value-type="float">
            <text:p>782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5</text:p>
          </table:table-cell>
          <table:table-cell office:value-type="float" office:value="149" calcext:value-type="float">
            <text:p>14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782.58" calcext:value-type="float">
            <text:p>782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6</text:p>
          </table:table-cell>
          <table:table-cell office:value-type="float" office:value="149" calcext:value-type="float">
            <text:p>14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783.82" calcext:value-type="float">
            <text:p>783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7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784.65" calcext:value-type="float">
            <text:p>784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785.37" calcext:value-type="float">
            <text:p>785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29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785.88" calcext:value-type="float">
            <text:p>785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0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788.38" calcext:value-type="float">
            <text:p>788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1</text:p>
          </table:table-cell>
          <table:table-cell office:value-type="float" office:value="148" calcext:value-type="float">
            <text:p>14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791.92" calcext:value-type="float">
            <text:p>791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2</text:p>
          </table:table-cell>
          <table:table-cell office:value-type="float" office:value="148" calcext:value-type="float">
            <text:p>14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792.83" calcext:value-type="float">
            <text:p>792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3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794" calcext:value-type="float">
            <text:p>7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4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795.26" calcext:value-type="float">
            <text:p>79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5</text:p>
          </table:table-cell>
          <table:table-cell office:value-type="float" office:value="147" calcext:value-type="float">
            <text:p>14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796.11" calcext:value-type="float">
            <text:p>796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6</text:p>
          </table:table-cell>
          <table:table-cell office:value-type="float" office:value="147" calcext:value-type="float">
            <text:p>14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799.98" calcext:value-type="float">
            <text:p>799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7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801.45" calcext:value-type="float">
            <text:p>80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8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801.45" calcext:value-type="float">
            <text:p>80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39</text:p>
          </table:table-cell>
          <table:table-cell office:value-type="float" office:value="146" calcext:value-type="float">
            <text:p>14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801.45" calcext:value-type="float">
            <text:p>80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0</text:p>
          </table:table-cell>
          <table:table-cell office:value-type="float" office:value="146" calcext:value-type="float">
            <text:p>14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801.45" calcext:value-type="float">
            <text:p>80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1</text:p>
          </table:table-cell>
          <table:table-cell office:value-type="float" office:value="146" calcext:value-type="float">
            <text:p>14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801.45" calcext:value-type="float">
            <text:p>80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2</text:p>
          </table:table-cell>
          <table:table-cell office:value-type="float" office:value="146" calcext:value-type="float">
            <text:p>14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801.45" calcext:value-type="float">
            <text:p>80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3</text:p>
          </table:table-cell>
          <table:table-cell office:value-type="float" office:value="146" calcext:value-type="float">
            <text:p>14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801.45" calcext:value-type="float">
            <text:p>80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4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801.45" calcext:value-type="float">
            <text:p>80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801.45" calcext:value-type="float">
            <text:p>80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6</text:p>
          </table:table-cell>
          <table:table-cell office:value-type="float" office:value="146" calcext:value-type="float">
            <text:p>14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801.45" calcext:value-type="float">
            <text:p>80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7</text:p>
          </table:table-cell>
          <table:table-cell office:value-type="float" office:value="147" calcext:value-type="float">
            <text:p>14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801.45" calcext:value-type="float">
            <text:p>80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801.45" calcext:value-type="float">
            <text:p>80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49</text:p>
          </table:table-cell>
          <table:table-cell office:value-type="float" office:value="147" calcext:value-type="float">
            <text:p>14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801.45" calcext:value-type="float">
            <text:p>80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0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801.45" calcext:value-type="float">
            <text:p>80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1</text:p>
          </table:table-cell>
          <table:table-cell office:value-type="float" office:value="147" calcext:value-type="float">
            <text:p>14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802.38" calcext:value-type="float">
            <text:p>802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2</text:p>
          </table:table-cell>
          <table:table-cell office:value-type="float" office:value="147" calcext:value-type="float">
            <text:p>14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807.19" calcext:value-type="float">
            <text:p>807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3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810.13" calcext:value-type="float">
            <text:p>810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4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810.59" calcext:value-type="float">
            <text:p>810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5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811.78" calcext:value-type="float">
            <text:p>811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6</text:p>
          </table:table-cell>
          <table:table-cell office:value-type="float" office:value="146" calcext:value-type="float">
            <text:p>14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816.36" calcext:value-type="float">
            <text:p>816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7</text:p>
          </table:table-cell>
          <table:table-cell office:value-type="float" office:value="146" calcext:value-type="float">
            <text:p>14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820.94" calcext:value-type="float">
            <text:p>820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8</text:p>
          </table:table-cell>
          <table:table-cell office:value-type="float" office:value="146" calcext:value-type="float">
            <text:p>14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824.43" calcext:value-type="float">
            <text:p>824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2:59</text:p>
          </table:table-cell>
          <table:table-cell office:value-type="float" office:value="146" calcext:value-type="float">
            <text:p>14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825.76" calcext:value-type="float">
            <text:p>825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0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826.9" calcext:value-type="float">
            <text:p>826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1</text:p>
          </table:table-cell>
          <table:table-cell office:value-type="float" office:value="146" calcext:value-type="float">
            <text:p>14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829.93" calcext:value-type="float">
            <text:p>829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2</text:p>
          </table:table-cell>
          <table:table-cell office:value-type="float" office:value="146" calcext:value-type="float">
            <text:p>14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832.87" calcext:value-type="float">
            <text:p>832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3</text:p>
          </table:table-cell>
          <table:table-cell office:value-type="float" office:value="146" calcext:value-type="float">
            <text:p>14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835.58" calcext:value-type="float">
            <text:p>835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4</text:p>
          </table:table-cell>
          <table:table-cell office:value-type="float" office:value="146" calcext:value-type="float">
            <text:p>14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838.97" calcext:value-type="float">
            <text:p>838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5</text:p>
          </table:table-cell>
          <table:table-cell office:value-type="float" office:value="147" calcext:value-type="float">
            <text:p>14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842.63" calcext:value-type="float">
            <text:p>842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6</text:p>
          </table:table-cell>
          <table:table-cell office:value-type="float" office:value="147" calcext:value-type="float">
            <text:p>14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845.86" calcext:value-type="float">
            <text:p>845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7</text:p>
          </table:table-cell>
          <table:table-cell office:value-type="float" office:value="147" calcext:value-type="float">
            <text:p>14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849.08" calcext:value-type="float">
            <text:p>849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8</text:p>
          </table:table-cell>
          <table:table-cell office:value-type="float" office:value="147" calcext:value-type="float">
            <text:p>14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853.82" calcext:value-type="float">
            <text:p>853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09</text:p>
          </table:table-cell>
          <table:table-cell office:value-type="float" office:value="148" calcext:value-type="float">
            <text:p>14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858.17" calcext:value-type="float">
            <text:p>858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0</text:p>
          </table:table-cell>
          <table:table-cell office:value-type="float" office:value="148" calcext:value-type="float">
            <text:p>14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861.58" calcext:value-type="float">
            <text:p>861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1</text:p>
          </table:table-cell>
          <table:table-cell office:value-type="float" office:value="148" calcext:value-type="float">
            <text:p>14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865.29" calcext:value-type="float">
            <text:p>865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2</text:p>
          </table:table-cell>
          <table:table-cell office:value-type="float" office:value="149" calcext:value-type="float">
            <text:p>14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869.85" calcext:value-type="float">
            <text:p>869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3</text:p>
          </table:table-cell>
          <table:table-cell office:value-type="float" office:value="149" calcext:value-type="float">
            <text:p>14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873.58" calcext:value-type="float">
            <text:p>873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4</text:p>
          </table:table-cell>
          <table:table-cell office:value-type="float" office:value="148" calcext:value-type="float">
            <text:p>14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875.62" calcext:value-type="float">
            <text:p>875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5</text:p>
          </table:table-cell>
          <table:table-cell office:value-type="float" office:value="148" calcext:value-type="float">
            <text:p>14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877.16" calcext:value-type="float">
            <text:p>877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6</text:p>
          </table:table-cell>
          <table:table-cell office:value-type="float" office:value="148" calcext:value-type="float">
            <text:p>14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877.64" calcext:value-type="float">
            <text:p>87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7</text:p>
          </table:table-cell>
          <table:table-cell office:value-type="float" office:value="148" calcext:value-type="float">
            <text:p>14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877.64" calcext:value-type="float">
            <text:p>87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8</text:p>
          </table:table-cell>
          <table:table-cell office:value-type="float" office:value="148" calcext:value-type="float">
            <text:p>148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878.53" calcext:value-type="float">
            <text:p>878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19</text:p>
          </table:table-cell>
          <table:table-cell office:value-type="float" office:value="147" calcext:value-type="float">
            <text:p>14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882.03" calcext:value-type="float">
            <text:p>882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0</text:p>
          </table:table-cell>
          <table:table-cell office:value-type="float" office:value="147" calcext:value-type="float">
            <text:p>14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884.87" calcext:value-type="float">
            <text:p>884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1</text:p>
          </table:table-cell>
          <table:table-cell office:value-type="float" office:value="147" calcext:value-type="float">
            <text:p>14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887.96" calcext:value-type="float">
            <text:p>887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2</text:p>
          </table:table-cell>
          <table:table-cell office:value-type="float" office:value="147" calcext:value-type="float">
            <text:p>14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892.88" calcext:value-type="float">
            <text:p>892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3</text:p>
          </table:table-cell>
          <table:table-cell office:value-type="float" office:value="147" calcext:value-type="float">
            <text:p>14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900.12" calcext:value-type="float">
            <text:p>900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4</text:p>
          </table:table-cell>
          <table:table-cell office:value-type="float" office:value="147" calcext:value-type="float">
            <text:p>14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2:27</text:p>
          </table:table-cell>
          <table:table-cell table:number-columns-repeated="3"/>
          <table:table-cell office:value-type="float" office:value="907.3" calcext:value-type="float">
            <text:p>907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5</text:p>
          </table:table-cell>
          <table:table-cell office:value-type="float" office:value="147" calcext:value-type="float">
            <text:p>14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913.54" calcext:value-type="float">
            <text:p>913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6</text:p>
          </table:table-cell>
          <table:table-cell office:value-type="float" office:value="147" calcext:value-type="float">
            <text:p>14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918.65" calcext:value-type="float">
            <text:p>918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7</text:p>
          </table:table-cell>
          <table:table-cell office:value-type="float" office:value="147" calcext:value-type="float">
            <text:p>14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922.4" calcext:value-type="float">
            <text:p>922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8</text:p>
          </table:table-cell>
          <table:table-cell office:value-type="float" office:value="146" calcext:value-type="float">
            <text:p>146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924.58" calcext:value-type="float">
            <text:p>924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29</text:p>
          </table:table-cell>
          <table:table-cell office:value-type="float" office:value="146" calcext:value-type="float">
            <text:p>14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926" calcext:value-type="float">
            <text:p>9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0</text:p>
          </table:table-cell>
          <table:table-cell office:value-type="float" office:value="146" calcext:value-type="float">
            <text:p>14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927.09" calcext:value-type="float">
            <text:p>927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1</text:p>
          </table:table-cell>
          <table:table-cell office:value-type="float" office:value="146" calcext:value-type="float">
            <text:p>14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927.24" calcext:value-type="float">
            <text:p>927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27.24" calcext:value-type="float">
            <text:p>927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27.24" calcext:value-type="float">
            <text:p>927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4</text:p>
          </table:table-cell>
          <table:table-cell office:value-type="float" office:value="146" calcext:value-type="float">
            <text:p>14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927.24" calcext:value-type="float">
            <text:p>927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5</text:p>
          </table:table-cell>
          <table:table-cell office:value-type="float" office:value="146" calcext:value-type="float">
            <text:p>14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927.24" calcext:value-type="float">
            <text:p>927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6</text:p>
          </table:table-cell>
          <table:table-cell office:value-type="float" office:value="146" calcext:value-type="float">
            <text:p>14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927.24" calcext:value-type="float">
            <text:p>927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7</text:p>
          </table:table-cell>
          <table:table-cell office:value-type="float" office:value="146" calcext:value-type="float">
            <text:p>14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927.24" calcext:value-type="float">
            <text:p>927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8</text:p>
          </table:table-cell>
          <table:table-cell office:value-type="float" office:value="146" calcext:value-type="float">
            <text:p>14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927.24" calcext:value-type="float">
            <text:p>927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39</text:p>
          </table:table-cell>
          <table:table-cell office:value-type="float" office:value="146" calcext:value-type="float">
            <text:p>14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927.24" calcext:value-type="float">
            <text:p>927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0</text:p>
          </table:table-cell>
          <table:table-cell office:value-type="float" office:value="146" calcext:value-type="float">
            <text:p>14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928.04" calcext:value-type="float">
            <text:p>928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1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930.07" calcext:value-type="float">
            <text:p>930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2</text:p>
          </table:table-cell>
          <table:table-cell office:value-type="float" office:value="147" calcext:value-type="float">
            <text:p>14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931.68" calcext:value-type="float">
            <text:p>931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3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932.17" calcext:value-type="float">
            <text:p>932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32.17" calcext:value-type="float">
            <text:p>932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32.34" calcext:value-type="float">
            <text:p>932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32.65" calcext:value-type="float">
            <text:p>932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7</text:p>
          </table:table-cell>
          <table:table-cell office:value-type="float" office:value="148" calcext:value-type="float">
            <text:p>14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932.65" calcext:value-type="float">
            <text:p>932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8</text:p>
          </table:table-cell>
          <table:table-cell office:value-type="float" office:value="148" calcext:value-type="float">
            <text:p>14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932.65" calcext:value-type="float">
            <text:p>932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49</text:p>
          </table:table-cell>
          <table:table-cell office:value-type="float" office:value="148" calcext:value-type="float">
            <text:p>14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932.65" calcext:value-type="float">
            <text:p>932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0</text:p>
          </table:table-cell>
          <table:table-cell office:value-type="float" office:value="148" calcext:value-type="float">
            <text:p>14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935.34" calcext:value-type="float">
            <text:p>935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1</text:p>
          </table:table-cell>
          <table:table-cell office:value-type="float" office:value="148" calcext:value-type="float">
            <text:p>14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938.64" calcext:value-type="float">
            <text:p>938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2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939.07" calcext:value-type="float">
            <text:p>939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3</text:p>
          </table:table-cell>
          <table:table-cell office:value-type="float" office:value="148" calcext:value-type="float">
            <text:p>14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940.19" calcext:value-type="float">
            <text:p>940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4</text:p>
          </table:table-cell>
          <table:table-cell office:value-type="float" office:value="149" calcext:value-type="float">
            <text:p>14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944.66" calcext:value-type="float">
            <text:p>944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5</text:p>
          </table:table-cell>
          <table:table-cell office:value-type="float" office:value="149" calcext:value-type="float">
            <text:p>14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947.98" calcext:value-type="float">
            <text:p>947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6</text:p>
          </table:table-cell>
          <table:table-cell office:value-type="float" office:value="148" calcext:value-type="float">
            <text:p>14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951.72" calcext:value-type="float">
            <text:p>951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7</text:p>
          </table:table-cell>
          <table:table-cell office:value-type="float" office:value="148" calcext:value-type="float">
            <text:p>14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954.87" calcext:value-type="float">
            <text:p>954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8</text:p>
          </table:table-cell>
          <table:table-cell office:value-type="float" office:value="148" calcext:value-type="float">
            <text:p>14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957.19" calcext:value-type="float">
            <text:p>957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3:59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959.67" calcext:value-type="float">
            <text:p>959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0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961.53" calcext:value-type="float">
            <text:p>961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1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963.3" calcext:value-type="float">
            <text:p>963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2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965.92" calcext:value-type="float">
            <text:p>965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3</text:p>
          </table:table-cell>
          <table:table-cell office:value-type="float" office:value="148" calcext:value-type="float">
            <text:p>14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968.08" calcext:value-type="float">
            <text:p>968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4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970.58" calcext:value-type="float">
            <text:p>970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5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972.65" calcext:value-type="float">
            <text:p>972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6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973.47" calcext:value-type="float">
            <text:p>973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7</text:p>
          </table:table-cell>
          <table:table-cell office:value-type="float" office:value="148" calcext:value-type="float">
            <text:p>14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0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1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3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4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5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6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7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8</text:p>
          </table:table-cell>
          <table:table-cell office:value-type="float" office:value="139" calcext:value-type="float">
            <text:p>13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19</text:p>
          </table:table-cell>
          <table:table-cell office:value-type="float" office:value="140" calcext:value-type="float">
            <text:p>14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0</text:p>
          </table:table-cell>
          <table:table-cell office:value-type="float" office:value="140" calcext:value-type="float">
            <text:p>14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1</text:p>
          </table:table-cell>
          <table:table-cell office:value-type="float" office:value="140" calcext:value-type="float">
            <text:p>14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2</text:p>
          </table:table-cell>
          <table:table-cell office:value-type="float" office:value="140" calcext:value-type="float">
            <text:p>14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3</text:p>
          </table:table-cell>
          <table:table-cell office:value-type="float" office:value="141" calcext:value-type="float">
            <text:p>14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4</text:p>
          </table:table-cell>
          <table:table-cell office:value-type="float" office:value="141" calcext:value-type="float">
            <text:p>14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974.28" calcext:value-type="float">
            <text:p>97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5</text:p>
          </table:table-cell>
          <table:table-cell office:value-type="float" office:value="141" calcext:value-type="float">
            <text:p>14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976" calcext:value-type="float">
            <text:p>9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6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980.17" calcext:value-type="float">
            <text:p>980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7</text:p>
          </table:table-cell>
          <table:table-cell office:value-type="float" office:value="142" calcext:value-type="float">
            <text:p>14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983.25" calcext:value-type="float">
            <text:p>983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8</text:p>
          </table:table-cell>
          <table:table-cell office:value-type="float" office:value="142" calcext:value-type="float">
            <text:p>14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985.5" calcext:value-type="float">
            <text:p>985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29</text:p>
          </table:table-cell>
          <table:table-cell office:value-type="float" office:value="142" calcext:value-type="float">
            <text:p>14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986.05" calcext:value-type="float">
            <text:p>986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6.05" calcext:value-type="float">
            <text:p>986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6.05" calcext:value-type="float">
            <text:p>986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6.05" calcext:value-type="float">
            <text:p>986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3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6.05" calcext:value-type="float">
            <text:p>986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4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6.05" calcext:value-type="float">
            <text:p>986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6.05" calcext:value-type="float">
            <text:p>986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6.05" calcext:value-type="float">
            <text:p>986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7</text:p>
          </table:table-cell>
          <table:table-cell office:value-type="float" office:value="143" calcext:value-type="float">
            <text:p>14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986.05" calcext:value-type="float">
            <text:p>986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8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6.05" calcext:value-type="float">
            <text:p>986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39</text:p>
          </table:table-cell>
          <table:table-cell office:value-type="float" office:value="143" calcext:value-type="float">
            <text:p>14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987.74" calcext:value-type="float">
            <text:p>987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7.74" calcext:value-type="float">
            <text:p>987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7.74" calcext:value-type="float">
            <text:p>987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2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7.74" calcext:value-type="float">
            <text:p>987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3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7.74" calcext:value-type="float">
            <text:p>987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4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7.74" calcext:value-type="float">
            <text:p>987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5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7.74" calcext:value-type="float">
            <text:p>987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7.74" calcext:value-type="float">
            <text:p>987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7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987.74" calcext:value-type="float">
            <text:p>987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8</text:p>
          </table:table-cell>
          <table:table-cell office:value-type="float" office:value="143" calcext:value-type="float">
            <text:p>14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987.74" calcext:value-type="float">
            <text:p>987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49</text:p>
          </table:table-cell>
          <table:table-cell office:value-type="float" office:value="143" calcext:value-type="float">
            <text:p>14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987.74" calcext:value-type="float">
            <text:p>987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0</text:p>
          </table:table-cell>
          <table:table-cell office:value-type="float" office:value="144" calcext:value-type="float">
            <text:p>1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987.74" calcext:value-type="float">
            <text:p>987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1</text:p>
          </table:table-cell>
          <table:table-cell office:value-type="float" office:value="144" calcext:value-type="float">
            <text:p>1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990.3" calcext:value-type="float">
            <text:p>990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2</text:p>
          </table:table-cell>
          <table:table-cell office:value-type="float" office:value="144" calcext:value-type="float">
            <text:p>1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992.74" calcext:value-type="float">
            <text:p>992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3</text:p>
          </table:table-cell>
          <table:table-cell office:value-type="float" office:value="144" calcext:value-type="float">
            <text:p>1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995.49" calcext:value-type="float">
            <text:p>995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4</text:p>
          </table:table-cell>
          <table:table-cell office:value-type="float" office:value="145" calcext:value-type="float">
            <text:p>14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998.39" calcext:value-type="float">
            <text:p>998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5</text:p>
          </table:table-cell>
          <table:table-cell office:value-type="float" office:value="145" calcext:value-type="float">
            <text:p>14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002.06" calcext:value-type="float">
            <text:p>1002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6</text:p>
          </table:table-cell>
          <table:table-cell office:value-type="float" office:value="145" calcext:value-type="float">
            <text:p>14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007.04" calcext:value-type="float">
            <text:p>1007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7</text:p>
          </table:table-cell>
          <table:table-cell office:value-type="float" office:value="145" calcext:value-type="float">
            <text:p>14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012.56" calcext:value-type="float">
            <text:p>1012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8</text:p>
          </table:table-cell>
          <table:table-cell office:value-type="float" office:value="145" calcext:value-type="float">
            <text:p>14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015.42" calcext:value-type="float">
            <text:p>1015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4:59</text:p>
          </table:table-cell>
          <table:table-cell office:value-type="float" office:value="144" calcext:value-type="float">
            <text:p>14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016.61" calcext:value-type="float">
            <text:p>1016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0</text:p>
          </table:table-cell>
          <table:table-cell office:value-type="float" office:value="144" calcext:value-type="float">
            <text:p>14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016.85" calcext:value-type="float">
            <text:p>1016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1</text:p>
          </table:table-cell>
          <table:table-cell office:value-type="float" office:value="144" calcext:value-type="float">
            <text:p>14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018.27" calcext:value-type="float">
            <text:p>1018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2</text:p>
          </table:table-cell>
          <table:table-cell office:value-type="float" office:value="144" calcext:value-type="float">
            <text:p>144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020.62" calcext:value-type="float">
            <text:p>1020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3</text:p>
          </table:table-cell>
          <table:table-cell office:value-type="float" office:value="143" calcext:value-type="float">
            <text:p>143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021.97" calcext:value-type="float">
            <text:p>1021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4</text:p>
          </table:table-cell>
          <table:table-cell office:value-type="float" office:value="143" calcext:value-type="float">
            <text:p>14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021.97" calcext:value-type="float">
            <text:p>1021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021.97" calcext:value-type="float">
            <text:p>1021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6</text:p>
          </table:table-cell>
          <table:table-cell office:value-type="float" office:value="143" calcext:value-type="float">
            <text:p>14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021.97" calcext:value-type="float">
            <text:p>1021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7</text:p>
          </table:table-cell>
          <table:table-cell office:value-type="float" office:value="143" calcext:value-type="float">
            <text:p>14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023.02" calcext:value-type="float">
            <text:p>1023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8</text:p>
          </table:table-cell>
          <table:table-cell office:value-type="float" office:value="143" calcext:value-type="float">
            <text:p>14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024.99" calcext:value-type="float">
            <text:p>1024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09</text:p>
          </table:table-cell>
          <table:table-cell office:value-type="float" office:value="143" calcext:value-type="float">
            <text:p>14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024.99" calcext:value-type="float">
            <text:p>1024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0</text:p>
          </table:table-cell>
          <table:table-cell office:value-type="float" office:value="143" calcext:value-type="float">
            <text:p>14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024.99" calcext:value-type="float">
            <text:p>1024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1</text:p>
          </table:table-cell>
          <table:table-cell office:value-type="float" office:value="143" calcext:value-type="float">
            <text:p>14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024.99" calcext:value-type="float">
            <text:p>1024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2</text:p>
          </table:table-cell>
          <table:table-cell office:value-type="float" office:value="143" calcext:value-type="float">
            <text:p>14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024.99" calcext:value-type="float">
            <text:p>1024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3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25.04" calcext:value-type="float">
            <text:p>1025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4</text:p>
          </table:table-cell>
          <table:table-cell office:value-type="float" office:value="144" calcext:value-type="float">
            <text:p>14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025.04" calcext:value-type="float">
            <text:p>1025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5</text:p>
          </table:table-cell>
          <table:table-cell office:value-type="float" office:value="144" calcext:value-type="float">
            <text:p>14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025.04" calcext:value-type="float">
            <text:p>1025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6</text:p>
          </table:table-cell>
          <table:table-cell office:value-type="float" office:value="144" calcext:value-type="float">
            <text:p>14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026.56" calcext:value-type="float">
            <text:p>1026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7</text:p>
          </table:table-cell>
          <table:table-cell office:value-type="float" office:value="144" calcext:value-type="float">
            <text:p>14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029.17" calcext:value-type="float">
            <text:p>1029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8</text:p>
          </table:table-cell>
          <table:table-cell office:value-type="float" office:value="145" calcext:value-type="float">
            <text:p>14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029.69" calcext:value-type="float">
            <text:p>1029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19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29.69" calcext:value-type="float">
            <text:p>1029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0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29.69" calcext:value-type="float">
            <text:p>1029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1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30.76" calcext:value-type="float">
            <text:p>1030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2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31.33" calcext:value-type="float">
            <text:p>1031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31.33" calcext:value-type="float">
            <text:p>1031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4</text:p>
          </table:table-cell>
          <table:table-cell office:value-type="float" office:value="147" calcext:value-type="float">
            <text:p>14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031.33" calcext:value-type="float">
            <text:p>1031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5</text:p>
          </table:table-cell>
          <table:table-cell office:value-type="float" office:value="147" calcext:value-type="float">
            <text:p>14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031.33" calcext:value-type="float">
            <text:p>1031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6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031.33" calcext:value-type="float">
            <text:p>1031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7</text:p>
          </table:table-cell>
          <table:table-cell office:value-type="float" office:value="147" calcext:value-type="float">
            <text:p>14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031.33" calcext:value-type="float">
            <text:p>1031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8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31.68" calcext:value-type="float">
            <text:p>1031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29</text:p>
          </table:table-cell>
          <table:table-cell office:value-type="float" office:value="148" calcext:value-type="float">
            <text:p>14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031.68" calcext:value-type="float">
            <text:p>1031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0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031.68" calcext:value-type="float">
            <text:p>1031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1</text:p>
          </table:table-cell>
          <table:table-cell office:value-type="float" office:value="148" calcext:value-type="float">
            <text:p>14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033.37" calcext:value-type="float">
            <text:p>1033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2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035.1" calcext:value-type="float">
            <text:p>1035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3</text:p>
          </table:table-cell>
          <table:table-cell office:value-type="float" office:value="148" calcext:value-type="float">
            <text:p>14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036.1" calcext:value-type="float">
            <text:p>103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4</text:p>
          </table:table-cell>
          <table:table-cell office:value-type="float" office:value="148" calcext:value-type="float">
            <text:p>14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036.1" calcext:value-type="float">
            <text:p>103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5</text:p>
          </table:table-cell>
          <table:table-cell office:value-type="float" office:value="148" calcext:value-type="float">
            <text:p>14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036.98" calcext:value-type="float">
            <text:p>1036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6</text:p>
          </table:table-cell>
          <table:table-cell office:value-type="float" office:value="148" calcext:value-type="float">
            <text:p>14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038.03" calcext:value-type="float">
            <text:p>1038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7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:42</text:p>
          </table:table-cell>
          <table:table-cell table:number-columns-repeated="3"/>
          <table:table-cell office:value-type="float" office:value="1041.48" calcext:value-type="float">
            <text:p>1041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8</text:p>
          </table:table-cell>
          <table:table-cell office:value-type="float" office:value="149" calcext:value-type="float">
            <text:p>149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16:06</text:p>
          </table:table-cell>
          <table:table-cell table:number-columns-repeated="3"/>
          <table:table-cell office:value-type="float" office:value="1047.14" calcext:value-type="float">
            <text:p>1047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39</text:p>
          </table:table-cell>
          <table:table-cell office:value-type="float" office:value="149" calcext:value-type="float">
            <text:p>149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1050.41" calcext:value-type="float">
            <text:p>1050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0</text:p>
          </table:table-cell>
          <table:table-cell office:value-type="float" office:value="149" calcext:value-type="float">
            <text:p>14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053.93" calcext:value-type="float">
            <text:p>1053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1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056.9" calcext:value-type="float">
            <text:p>1056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2</text:p>
          </table:table-cell>
          <table:table-cell office:value-type="float" office:value="149" calcext:value-type="float">
            <text:p>14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060.58" calcext:value-type="float">
            <text:p>1060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3</text:p>
          </table:table-cell>
          <table:table-cell office:value-type="float" office:value="149" calcext:value-type="float">
            <text:p>14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062.9" calcext:value-type="float">
            <text:p>1062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4</text:p>
          </table:table-cell>
          <table:table-cell office:value-type="float" office:value="148" calcext:value-type="float">
            <text:p>14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062.9" calcext:value-type="float">
            <text:p>1062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5</text:p>
          </table:table-cell>
          <table:table-cell office:value-type="float" office:value="148" calcext:value-type="float">
            <text:p>14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062.9" calcext:value-type="float">
            <text:p>1062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6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062.9" calcext:value-type="float">
            <text:p>1062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7</text:p>
          </table:table-cell>
          <table:table-cell office:value-type="float" office:value="148" calcext:value-type="float">
            <text:p>14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062.9" calcext:value-type="float">
            <text:p>1062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8</text:p>
          </table:table-cell>
          <table:table-cell office:value-type="float" office:value="148" calcext:value-type="float">
            <text:p>14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062.9" calcext:value-type="float">
            <text:p>1062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49</text:p>
          </table:table-cell>
          <table:table-cell office:value-type="float" office:value="148" calcext:value-type="float">
            <text:p>14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062.9" calcext:value-type="float">
            <text:p>1062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2.9" calcext:value-type="float">
            <text:p>1062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2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4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5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7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8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5:5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2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4</text:p>
          </table:table-cell>
          <table:table-cell office:value-type="float" office:value="148" calcext:value-type="float">
            <text:p>14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5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7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8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09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0</text:p>
          </table:table-cell>
          <table:table-cell office:value-type="float" office:value="148" calcext:value-type="float">
            <text:p>14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1</text:p>
          </table:table-cell>
          <table:table-cell office:value-type="float" office:value="148" calcext:value-type="float">
            <text:p>148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2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063.43" calcext:value-type="float">
            <text:p>1063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3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064.29" calcext:value-type="float">
            <text:p>1064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4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064.29" calcext:value-type="float">
            <text:p>1064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5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064.29" calcext:value-type="float">
            <text:p>1064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6</text:p>
          </table:table-cell>
          <table:table-cell office:value-type="float" office:value="148" calcext:value-type="float">
            <text:p>14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066.08" calcext:value-type="float">
            <text:p>1066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7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068.23" calcext:value-type="float">
            <text:p>1068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8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069.25" calcext:value-type="float">
            <text:p>1069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19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069.25" calcext:value-type="float">
            <text:p>1069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0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074.34" calcext:value-type="float">
            <text:p>1074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1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077.36" calcext:value-type="float">
            <text:p>1077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2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078.31" calcext:value-type="float">
            <text:p>1078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3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078.55" calcext:value-type="float">
            <text:p>1078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4</text:p>
          </table:table-cell>
          <table:table-cell office:value-type="float" office:value="148" calcext:value-type="float">
            <text:p>14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080.58" calcext:value-type="float">
            <text:p>1080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5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080.73" calcext:value-type="float">
            <text:p>1080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6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080.73" calcext:value-type="float">
            <text:p>1080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7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080.73" calcext:value-type="float">
            <text:p>1080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8</text:p>
          </table:table-cell>
          <table:table-cell office:value-type="float" office:value="148" calcext:value-type="float">
            <text:p>14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082.16" calcext:value-type="float">
            <text:p>1082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29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084.45" calcext:value-type="float">
            <text:p>1084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0</text:p>
          </table:table-cell>
          <table:table-cell office:value-type="float" office:value="148" calcext:value-type="float">
            <text:p>14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084.45" calcext:value-type="float">
            <text:p>1084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1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084.45" calcext:value-type="float">
            <text:p>1084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2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084.45" calcext:value-type="float">
            <text:p>1084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3</text:p>
          </table:table-cell>
          <table:table-cell office:value-type="float" office:value="147" calcext:value-type="float">
            <text:p>14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086.84" calcext:value-type="float">
            <text:p>1086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4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086.85" calcext:value-type="float">
            <text:p>1086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86.85" calcext:value-type="float">
            <text:p>1086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86.85" calcext:value-type="float">
            <text:p>1086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7</text:p>
          </table:table-cell>
          <table:table-cell office:value-type="float" office:value="147" calcext:value-type="float">
            <text:p>14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086.85" calcext:value-type="float">
            <text:p>1086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8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086.85" calcext:value-type="float">
            <text:p>1086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39</text:p>
          </table:table-cell>
          <table:table-cell office:value-type="float" office:value="147" calcext:value-type="float">
            <text:p>14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086.85" calcext:value-type="float">
            <text:p>1086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0</text:p>
          </table:table-cell>
          <table:table-cell office:value-type="float" office:value="147" calcext:value-type="float">
            <text:p>147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4:46</text:p>
          </table:table-cell>
          <table:table-cell table:number-columns-repeated="3"/>
          <table:table-cell office:value-type="float" office:value="1086.85" calcext:value-type="float">
            <text:p>1086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1</text:p>
          </table:table-cell>
          <table:table-cell office:value-type="float" office:value="147" calcext:value-type="float">
            <text:p>14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1086.85" calcext:value-type="float">
            <text:p>1086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2</text:p>
          </table:table-cell>
          <table:table-cell office:value-type="float" office:value="148" calcext:value-type="float">
            <text:p>148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1087.2" calcext:value-type="float">
            <text:p>1087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3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089.27" calcext:value-type="float">
            <text:p>1089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4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091.59" calcext:value-type="float">
            <text:p>1091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5</text:p>
          </table:table-cell>
          <table:table-cell office:value-type="float" office:value="147" calcext:value-type="float">
            <text:p>14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091.89" calcext:value-type="float">
            <text:p>1091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6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092.35" calcext:value-type="float">
            <text:p>1092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7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093.2" calcext:value-type="float">
            <text:p>1093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8</text:p>
          </table:table-cell>
          <table:table-cell office:value-type="float" office:value="147" calcext:value-type="float">
            <text:p>14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093.73" calcext:value-type="float">
            <text:p>1093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4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93.73" calcext:value-type="float">
            <text:p>1093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0</text:p>
          </table:table-cell>
          <table:table-cell office:value-type="float" office:value="147" calcext:value-type="float">
            <text:p>14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094.4" calcext:value-type="float">
            <text:p>1094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95.07" calcext:value-type="float">
            <text:p>109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95.07" calcext:value-type="float">
            <text:p>109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095.07" calcext:value-type="float">
            <text:p>109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4</text:p>
          </table:table-cell>
          <table:table-cell office:value-type="float" office:value="147" calcext:value-type="float">
            <text:p>14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095.07" calcext:value-type="float">
            <text:p>109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5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095.07" calcext:value-type="float">
            <text:p>109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6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095.07" calcext:value-type="float">
            <text:p>109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7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095.07" calcext:value-type="float">
            <text:p>109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8</text:p>
          </table:table-cell>
          <table:table-cell office:value-type="float" office:value="146" calcext:value-type="float">
            <text:p>14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095.07" calcext:value-type="float">
            <text:p>109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6:59</text:p>
          </table:table-cell>
          <table:table-cell office:value-type="float" office:value="146" calcext:value-type="float">
            <text:p>14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095.19" calcext:value-type="float">
            <text:p>1095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0</text:p>
          </table:table-cell>
          <table:table-cell office:value-type="float" office:value="145" calcext:value-type="float">
            <text:p>14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098.34" calcext:value-type="float">
            <text:p>1098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1</text:p>
          </table:table-cell>
          <table:table-cell office:value-type="float" office:value="145" calcext:value-type="float">
            <text:p>14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101.03" calcext:value-type="float">
            <text:p>1101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2</text:p>
          </table:table-cell>
          <table:table-cell office:value-type="float" office:value="145" calcext:value-type="float">
            <text:p>14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101.41" calcext:value-type="float">
            <text:p>1101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3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101.41" calcext:value-type="float">
            <text:p>1101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4</text:p>
          </table:table-cell>
          <table:table-cell office:value-type="float" office:value="144" calcext:value-type="float">
            <text:p>14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101.41" calcext:value-type="float">
            <text:p>1101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5</text:p>
          </table:table-cell>
          <table:table-cell office:value-type="float" office:value="144" calcext:value-type="float">
            <text:p>14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104.41" calcext:value-type="float">
            <text:p>1104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6</text:p>
          </table:table-cell>
          <table:table-cell office:value-type="float" office:value="144" calcext:value-type="float">
            <text:p>14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106.31" calcext:value-type="float">
            <text:p>1106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7</text:p>
          </table:table-cell>
          <table:table-cell office:value-type="float" office:value="144" calcext:value-type="float">
            <text:p>14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106.31" calcext:value-type="float">
            <text:p>1106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8</text:p>
          </table:table-cell>
          <table:table-cell office:value-type="float" office:value="144" calcext:value-type="float">
            <text:p>14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106.31" calcext:value-type="float">
            <text:p>1106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09</text:p>
          </table:table-cell>
          <table:table-cell office:value-type="float" office:value="144" calcext:value-type="float">
            <text:p>14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108.26" calcext:value-type="float">
            <text:p>1108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0</text:p>
          </table:table-cell>
          <table:table-cell office:value-type="float" office:value="144" calcext:value-type="float">
            <text:p>14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111.86" calcext:value-type="float">
            <text:p>1111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1</text:p>
          </table:table-cell>
          <table:table-cell office:value-type="float" office:value="143" calcext:value-type="float">
            <text:p>14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113.39" calcext:value-type="float">
            <text:p>1113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2</text:p>
          </table:table-cell>
          <table:table-cell office:value-type="float" office:value="143" calcext:value-type="float">
            <text:p>14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113.71" calcext:value-type="float">
            <text:p>1113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3</text:p>
          </table:table-cell>
          <table:table-cell office:value-type="float" office:value="143" calcext:value-type="float">
            <text:p>14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115.71" calcext:value-type="float">
            <text:p>1115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4</text:p>
          </table:table-cell>
          <table:table-cell office:value-type="float" office:value="143" calcext:value-type="float">
            <text:p>14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118.41" calcext:value-type="float">
            <text:p>1118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5</text:p>
          </table:table-cell>
          <table:table-cell office:value-type="float" office:value="143" calcext:value-type="float">
            <text:p>14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120.22" calcext:value-type="float">
            <text:p>1120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6</text:p>
          </table:table-cell>
          <table:table-cell office:value-type="float" office:value="143" calcext:value-type="float">
            <text:p>14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120.75" calcext:value-type="float">
            <text:p>1120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7</text:p>
          </table:table-cell>
          <table:table-cell office:value-type="float" office:value="143" calcext:value-type="float">
            <text:p>14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122.55" calcext:value-type="float">
            <text:p>1122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8</text:p>
          </table:table-cell>
          <table:table-cell office:value-type="float" office:value="144" calcext:value-type="float">
            <text:p>1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126.81" calcext:value-type="float">
            <text:p>1126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19</text:p>
          </table:table-cell>
          <table:table-cell office:value-type="float" office:value="144" calcext:value-type="float">
            <text:p>1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131.06" calcext:value-type="float">
            <text:p>1131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0</text:p>
          </table:table-cell>
          <table:table-cell office:value-type="float" office:value="144" calcext:value-type="float">
            <text:p>14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133.99" calcext:value-type="float">
            <text:p>1133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1</text:p>
          </table:table-cell>
          <table:table-cell office:value-type="float" office:value="144" calcext:value-type="float">
            <text:p>14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136.95" calcext:value-type="float">
            <text:p>1136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2</text:p>
          </table:table-cell>
          <table:table-cell office:value-type="float" office:value="144" calcext:value-type="float">
            <text:p>14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139.46" calcext:value-type="float">
            <text:p>1139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3</text:p>
          </table:table-cell>
          <table:table-cell office:value-type="float" office:value="145" calcext:value-type="float">
            <text:p>14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141.86" calcext:value-type="float">
            <text:p>1141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4</text:p>
          </table:table-cell>
          <table:table-cell office:value-type="float" office:value="145" calcext:value-type="float">
            <text:p>14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143.68" calcext:value-type="float">
            <text:p>1143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5</text:p>
          </table:table-cell>
          <table:table-cell office:value-type="float" office:value="145" calcext:value-type="float">
            <text:p>14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145.26" calcext:value-type="float">
            <text:p>1145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7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29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2</text:p>
          </table:table-cell>
          <table:table-cell office:value-type="float" office:value="147" calcext:value-type="float">
            <text:p>14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3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4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7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8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39</text:p>
          </table:table-cell>
          <table:table-cell office:value-type="float" office:value="148" calcext:value-type="float">
            <text:p>14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0</text:p>
          </table:table-cell>
          <table:table-cell office:value-type="float" office:value="148" calcext:value-type="float">
            <text:p>14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1</text:p>
          </table:table-cell>
          <table:table-cell office:value-type="float" office:value="148" calcext:value-type="float">
            <text:p>14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145.32" calcext:value-type="float">
            <text:p>1145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2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146.24" calcext:value-type="float">
            <text:p>1146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3</text:p>
          </table:table-cell>
          <table:table-cell office:value-type="float" office:value="148" calcext:value-type="float">
            <text:p>14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147.19" calcext:value-type="float">
            <text:p>1147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4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150.31" calcext:value-type="float">
            <text:p>1150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5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153.85" calcext:value-type="float">
            <text:p>1153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6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157" calcext:value-type="float">
            <text:p>11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7</text:p>
          </table:table-cell>
          <table:table-cell office:value-type="float" office:value="148" calcext:value-type="float">
            <text:p>14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159.06" calcext:value-type="float">
            <text:p>1159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160.27" calcext:value-type="float">
            <text:p>1160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49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160.45" calcext:value-type="float">
            <text:p>1160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0</text:p>
          </table:table-cell>
          <table:table-cell office:value-type="float" office:value="149" calcext:value-type="float">
            <text:p>14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160.45" calcext:value-type="float">
            <text:p>1160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1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160.45" calcext:value-type="float">
            <text:p>1160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2</text:p>
          </table:table-cell>
          <table:table-cell office:value-type="float" office:value="149" calcext:value-type="float">
            <text:p>14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160.46" calcext:value-type="float">
            <text:p>1160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60.46" calcext:value-type="float">
            <text:p>1160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4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60.46" calcext:value-type="float">
            <text:p>1160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5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160.46" calcext:value-type="float">
            <text:p>1160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6</text:p>
          </table:table-cell>
          <table:table-cell office:value-type="float" office:value="148" calcext:value-type="float">
            <text:p>14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160.46" calcext:value-type="float">
            <text:p>1160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7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160.46" calcext:value-type="float">
            <text:p>1160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8</text:p>
          </table:table-cell>
          <table:table-cell office:value-type="float" office:value="148" calcext:value-type="float">
            <text:p>14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160.46" calcext:value-type="float">
            <text:p>1160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7:59</text:p>
          </table:table-cell>
          <table:table-cell office:value-type="float" office:value="148" calcext:value-type="float">
            <text:p>14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160.46" calcext:value-type="float">
            <text:p>1160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0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161.27" calcext:value-type="float">
            <text:p>1161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1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163.47" calcext:value-type="float">
            <text:p>1163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2</text:p>
          </table:table-cell>
          <table:table-cell office:value-type="float" office:value="148" calcext:value-type="float">
            <text:p>14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166.94" calcext:value-type="float">
            <text:p>1166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3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170.22" calcext:value-type="float">
            <text:p>1170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4</text:p>
          </table:table-cell>
          <table:table-cell office:value-type="float" office:value="148" calcext:value-type="float">
            <text:p>14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173.94" calcext:value-type="float">
            <text:p>1173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5</text:p>
          </table:table-cell>
          <table:table-cell office:value-type="float" office:value="148" calcext:value-type="float">
            <text:p>14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178.05" calcext:value-type="float">
            <text:p>1178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6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181.89" calcext:value-type="float">
            <text:p>1181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7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184.89" calcext:value-type="float">
            <text:p>1184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8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187.7" calcext:value-type="float">
            <text:p>1187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09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190.2" calcext:value-type="float">
            <text:p>1190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0</text:p>
          </table:table-cell>
          <table:table-cell office:value-type="float" office:value="147" calcext:value-type="float">
            <text:p>14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191.07" calcext:value-type="float">
            <text:p>1191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1</text:p>
          </table:table-cell>
          <table:table-cell office:value-type="float" office:value="146" calcext:value-type="float">
            <text:p>14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192.28" calcext:value-type="float">
            <text:p>1192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2</text:p>
          </table:table-cell>
          <table:table-cell office:value-type="float" office:value="148" calcext:value-type="float">
            <text:p>14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194.45" calcext:value-type="float">
            <text:p>1194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3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196.18" calcext:value-type="float">
            <text:p>1196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4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196.18" calcext:value-type="float">
            <text:p>1196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5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196.23" calcext:value-type="float">
            <text:p>1196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6</text:p>
          </table:table-cell>
          <table:table-cell office:value-type="float" office:value="149" calcext:value-type="float">
            <text:p>14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198.5" calcext:value-type="float">
            <text:p>1198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7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199" calcext:value-type="float">
            <text:p>11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8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199" calcext:value-type="float">
            <text:p>11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19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199" calcext:value-type="float">
            <text:p>11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0</text:p>
          </table:table-cell>
          <table:table-cell office:value-type="float" office:value="150" calcext:value-type="float">
            <text:p>15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201.19" calcext:value-type="float">
            <text:p>1201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1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204.37" calcext:value-type="float">
            <text:p>1204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2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206.9" calcext:value-type="float">
            <text:p>1206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3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208.84" calcext:value-type="float">
            <text:p>1208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4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210.18" calcext:value-type="float">
            <text:p>1210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5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211.48" calcext:value-type="float">
            <text:p>1211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6</text:p>
          </table:table-cell>
          <table:table-cell office:value-type="float" office:value="148" calcext:value-type="float">
            <text:p>14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211.75" calcext:value-type="float">
            <text:p>1211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7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213.19" calcext:value-type="float">
            <text:p>1213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8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213.19" calcext:value-type="float">
            <text:p>1213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2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13.19" calcext:value-type="float">
            <text:p>1213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13.19" calcext:value-type="float">
            <text:p>1213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13.19" calcext:value-type="float">
            <text:p>1213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13.19" calcext:value-type="float">
            <text:p>1213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3</text:p>
          </table:table-cell>
          <table:table-cell office:value-type="float" office:value="147" calcext:value-type="float">
            <text:p>14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213.19" calcext:value-type="float">
            <text:p>1213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4</text:p>
          </table:table-cell>
          <table:table-cell office:value-type="float" office:value="147" calcext:value-type="float">
            <text:p>14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213.19" calcext:value-type="float">
            <text:p>1213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5</text:p>
          </table:table-cell>
          <table:table-cell office:value-type="float" office:value="147" calcext:value-type="float">
            <text:p>14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213.37" calcext:value-type="float">
            <text:p>1213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6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214.42" calcext:value-type="float">
            <text:p>1214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7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214.46" calcext:value-type="float">
            <text:p>1214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8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14.84" calcext:value-type="float">
            <text:p>1214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39</text:p>
          </table:table-cell>
          <table:table-cell office:value-type="float" office:value="148" calcext:value-type="float">
            <text:p>14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217.5" calcext:value-type="float">
            <text:p>1217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0</text:p>
          </table:table-cell>
          <table:table-cell office:value-type="float" office:value="148" calcext:value-type="float">
            <text:p>14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220.15" calcext:value-type="float">
            <text:p>1220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1</text:p>
          </table:table-cell>
          <table:table-cell office:value-type="float" office:value="148" calcext:value-type="float">
            <text:p>14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220.88" calcext:value-type="float">
            <text:p>1220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2</text:p>
          </table:table-cell>
          <table:table-cell office:value-type="float" office:value="148" calcext:value-type="float">
            <text:p>14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221.57" calcext:value-type="float">
            <text:p>1221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21.57" calcext:value-type="float">
            <text:p>1221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4</text:p>
          </table:table-cell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221.57" calcext:value-type="float">
            <text:p>1221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5</text:p>
          </table:table-cell>
          <table:table-cell office:value-type="float" office:value="149" calcext:value-type="float">
            <text:p>14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221.57" calcext:value-type="float">
            <text:p>1221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6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221.57" calcext:value-type="float">
            <text:p>1221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7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221.96" calcext:value-type="float">
            <text:p>1221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8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223.47" calcext:value-type="float">
            <text:p>1223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49</text:p>
          </table:table-cell>
          <table:table-cell office:value-type="float" office:value="149" calcext:value-type="float">
            <text:p>14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225.29" calcext:value-type="float">
            <text:p>1225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0</text:p>
          </table:table-cell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227.78" calcext:value-type="float">
            <text:p>1227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27.95" calcext:value-type="float">
            <text:p>122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27.95" calcext:value-type="float">
            <text:p>122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27.95" calcext:value-type="float">
            <text:p>122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4</text:p>
          </table:table-cell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228.24" calcext:value-type="float">
            <text:p>1228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5</text:p>
          </table:table-cell>
          <table:table-cell office:value-type="float" office:value="149" calcext:value-type="float">
            <text:p>14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229.27" calcext:value-type="float">
            <text:p>1229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6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230.44" calcext:value-type="float">
            <text:p>1230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7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231.11" calcext:value-type="float">
            <text:p>123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8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232.78" calcext:value-type="float">
            <text:p>1232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8:59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235.74" calcext:value-type="float">
            <text:p>1235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0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238.97" calcext:value-type="float">
            <text:p>1238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1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241.81" calcext:value-type="float">
            <text:p>1241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2</text:p>
          </table:table-cell>
          <table:table-cell office:value-type="float" office:value="149" calcext:value-type="float">
            <text:p>14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244.06" calcext:value-type="float">
            <text:p>1244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3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245.75" calcext:value-type="float">
            <text:p>1245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4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247.52" calcext:value-type="float">
            <text:p>1247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5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249.86" calcext:value-type="float">
            <text:p>1249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6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252.58" calcext:value-type="float">
            <text:p>1252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7</text:p>
          </table:table-cell>
          <table:table-cell office:value-type="float" office:value="149" calcext:value-type="float">
            <text:p>14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255.6" calcext:value-type="float">
            <text:p>1255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8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257.29" calcext:value-type="float">
            <text:p>125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0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57.29" calcext:value-type="float">
            <text:p>125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57.29" calcext:value-type="float">
            <text:p>125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57.29" calcext:value-type="float">
            <text:p>125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2</text:p>
          </table:table-cell>
          <table:table-cell office:value-type="float" office:value="150" calcext:value-type="float">
            <text:p>15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1257.29" calcext:value-type="float">
            <text:p>125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3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257.29" calcext:value-type="float">
            <text:p>125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4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257.29" calcext:value-type="float">
            <text:p>125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5</text:p>
          </table:table-cell>
          <table:table-cell office:value-type="float" office:value="150" calcext:value-type="float">
            <text:p>15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1257.29" calcext:value-type="float">
            <text:p>125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57.29" calcext:value-type="float">
            <text:p>125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57.29" calcext:value-type="float">
            <text:p>125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8</text:p>
          </table:table-cell>
          <table:table-cell office:value-type="float" office:value="150" calcext:value-type="float">
            <text:p>15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257.29" calcext:value-type="float">
            <text:p>125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19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257.29" calcext:value-type="float">
            <text:p>125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257.29" calcext:value-type="float">
            <text:p>125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1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257.29" calcext:value-type="float">
            <text:p>1257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2</text:p>
          </table:table-cell>
          <table:table-cell office:value-type="float" office:value="150" calcext:value-type="float">
            <text:p>1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257.95" calcext:value-type="float">
            <text:p>125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3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257.95" calcext:value-type="float">
            <text:p>125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4</text:p>
          </table:table-cell>
          <table:table-cell office:value-type="float" office:value="149" calcext:value-type="float">
            <text:p>14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257.95" calcext:value-type="float">
            <text:p>1257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5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258.44" calcext:value-type="float">
            <text:p>1258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6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260.81" calcext:value-type="float">
            <text:p>1260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7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260.87" calcext:value-type="float">
            <text:p>1260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8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262.58" calcext:value-type="float">
            <text:p>1262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29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264.78" calcext:value-type="float">
            <text:p>1264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0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266.39" calcext:value-type="float">
            <text:p>1266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1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266.67" calcext:value-type="float">
            <text:p>1266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2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266.67" calcext:value-type="float">
            <text:p>1266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3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269.25" calcext:value-type="float">
            <text:p>1269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4</text:p>
          </table:table-cell>
          <table:table-cell office:value-type="float" office:value="148" calcext:value-type="float">
            <text:p>14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270.73" calcext:value-type="float">
            <text:p>1270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5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273.67" calcext:value-type="float">
            <text:p>1273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6</text:p>
          </table:table-cell>
          <table:table-cell office:value-type="float" office:value="148" calcext:value-type="float">
            <text:p>14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273.67" calcext:value-type="float">
            <text:p>1273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7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73.67" calcext:value-type="float">
            <text:p>1273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74.09" calcext:value-type="float">
            <text:p>1274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3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75.01" calcext:value-type="float">
            <text:p>1275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0</text:p>
          </table:table-cell>
          <table:table-cell office:value-type="float" office:value="147" calcext:value-type="float">
            <text:p>14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277.69" calcext:value-type="float">
            <text:p>1277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1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77.69" calcext:value-type="float">
            <text:p>1277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2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77.69" calcext:value-type="float">
            <text:p>1277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3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77.69" calcext:value-type="float">
            <text:p>1277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77.69" calcext:value-type="float">
            <text:p>1277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5</text:p>
          </table:table-cell>
          <table:table-cell office:value-type="float" office:value="147" calcext:value-type="float">
            <text:p>14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277.69" calcext:value-type="float">
            <text:p>1277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6</text:p>
          </table:table-cell>
          <table:table-cell office:value-type="float" office:value="146" calcext:value-type="float">
            <text:p>146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277.69" calcext:value-type="float">
            <text:p>1277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7</text:p>
          </table:table-cell>
          <table:table-cell office:value-type="float" office:value="146" calcext:value-type="float">
            <text:p>14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277.69" calcext:value-type="float">
            <text:p>1277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8</text:p>
          </table:table-cell>
          <table:table-cell office:value-type="float" office:value="146" calcext:value-type="float">
            <text:p>14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279.65" calcext:value-type="float">
            <text:p>1279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49</text:p>
          </table:table-cell>
          <table:table-cell office:value-type="float" office:value="145" calcext:value-type="float">
            <text:p>145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282.12" calcext:value-type="float">
            <text:p>1282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0</text:p>
          </table:table-cell>
          <table:table-cell office:value-type="float" office:value="145" calcext:value-type="float">
            <text:p>14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283.75" calcext:value-type="float">
            <text:p>1283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1</text:p>
          </table:table-cell>
          <table:table-cell office:value-type="float" office:value="145" calcext:value-type="float">
            <text:p>14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286" calcext:value-type="float">
            <text:p>12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2</text:p>
          </table:table-cell>
          <table:table-cell office:value-type="float" office:value="145" calcext:value-type="float">
            <text:p>14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288.18" calcext:value-type="float">
            <text:p>1288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3</text:p>
          </table:table-cell>
          <table:table-cell office:value-type="float" office:value="145" calcext:value-type="float">
            <text:p>14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289.51" calcext:value-type="float">
            <text:p>1289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4</text:p>
          </table:table-cell>
          <table:table-cell office:value-type="float" office:value="145" calcext:value-type="float">
            <text:p>14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289.88" calcext:value-type="float">
            <text:p>1289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89.88" calcext:value-type="float">
            <text:p>1289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6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289.88" calcext:value-type="float">
            <text:p>1289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7</text:p>
          </table:table-cell>
          <table:table-cell office:value-type="float" office:value="145" calcext:value-type="float">
            <text:p>14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291.75" calcext:value-type="float">
            <text:p>1291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8</text:p>
          </table:table-cell>
          <table:table-cell office:value-type="float" office:value="145" calcext:value-type="float">
            <text:p>14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293.84" calcext:value-type="float">
            <text:p>1293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19:59</text:p>
          </table:table-cell>
          <table:table-cell office:value-type="float" office:value="145" calcext:value-type="float">
            <text:p>14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296.74" calcext:value-type="float">
            <text:p>1296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0</text:p>
          </table:table-cell>
          <table:table-cell office:value-type="float" office:value="145" calcext:value-type="float">
            <text:p>14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300.34" calcext:value-type="float">
            <text:p>1300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1</text:p>
          </table:table-cell>
          <table:table-cell office:value-type="float" office:value="145" calcext:value-type="float">
            <text:p>14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303.14" calcext:value-type="float">
            <text:p>1303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2</text:p>
          </table:table-cell>
          <table:table-cell office:value-type="float" office:value="146" calcext:value-type="float">
            <text:p>14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305.09" calcext:value-type="float">
            <text:p>1305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3</text:p>
          </table:table-cell>
          <table:table-cell office:value-type="float" office:value="146" calcext:value-type="float">
            <text:p>14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307.04" calcext:value-type="float">
            <text:p>1307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4</text:p>
          </table:table-cell>
          <table:table-cell office:value-type="float" office:value="146" calcext:value-type="float">
            <text:p>14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308.33" calcext:value-type="float">
            <text:p>1308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5</text:p>
          </table:table-cell>
          <table:table-cell office:value-type="float" office:value="146" calcext:value-type="float">
            <text:p>146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308.58" calcext:value-type="float">
            <text:p>1308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6</text:p>
          </table:table-cell>
          <table:table-cell office:value-type="float" office:value="146" calcext:value-type="float">
            <text:p>14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308.93" calcext:value-type="float">
            <text:p>1308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7</text:p>
          </table:table-cell>
          <table:table-cell office:value-type="float" office:value="146" calcext:value-type="float">
            <text:p>14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310.64" calcext:value-type="float">
            <text:p>1310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8</text:p>
          </table:table-cell>
          <table:table-cell office:value-type="float" office:value="146" calcext:value-type="float">
            <text:p>14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313.23" calcext:value-type="float">
            <text:p>1313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09</text:p>
          </table:table-cell>
          <table:table-cell office:value-type="float" office:value="146" calcext:value-type="float">
            <text:p>14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315.6" calcext:value-type="float">
            <text:p>1315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0</text:p>
          </table:table-cell>
          <table:table-cell office:value-type="float" office:value="146" calcext:value-type="float">
            <text:p>14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317.18" calcext:value-type="float">
            <text:p>1317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1</text:p>
          </table:table-cell>
          <table:table-cell office:value-type="float" office:value="146" calcext:value-type="float">
            <text:p>14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321.03" calcext:value-type="float">
            <text:p>1321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2</text:p>
          </table:table-cell>
          <table:table-cell office:value-type="float" office:value="146" calcext:value-type="float">
            <text:p>14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324.87" calcext:value-type="float">
            <text:p>1324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3</text:p>
          </table:table-cell>
          <table:table-cell office:value-type="float" office:value="146" calcext:value-type="float">
            <text:p>14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329.18" calcext:value-type="float">
            <text:p>1329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4</text:p>
          </table:table-cell>
          <table:table-cell office:value-type="float" office:value="146" calcext:value-type="float">
            <text:p>14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332.44" calcext:value-type="float">
            <text:p>1332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5</text:p>
          </table:table-cell>
          <table:table-cell office:value-type="float" office:value="146" calcext:value-type="float">
            <text:p>14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334.56" calcext:value-type="float">
            <text:p>1334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6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335.27" calcext:value-type="float">
            <text:p>1335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35.27" calcext:value-type="float">
            <text:p>1335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8</text:p>
          </table:table-cell>
          <table:table-cell office:value-type="float" office:value="147" calcext:value-type="float">
            <text:p>14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335.27" calcext:value-type="float">
            <text:p>1335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19</text:p>
          </table:table-cell>
          <table:table-cell office:value-type="float" office:value="147" calcext:value-type="float">
            <text:p>14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336.82" calcext:value-type="float">
            <text:p>1336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0</text:p>
          </table:table-cell>
          <table:table-cell office:value-type="float" office:value="147" calcext:value-type="float">
            <text:p>14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339.88" calcext:value-type="float">
            <text:p>1339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1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342.65" calcext:value-type="float">
            <text:p>1342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2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346.17" calcext:value-type="float">
            <text:p>1346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3</text:p>
          </table:table-cell>
          <table:table-cell office:value-type="float" office:value="147" calcext:value-type="float">
            <text:p>14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349.66" calcext:value-type="float">
            <text:p>1349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4</text:p>
          </table:table-cell>
          <table:table-cell office:value-type="float" office:value="147" calcext:value-type="float">
            <text:p>14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353.05" calcext:value-type="float">
            <text:p>1353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5</text:p>
          </table:table-cell>
          <table:table-cell office:value-type="float" office:value="147" calcext:value-type="float">
            <text:p>14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357.38" calcext:value-type="float">
            <text:p>1357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6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360.52" calcext:value-type="float">
            <text:p>1360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7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361.83" calcext:value-type="float">
            <text:p>1361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8</text:p>
          </table:table-cell>
          <table:table-cell office:value-type="float" office:value="147" calcext:value-type="float">
            <text:p>14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363.78" calcext:value-type="float">
            <text:p>1363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29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364.82" calcext:value-type="float">
            <text:p>1364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0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365.24" calcext:value-type="float">
            <text:p>1365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1</text:p>
          </table:table-cell>
          <table:table-cell office:value-type="float" office:value="147" calcext:value-type="float">
            <text:p>14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365.24" calcext:value-type="float">
            <text:p>1365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2</text:p>
          </table:table-cell>
          <table:table-cell office:value-type="float" office:value="147" calcext:value-type="float">
            <text:p>14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365.24" calcext:value-type="float">
            <text:p>1365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3</text:p>
          </table:table-cell>
          <table:table-cell office:value-type="float" office:value="147" calcext:value-type="float">
            <text:p>14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366.31" calcext:value-type="float">
            <text:p>1366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6.31" calcext:value-type="float">
            <text:p>1366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5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6.31" calcext:value-type="float">
            <text:p>1366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6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6.31" calcext:value-type="float">
            <text:p>1366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6.31" calcext:value-type="float">
            <text:p>1366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8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6.31" calcext:value-type="float">
            <text:p>1366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3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6.55" calcext:value-type="float">
            <text:p>1366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6.55" calcext:value-type="float">
            <text:p>1366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6.55" calcext:value-type="float">
            <text:p>1366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2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366.55" calcext:value-type="float">
            <text:p>1366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3</text:p>
          </table:table-cell>
          <table:table-cell office:value-type="float" office:value="148" calcext:value-type="float">
            <text:p>14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366.55" calcext:value-type="float">
            <text:p>1366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4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368.34" calcext:value-type="float">
            <text:p>1368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5</text:p>
          </table:table-cell>
          <table:table-cell office:value-type="float" office:value="149" calcext:value-type="float">
            <text:p>14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371.55" calcext:value-type="float">
            <text:p>1371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6</text:p>
          </table:table-cell>
          <table:table-cell office:value-type="float" office:value="149" calcext:value-type="float">
            <text:p>14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374.43" calcext:value-type="float">
            <text:p>1374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7</text:p>
          </table:table-cell>
          <table:table-cell office:value-type="float" office:value="149" calcext:value-type="float">
            <text:p>1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377.72" calcext:value-type="float">
            <text:p>1377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8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380.03" calcext:value-type="float">
            <text:p>1380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49</text:p>
          </table:table-cell>
          <table:table-cell office:value-type="float" office:value="149" calcext:value-type="float">
            <text:p>1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383.89" calcext:value-type="float">
            <text:p>1383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0</text:p>
          </table:table-cell>
          <table:table-cell office:value-type="float" office:value="149" calcext:value-type="float">
            <text:p>14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387.41" calcext:value-type="float">
            <text:p>1387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1</text:p>
          </table:table-cell>
          <table:table-cell office:value-type="float" office:value="149" calcext:value-type="float">
            <text:p>14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390.63" calcext:value-type="float">
            <text:p>1390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2</text:p>
          </table:table-cell>
          <table:table-cell office:value-type="float" office:value="149" calcext:value-type="float">
            <text:p>14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394.28" calcext:value-type="float">
            <text:p>1394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3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397.39" calcext:value-type="float">
            <text:p>1397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4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399.99" calcext:value-type="float">
            <text:p>1399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5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402.68" calcext:value-type="float">
            <text:p>1402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6</text:p>
          </table:table-cell>
          <table:table-cell office:value-type="float" office:value="148" calcext:value-type="float">
            <text:p>14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405" calcext:value-type="float">
            <text:p>14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7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407.68" calcext:value-type="float">
            <text:p>1407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8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409.57" calcext:value-type="float">
            <text:p>1409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0:59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412.01" calcext:value-type="float">
            <text:p>1412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0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414.14" calcext:value-type="float">
            <text:p>1414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1</text:p>
          </table:table-cell>
          <table:table-cell office:value-type="float" office:value="147" calcext:value-type="float">
            <text:p>14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414.81" calcext:value-type="float">
            <text:p>1414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2</text:p>
          </table:table-cell>
          <table:table-cell office:value-type="float" office:value="147" calcext:value-type="float">
            <text:p>14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414.91" calcext:value-type="float">
            <text:p>1414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3</text:p>
          </table:table-cell>
          <table:table-cell office:value-type="float" office:value="147" calcext:value-type="float">
            <text:p>14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417.52" calcext:value-type="float">
            <text:p>1417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4</text:p>
          </table:table-cell>
          <table:table-cell office:value-type="float" office:value="147" calcext:value-type="float">
            <text:p>14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420.57" calcext:value-type="float">
            <text:p>1420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5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421.43" calcext:value-type="float">
            <text:p>1421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6</text:p>
          </table:table-cell>
          <table:table-cell office:value-type="float" office:value="147" calcext:value-type="float">
            <text:p>14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421.43" calcext:value-type="float">
            <text:p>1421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7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21.43" calcext:value-type="float">
            <text:p>1421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8</text:p>
          </table:table-cell>
          <table:table-cell office:value-type="float" office:value="147" calcext:value-type="float">
            <text:p>14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423.89" calcext:value-type="float">
            <text:p>1423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09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427.43" calcext:value-type="float">
            <text:p>1427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0</text:p>
          </table:table-cell>
          <table:table-cell office:value-type="float" office:value="147" calcext:value-type="float">
            <text:p>14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430" calcext:value-type="float">
            <text:p>143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1</text:p>
          </table:table-cell>
          <table:table-cell office:value-type="float" office:value="147" calcext:value-type="float">
            <text:p>14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431.45" calcext:value-type="float">
            <text:p>1431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2</text:p>
          </table:table-cell>
          <table:table-cell office:value-type="float" office:value="147" calcext:value-type="float">
            <text:p>14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432.35" calcext:value-type="float">
            <text:p>1432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3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433.46" calcext:value-type="float">
            <text:p>1433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4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435.77" calcext:value-type="float">
            <text:p>1435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5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439.27" calcext:value-type="float">
            <text:p>1439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6</text:p>
          </table:table-cell>
          <table:table-cell office:value-type="float" office:value="147" calcext:value-type="float">
            <text:p>14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443.02" calcext:value-type="float">
            <text:p>1443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7</text:p>
          </table:table-cell>
          <table:table-cell office:value-type="float" office:value="147" calcext:value-type="float">
            <text:p>14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446.24" calcext:value-type="float">
            <text:p>1446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8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449.22" calcext:value-type="float">
            <text:p>1449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1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449.22" calcext:value-type="float">
            <text:p>1449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0</text:p>
          </table:table-cell>
          <table:table-cell office:value-type="float" office:value="147" calcext:value-type="float">
            <text:p>14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451.71" calcext:value-type="float">
            <text:p>1451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1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455.42" calcext:value-type="float">
            <text:p>1455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2</text:p>
          </table:table-cell>
          <table:table-cell office:value-type="float" office:value="147" calcext:value-type="float">
            <text:p>14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458.75" calcext:value-type="float">
            <text:p>1458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3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460.39" calcext:value-type="float">
            <text:p>1460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4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460.39" calcext:value-type="float">
            <text:p>1460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5</text:p>
          </table:table-cell>
          <table:table-cell office:value-type="float" office:value="147" calcext:value-type="float">
            <text:p>14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460.75" calcext:value-type="float">
            <text:p>1460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6</text:p>
          </table:table-cell>
          <table:table-cell office:value-type="float" office:value="147" calcext:value-type="float">
            <text:p>14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465.29" calcext:value-type="float">
            <text:p>1465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7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467.88" calcext:value-type="float">
            <text:p>1467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8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467.88" calcext:value-type="float">
            <text:p>1467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29</text:p>
          </table:table-cell>
          <table:table-cell office:value-type="float" office:value="147" calcext:value-type="float">
            <text:p>14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467.88" calcext:value-type="float">
            <text:p>1467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0</text:p>
          </table:table-cell>
          <table:table-cell office:value-type="float" office:value="147" calcext:value-type="float">
            <text:p>14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467.88" calcext:value-type="float">
            <text:p>1467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1</text:p>
          </table:table-cell>
          <table:table-cell office:value-type="float" office:value="147" calcext:value-type="float">
            <text:p>14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470.07" calcext:value-type="float">
            <text:p>1470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473.46" calcext:value-type="float">
            <text:p>1473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3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475.18" calcext:value-type="float">
            <text:p>1475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4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475.18" calcext:value-type="float">
            <text:p>1475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5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475.18" calcext:value-type="float">
            <text:p>1475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6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478.54" calcext:value-type="float">
            <text:p>1478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7</text:p>
          </table:table-cell>
          <table:table-cell office:value-type="float" office:value="147" calcext:value-type="float">
            <text:p>14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483.07" calcext:value-type="float">
            <text:p>1483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8</text:p>
          </table:table-cell>
          <table:table-cell office:value-type="float" office:value="147" calcext:value-type="float">
            <text:p>14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486.98" calcext:value-type="float">
            <text:p>1486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39</text:p>
          </table:table-cell>
          <table:table-cell office:value-type="float" office:value="147" calcext:value-type="float">
            <text:p>14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490.07" calcext:value-type="float">
            <text:p>1490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0</text:p>
          </table:table-cell>
          <table:table-cell office:value-type="float" office:value="146" calcext:value-type="float">
            <text:p>14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492.87" calcext:value-type="float">
            <text:p>1492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1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496.15" calcext:value-type="float">
            <text:p>1496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2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499.24" calcext:value-type="float">
            <text:p>1499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3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501.77" calcext:value-type="float">
            <text:p>1501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4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503.86" calcext:value-type="float">
            <text:p>1503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5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505.78" calcext:value-type="float">
            <text:p>1505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6</text:p>
          </table:table-cell>
          <table:table-cell office:value-type="float" office:value="147" calcext:value-type="float">
            <text:p>14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507.76" calcext:value-type="float">
            <text:p>1507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7</text:p>
          </table:table-cell>
          <table:table-cell office:value-type="float" office:value="147" calcext:value-type="float">
            <text:p>14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510.28" calcext:value-type="float">
            <text:p>1510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8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513.91" calcext:value-type="float">
            <text:p>1513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49</text:p>
          </table:table-cell>
          <table:table-cell office:value-type="float" office:value="147" calcext:value-type="float">
            <text:p>14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517.22" calcext:value-type="float">
            <text:p>1517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0</text:p>
          </table:table-cell>
          <table:table-cell office:value-type="float" office:value="147" calcext:value-type="float">
            <text:p>14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518.93" calcext:value-type="float">
            <text:p>1518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1</text:p>
          </table:table-cell>
          <table:table-cell office:value-type="float" office:value="147" calcext:value-type="float">
            <text:p>14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520.08" calcext:value-type="float">
            <text:p>1520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2</text:p>
          </table:table-cell>
          <table:table-cell office:value-type="float" office:value="146" calcext:value-type="float">
            <text:p>14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522.45" calcext:value-type="float">
            <text:p>152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3</text:p>
          </table:table-cell>
          <table:table-cell office:value-type="float" office:value="147" calcext:value-type="float">
            <text:p>14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526.56" calcext:value-type="float">
            <text:p>1526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4</text:p>
          </table:table-cell>
          <table:table-cell office:value-type="float" office:value="147" calcext:value-type="float">
            <text:p>14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529.48" calcext:value-type="float">
            <text:p>1529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529.48" calcext:value-type="float">
            <text:p>1529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529.48" calcext:value-type="float">
            <text:p>1529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7</text:p>
          </table:table-cell>
          <table:table-cell office:value-type="float" office:value="146" calcext:value-type="float">
            <text:p>14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529.48" calcext:value-type="float">
            <text:p>1529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8</text:p>
          </table:table-cell>
          <table:table-cell office:value-type="float" office:value="146" calcext:value-type="float">
            <text:p>14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530.86" calcext:value-type="float">
            <text:p>1530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1:59</text:p>
          </table:table-cell>
          <table:table-cell office:value-type="float" office:value="147" calcext:value-type="float">
            <text:p>14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535.47" calcext:value-type="float">
            <text:p>1535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0</text:p>
          </table:table-cell>
          <table:table-cell office:value-type="float" office:value="147" calcext:value-type="float">
            <text:p>147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22:59</text:p>
          </table:table-cell>
          <table:table-cell table:number-columns-repeated="3"/>
          <table:table-cell office:value-type="float" office:value="1539.42" calcext:value-type="float">
            <text:p>1539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1</text:p>
          </table:table-cell>
          <table:table-cell office:value-type="float" office:value="147" calcext:value-type="float">
            <text:p>147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59</text:p>
          </table:table-cell>
          <table:table-cell table:number-columns-repeated="3"/>
          <table:table-cell office:value-type="float" office:value="1543.21" calcext:value-type="float">
            <text:p>1543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2</text:p>
          </table:table-cell>
          <table:table-cell office:value-type="float" office:value="147" calcext:value-type="float">
            <text:p>147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1547.18" calcext:value-type="float">
            <text:p>1547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3</text:p>
          </table:table-cell>
          <table:table-cell office:value-type="float" office:value="148" calcext:value-type="float">
            <text:p>14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551.08" calcext:value-type="float">
            <text:p>1551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4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555.12" calcext:value-type="float">
            <text:p>1555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5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559.08" calcext:value-type="float">
            <text:p>1559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6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562.25" calcext:value-type="float">
            <text:p>1562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7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563.91" calcext:value-type="float">
            <text:p>1563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8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565.97" calcext:value-type="float">
            <text:p>1565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09</text:p>
          </table:table-cell>
          <table:table-cell office:value-type="float" office:value="150" calcext:value-type="float">
            <text:p>15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567.56" calcext:value-type="float">
            <text:p>1567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0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568.53" calcext:value-type="float">
            <text:p>1568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1</text:p>
          </table:table-cell>
          <table:table-cell office:value-type="float" office:value="150" calcext:value-type="float">
            <text:p>15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570.12" calcext:value-type="float">
            <text:p>1570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2</text:p>
          </table:table-cell>
          <table:table-cell office:value-type="float" office:value="150" calcext:value-type="float">
            <text:p>15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572.85" calcext:value-type="float">
            <text:p>1572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3</text:p>
          </table:table-cell>
          <table:table-cell office:value-type="float" office:value="150" calcext:value-type="float">
            <text:p>15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575.53" calcext:value-type="float">
            <text:p>1575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4</text:p>
          </table:table-cell>
          <table:table-cell office:value-type="float" office:value="151" calcext:value-type="float">
            <text:p>15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576.97" calcext:value-type="float">
            <text:p>1576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5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581.53" calcext:value-type="float">
            <text:p>1581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6</text:p>
          </table:table-cell>
          <table:table-cell office:value-type="float" office:value="151" calcext:value-type="float">
            <text:p>1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585.63" calcext:value-type="float">
            <text:p>1585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7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587.94" calcext:value-type="float">
            <text:p>1587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8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587.94" calcext:value-type="float">
            <text:p>1587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19</text:p>
          </table:table-cell>
          <table:table-cell office:value-type="float" office:value="150" calcext:value-type="float">
            <text:p>15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588.7" calcext:value-type="float">
            <text:p>1588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0</text:p>
          </table:table-cell>
          <table:table-cell office:value-type="float" office:value="150" calcext:value-type="float">
            <text:p>15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592.27" calcext:value-type="float">
            <text:p>1592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1</text:p>
          </table:table-cell>
          <table:table-cell office:value-type="float" office:value="150" calcext:value-type="float">
            <text:p>15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596.31" calcext:value-type="float">
            <text:p>1596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2</text:p>
          </table:table-cell>
          <table:table-cell office:value-type="float" office:value="150" calcext:value-type="float">
            <text:p>15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599.75" calcext:value-type="float">
            <text:p>1599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3</text:p>
          </table:table-cell>
          <table:table-cell office:value-type="float" office:value="150" calcext:value-type="float">
            <text:p>15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601.08" calcext:value-type="float">
            <text:p>1601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4</text:p>
          </table:table-cell>
          <table:table-cell office:value-type="float" office:value="150" calcext:value-type="float">
            <text:p>15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602.41" calcext:value-type="float">
            <text:p>1602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02.41" calcext:value-type="float">
            <text:p>1602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02.41" calcext:value-type="float">
            <text:p>1602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02.41" calcext:value-type="float">
            <text:p>1602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8</text:p>
          </table:table-cell>
          <table:table-cell office:value-type="float" office:value="150" calcext:value-type="float">
            <text:p>15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37:57</text:p>
          </table:table-cell>
          <table:table-cell table:number-columns-repeated="3"/>
          <table:table-cell office:value-type="float" office:value="1602.41" calcext:value-type="float">
            <text:p>1602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29</text:p>
          </table:table-cell>
          <table:table-cell office:value-type="float" office:value="151" calcext:value-type="float">
            <text:p>15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37:57</text:p>
          </table:table-cell>
          <table:table-cell table:number-columns-repeated="3"/>
          <table:table-cell office:value-type="float" office:value="1602.79" calcext:value-type="float">
            <text:p>1602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0</text:p>
          </table:table-cell>
          <table:table-cell office:value-type="float" office:value="150" calcext:value-type="float">
            <text:p>15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603.34" calcext:value-type="float">
            <text:p>1603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1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603.35" calcext:value-type="float">
            <text:p>1603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2</text:p>
          </table:table-cell>
          <table:table-cell office:value-type="float" office:value="151" calcext:value-type="float">
            <text:p>15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604.56" calcext:value-type="float">
            <text:p>1604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3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606.03" calcext:value-type="float">
            <text:p>1606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4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607.6" calcext:value-type="float">
            <text:p>1607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5</text:p>
          </table:table-cell>
          <table:table-cell office:value-type="float" office:value="150" calcext:value-type="float">
            <text:p>15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609.84" calcext:value-type="float">
            <text:p>1609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6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612.41" calcext:value-type="float">
            <text:p>1612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7</text:p>
          </table:table-cell>
          <table:table-cell office:value-type="float" office:value="150" calcext:value-type="float">
            <text:p>15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615.73" calcext:value-type="float">
            <text:p>1615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8</text:p>
          </table:table-cell>
          <table:table-cell office:value-type="float" office:value="150" calcext:value-type="float">
            <text:p>15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619.34" calcext:value-type="float">
            <text:p>1619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39</text:p>
          </table:table-cell>
          <table:table-cell office:value-type="float" office:value="150" calcext:value-type="float">
            <text:p>15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622.58" calcext:value-type="float">
            <text:p>1622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0</text:p>
          </table:table-cell>
          <table:table-cell office:value-type="float" office:value="150" calcext:value-type="float">
            <text:p>15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626.7" calcext:value-type="float">
            <text:p>1626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1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629.11" calcext:value-type="float">
            <text:p>1629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2</text:p>
          </table:table-cell>
          <table:table-cell office:value-type="float" office:value="150" calcext:value-type="float">
            <text:p>15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629.85" calcext:value-type="float">
            <text:p>1629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3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29.85" calcext:value-type="float">
            <text:p>1629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29.85" calcext:value-type="float">
            <text:p>1629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29.85" calcext:value-type="float">
            <text:p>1629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29.85" calcext:value-type="float">
            <text:p>1629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29.85" calcext:value-type="float">
            <text:p>1629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8</text:p>
          </table:table-cell>
          <table:table-cell office:value-type="float" office:value="150" calcext:value-type="float">
            <text:p>1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629.85" calcext:value-type="float">
            <text:p>1629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49</text:p>
          </table:table-cell>
          <table:table-cell office:value-type="float" office:value="150" calcext:value-type="float">
            <text:p>15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629.85" calcext:value-type="float">
            <text:p>1629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0</text:p>
          </table:table-cell>
          <table:table-cell office:value-type="float" office:value="150" calcext:value-type="float">
            <text:p>15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632.19" calcext:value-type="float">
            <text:p>1632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1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636.56" calcext:value-type="float">
            <text:p>1636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2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640.45" calcext:value-type="float">
            <text:p>1640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3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644.56" calcext:value-type="float">
            <text:p>1644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4</text:p>
          </table:table-cell>
          <table:table-cell office:value-type="float" office:value="151" calcext:value-type="float">
            <text:p>15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649.99" calcext:value-type="float">
            <text:p>1649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5</text:p>
          </table:table-cell>
          <table:table-cell office:value-type="float" office:value="151" calcext:value-type="float">
            <text:p>15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655" calcext:value-type="float">
            <text:p>16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6</text:p>
          </table:table-cell>
          <table:table-cell office:value-type="float" office:value="151" calcext:value-type="float">
            <text:p>1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660.21" calcext:value-type="float">
            <text:p>1660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7</text:p>
          </table:table-cell>
          <table:table-cell office:value-type="float" office:value="152" calcext:value-type="float">
            <text:p>15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664.85" calcext:value-type="float">
            <text:p>1664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8</text:p>
          </table:table-cell>
          <table:table-cell office:value-type="float" office:value="152" calcext:value-type="float">
            <text:p>15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668.84" calcext:value-type="float">
            <text:p>1668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2:59</text:p>
          </table:table-cell>
          <table:table-cell office:value-type="float" office:value="152" calcext:value-type="float">
            <text:p>15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672.42" calcext:value-type="float">
            <text:p>167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72.42" calcext:value-type="float">
            <text:p>167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72.42" calcext:value-type="float">
            <text:p>167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72.42" calcext:value-type="float">
            <text:p>167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3</text:p>
          </table:table-cell>
          <table:table-cell office:value-type="float" office:value="153" calcext:value-type="float">
            <text:p>15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672.42" calcext:value-type="float">
            <text:p>167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4</text:p>
          </table:table-cell>
          <table:table-cell office:value-type="float" office:value="153" calcext:value-type="float">
            <text:p>15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672.42" calcext:value-type="float">
            <text:p>167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5</text:p>
          </table:table-cell>
          <table:table-cell office:value-type="float" office:value="153" calcext:value-type="float">
            <text:p>15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672.42" calcext:value-type="float">
            <text:p>167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6</text:p>
          </table:table-cell>
          <table:table-cell office:value-type="float" office:value="153" calcext:value-type="float">
            <text:p>15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672.42" calcext:value-type="float">
            <text:p>167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72.42" calcext:value-type="float">
            <text:p>167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8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72.42" calcext:value-type="float">
            <text:p>167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09</text:p>
          </table:table-cell>
          <table:table-cell office:value-type="float" office:value="152" calcext:value-type="float">
            <text:p>15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672.42" calcext:value-type="float">
            <text:p>167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0</text:p>
          </table:table-cell>
          <table:table-cell office:value-type="float" office:value="152" calcext:value-type="float">
            <text:p>15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672.42" calcext:value-type="float">
            <text:p>167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1</text:p>
          </table:table-cell>
          <table:table-cell office:value-type="float" office:value="152" calcext:value-type="float">
            <text:p>15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672.42" calcext:value-type="float">
            <text:p>1672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2</text:p>
          </table:table-cell>
          <table:table-cell office:value-type="float" office:value="152" calcext:value-type="float">
            <text:p>15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675.03" calcext:value-type="float">
            <text:p>1675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3</text:p>
          </table:table-cell>
          <table:table-cell office:value-type="float" office:value="152" calcext:value-type="float">
            <text:p>15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677.26" calcext:value-type="float">
            <text:p>1677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4</text:p>
          </table:table-cell>
          <table:table-cell office:value-type="float" office:value="152" calcext:value-type="float">
            <text:p>15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679.9" calcext:value-type="float">
            <text:p>1679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5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79.9" calcext:value-type="float">
            <text:p>1679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6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679.9" calcext:value-type="float">
            <text:p>1679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7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321:52</text:p>
          </table:table-cell>
          <table:table-cell table:number-columns-repeated="3"/>
          <table:table-cell office:value-type="float" office:value="1682.7" calcext:value-type="float">
            <text:p>1682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8</text:p>
          </table:table-cell>
          <table:table-cell office:value-type="float" office:value="149" calcext:value-type="float">
            <text:p>14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37:57</text:p>
          </table:table-cell>
          <table:table-cell table:number-columns-repeated="3"/>
          <table:table-cell office:value-type="float" office:value="1686.61" calcext:value-type="float">
            <text:p>1686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19</text:p>
          </table:table-cell>
          <table:table-cell office:value-type="float" office:value="149" calcext:value-type="float">
            <text:p>14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689.27" calcext:value-type="float">
            <text:p>1689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0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690.86" calcext:value-type="float">
            <text:p>1690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1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692.54" calcext:value-type="float">
            <text:p>1692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2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693.55" calcext:value-type="float">
            <text:p>1693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3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694.56" calcext:value-type="float">
            <text:p>1694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4</text:p>
          </table:table-cell>
          <table:table-cell office:value-type="float" office:value="150" calcext:value-type="float">
            <text:p>15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696.96" calcext:value-type="float">
            <text:p>1696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5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698.68" calcext:value-type="float">
            <text:p>1698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6</text:p>
          </table:table-cell>
          <table:table-cell office:value-type="float" office:value="151" calcext:value-type="float">
            <text:p>15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700.77" calcext:value-type="float">
            <text:p>1700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7</text:p>
          </table:table-cell>
          <table:table-cell office:value-type="float" office:value="151" calcext:value-type="float">
            <text:p>15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701.7" calcext:value-type="float">
            <text:p>1701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8</text:p>
          </table:table-cell>
          <table:table-cell office:value-type="float" office:value="151" calcext:value-type="float">
            <text:p>15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702.32" calcext:value-type="float">
            <text:p>1702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29</text:p>
          </table:table-cell>
          <table:table-cell office:value-type="float" office:value="152" calcext:value-type="float">
            <text:p>15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702.55" calcext:value-type="float">
            <text:p>1702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0</text:p>
          </table:table-cell>
          <table:table-cell office:value-type="float" office:value="152" calcext:value-type="float">
            <text:p>15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702.55" calcext:value-type="float">
            <text:p>1702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1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703.81" calcext:value-type="float">
            <text:p>1703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2</text:p>
          </table:table-cell>
          <table:table-cell office:value-type="float" office:value="153" calcext:value-type="float">
            <text:p>15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703.91" calcext:value-type="float">
            <text:p>1703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3</text:p>
          </table:table-cell>
          <table:table-cell office:value-type="float" office:value="153" calcext:value-type="float">
            <text:p>15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703.91" calcext:value-type="float">
            <text:p>1703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4</text:p>
          </table:table-cell>
          <table:table-cell office:value-type="float" office:value="153" calcext:value-type="float">
            <text:p>15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703.91" calcext:value-type="float">
            <text:p>1703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03.91" calcext:value-type="float">
            <text:p>1703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704.74" calcext:value-type="float">
            <text:p>1704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7</text:p>
          </table:table-cell>
          <table:table-cell office:value-type="float" office:value="153" calcext:value-type="float">
            <text:p>15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704.74" calcext:value-type="float">
            <text:p>1704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8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05.94" calcext:value-type="float">
            <text:p>1705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39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06.96" calcext:value-type="float">
            <text:p>1706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0</text:p>
          </table:table-cell>
          <table:table-cell office:value-type="float" office:value="152" calcext:value-type="float">
            <text:p>15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707.52" calcext:value-type="float">
            <text:p>1707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1</text:p>
          </table:table-cell>
          <table:table-cell office:value-type="float" office:value="152" calcext:value-type="float">
            <text:p>15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708.53" calcext:value-type="float">
            <text:p>1708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2</text:p>
          </table:table-cell>
          <table:table-cell office:value-type="float" office:value="151" calcext:value-type="float">
            <text:p>1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710.52" calcext:value-type="float">
            <text:p>1710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3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713.54" calcext:value-type="float">
            <text:p>1713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4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716.33" calcext:value-type="float">
            <text:p>1716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5</text:p>
          </table:table-cell>
          <table:table-cell office:value-type="float" office:value="151" calcext:value-type="float">
            <text:p>15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719.05" calcext:value-type="float">
            <text:p>1719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6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19.44" calcext:value-type="float">
            <text:p>1719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19.44" calcext:value-type="float">
            <text:p>1719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8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19.66" calcext:value-type="float">
            <text:p>1719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4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19.66" calcext:value-type="float">
            <text:p>1719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19.66" calcext:value-type="float">
            <text:p>1719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19.66" calcext:value-type="float">
            <text:p>1719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19.66" calcext:value-type="float">
            <text:p>1719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3</text:p>
          </table:table-cell>
          <table:table-cell office:value-type="float" office:value="149" calcext:value-type="float">
            <text:p>14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1719.66" calcext:value-type="float">
            <text:p>1719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4</text:p>
          </table:table-cell>
          <table:table-cell office:value-type="float" office:value="149" calcext:value-type="float">
            <text:p>14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719.66" calcext:value-type="float">
            <text:p>1719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5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719.66" calcext:value-type="float">
            <text:p>1719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6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719.94" calcext:value-type="float">
            <text:p>1719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7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721.34" calcext:value-type="float">
            <text:p>1721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722.17" calcext:value-type="float">
            <text:p>1722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3:59</text:p>
          </table:table-cell>
          <table:table-cell office:value-type="float" office:value="148" calcext:value-type="float">
            <text:p>14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723.13" calcext:value-type="float">
            <text:p>1723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0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724.31" calcext:value-type="float">
            <text:p>1724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1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727.42" calcext:value-type="float">
            <text:p>1727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2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730.79" calcext:value-type="float">
            <text:p>1730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3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731.82" calcext:value-type="float">
            <text:p>1731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4</text:p>
          </table:table-cell>
          <table:table-cell office:value-type="float" office:value="148" calcext:value-type="float">
            <text:p>14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731.82" calcext:value-type="float">
            <text:p>1731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5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733.23" calcext:value-type="float">
            <text:p>1733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6</text:p>
          </table:table-cell>
          <table:table-cell office:value-type="float" office:value="148" calcext:value-type="float">
            <text:p>14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738.3" calcext:value-type="float">
            <text:p>1738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7</text:p>
          </table:table-cell>
          <table:table-cell office:value-type="float" office:value="148" calcext:value-type="float">
            <text:p>14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742.63" calcext:value-type="float">
            <text:p>1742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8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745.03" calcext:value-type="float">
            <text:p>1745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09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746.19" calcext:value-type="float">
            <text:p>1746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0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748.61" calcext:value-type="float">
            <text:p>1748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1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753.33" calcext:value-type="float">
            <text:p>1753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2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759.03" calcext:value-type="float">
            <text:p>1759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3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762.63" calcext:value-type="float">
            <text:p>1762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4</text:p>
          </table:table-cell>
          <table:table-cell office:value-type="float" office:value="149" calcext:value-type="float">
            <text:p>14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765.17" calcext:value-type="float">
            <text:p>1765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5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768.21" calcext:value-type="float">
            <text:p>1768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6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772.38" calcext:value-type="float">
            <text:p>1772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7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776.04" calcext:value-type="float">
            <text:p>1776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8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76.04" calcext:value-type="float">
            <text:p>1776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1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76.04" calcext:value-type="float">
            <text:p>1776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776.04" calcext:value-type="float">
            <text:p>1776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1</text:p>
          </table:table-cell>
          <table:table-cell office:value-type="float" office:value="148" calcext:value-type="float">
            <text:p>14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776.04" calcext:value-type="float">
            <text:p>1776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2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776.04" calcext:value-type="float">
            <text:p>1776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3</text:p>
          </table:table-cell>
          <table:table-cell office:value-type="float" office:value="148" calcext:value-type="float">
            <text:p>14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776.04" calcext:value-type="float">
            <text:p>1776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4</text:p>
          </table:table-cell>
          <table:table-cell office:value-type="float" office:value="148" calcext:value-type="float">
            <text:p>14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776.04" calcext:value-type="float">
            <text:p>1776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776.25" calcext:value-type="float">
            <text:p>1776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6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781.83" calcext:value-type="float">
            <text:p>1781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7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786.52" calcext:value-type="float">
            <text:p>1786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8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789.95" calcext:value-type="float">
            <text:p>1789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29</text:p>
          </table:table-cell>
          <table:table-cell office:value-type="float" office:value="150" calcext:value-type="float">
            <text:p>150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794.43" calcext:value-type="float">
            <text:p>1794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0</text:p>
          </table:table-cell>
          <table:table-cell office:value-type="float" office:value="151" calcext:value-type="float">
            <text:p>15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798.29" calcext:value-type="float">
            <text:p>1798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1</text:p>
          </table:table-cell>
          <table:table-cell office:value-type="float" office:value="150" calcext:value-type="float">
            <text:p>150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1800.7" calcext:value-type="float">
            <text:p>1800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2</text:p>
          </table:table-cell>
          <table:table-cell office:value-type="float" office:value="150" calcext:value-type="float">
            <text:p>15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800.7" calcext:value-type="float">
            <text:p>1800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3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801.54" calcext:value-type="float">
            <text:p>1801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4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803.38" calcext:value-type="float">
            <text:p>1803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5</text:p>
          </table:table-cell>
          <table:table-cell office:value-type="float" office:value="149" calcext:value-type="float">
            <text:p>149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1804.36" calcext:value-type="float">
            <text:p>1804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6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04.36" calcext:value-type="float">
            <text:p>1804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7</text:p>
          </table:table-cell>
          <table:table-cell office:value-type="float" office:value="149" calcext:value-type="float">
            <text:p>14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1804.36" calcext:value-type="float">
            <text:p>1804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8</text:p>
          </table:table-cell>
          <table:table-cell office:value-type="float" office:value="149" calcext:value-type="float">
            <text:p>14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804.36" calcext:value-type="float">
            <text:p>1804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39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804.36" calcext:value-type="float">
            <text:p>1804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0</text:p>
          </table:table-cell>
          <table:table-cell office:value-type="float" office:value="149" calcext:value-type="float">
            <text:p>14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804.36" calcext:value-type="float">
            <text:p>1804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1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04.36" calcext:value-type="float">
            <text:p>1804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04.36" calcext:value-type="float">
            <text:p>1804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3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1804.36" calcext:value-type="float">
            <text:p>1804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4</text:p>
          </table:table-cell>
          <table:table-cell office:value-type="float" office:value="150" calcext:value-type="float">
            <text:p>15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804.36" calcext:value-type="float">
            <text:p>1804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5</text:p>
          </table:table-cell>
          <table:table-cell office:value-type="float" office:value="150" calcext:value-type="float">
            <text:p>15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804.36" calcext:value-type="float">
            <text:p>1804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6</text:p>
          </table:table-cell>
          <table:table-cell office:value-type="float" office:value="150" calcext:value-type="float">
            <text:p>15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804.36" calcext:value-type="float">
            <text:p>1804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7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804.36" calcext:value-type="float">
            <text:p>1804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804.94" calcext:value-type="float">
            <text:p>1804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49</text:p>
          </table:table-cell>
          <table:table-cell office:value-type="float" office:value="150" calcext:value-type="float">
            <text:p>1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807.47" calcext:value-type="float">
            <text:p>1807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0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808.95" calcext:value-type="float">
            <text:p>1808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1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810.13" calcext:value-type="float">
            <text:p>1810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2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811.24" calcext:value-type="float">
            <text:p>1811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3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812.12" calcext:value-type="float">
            <text:p>1812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4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813.18" calcext:value-type="float">
            <text:p>1813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5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814.23" calcext:value-type="float">
            <text:p>1814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6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814.23" calcext:value-type="float">
            <text:p>1814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7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814.23" calcext:value-type="float">
            <text:p>1814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8</text:p>
          </table:table-cell>
          <table:table-cell office:value-type="float" office:value="151" calcext:value-type="float">
            <text:p>15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814.23" calcext:value-type="float">
            <text:p>1814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4:59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15.4" calcext:value-type="float">
            <text:p>1815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0</text:p>
          </table:table-cell>
          <table:table-cell office:value-type="float" office:value="150" calcext:value-type="float">
            <text:p>150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816.65" calcext:value-type="float">
            <text:p>1816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16.65" calcext:value-type="float">
            <text:p>1816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2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816.65" calcext:value-type="float">
            <text:p>1816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3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816.65" calcext:value-type="float">
            <text:p>1816.6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4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816.82" calcext:value-type="float">
            <text:p>1816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5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818.88" calcext:value-type="float">
            <text:p>1818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6</text:p>
          </table:table-cell>
          <table:table-cell office:value-type="float" office:value="149" calcext:value-type="float">
            <text:p>14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821.02" calcext:value-type="float">
            <text:p>1821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7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821.02" calcext:value-type="float">
            <text:p>1821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8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821.02" calcext:value-type="float">
            <text:p>1821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09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825.13" calcext:value-type="float">
            <text:p>1825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0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829.97" calcext:value-type="float">
            <text:p>1829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1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833.8" calcext:value-type="float">
            <text:p>1833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2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835.34" calcext:value-type="float">
            <text:p>1835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3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835.34" calcext:value-type="float">
            <text:p>1835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4</text:p>
          </table:table-cell>
          <table:table-cell office:value-type="float" office:value="149" calcext:value-type="float">
            <text:p>14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835.8" calcext:value-type="float">
            <text:p>1835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5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837.92" calcext:value-type="float">
            <text:p>1837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6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838.83" calcext:value-type="float">
            <text:p>1838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7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838.83" calcext:value-type="float">
            <text:p>1838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8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838.83" calcext:value-type="float">
            <text:p>1838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19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838.83" calcext:value-type="float">
            <text:p>1838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0</text:p>
          </table:table-cell>
          <table:table-cell office:value-type="float" office:value="149" calcext:value-type="float">
            <text:p>14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838.83" calcext:value-type="float">
            <text:p>1838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1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838.83" calcext:value-type="float">
            <text:p>1838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2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839.16" calcext:value-type="float">
            <text:p>1839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39.16" calcext:value-type="float">
            <text:p>1839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4</text:p>
          </table:table-cell>
          <table:table-cell office:value-type="float" office:value="149" calcext:value-type="float">
            <text:p>149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839.16" calcext:value-type="float">
            <text:p>1839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5</text:p>
          </table:table-cell>
          <table:table-cell office:value-type="float" office:value="149" calcext:value-type="float">
            <text:p>14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839.16" calcext:value-type="float">
            <text:p>1839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6</text:p>
          </table:table-cell>
          <table:table-cell office:value-type="float" office:value="148" calcext:value-type="float">
            <text:p>14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840.04" calcext:value-type="float">
            <text:p>1840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7</text:p>
          </table:table-cell>
          <table:table-cell office:value-type="float" office:value="148" calcext:value-type="float">
            <text:p>14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1840.72" calcext:value-type="float">
            <text:p>1840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8</text:p>
          </table:table-cell>
          <table:table-cell office:value-type="float" office:value="148" calcext:value-type="float">
            <text:p>14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1840.72" calcext:value-type="float">
            <text:p>1840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29</text:p>
          </table:table-cell>
          <table:table-cell office:value-type="float" office:value="148" calcext:value-type="float">
            <text:p>148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1840.72" calcext:value-type="float">
            <text:p>1840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0</text:p>
          </table:table-cell>
          <table:table-cell office:value-type="float" office:value="148" calcext:value-type="float">
            <text:p>14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840.72" calcext:value-type="float">
            <text:p>1840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1</text:p>
          </table:table-cell>
          <table:table-cell office:value-type="float" office:value="148" calcext:value-type="float">
            <text:p>14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841.36" calcext:value-type="float">
            <text:p>1841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2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841.36" calcext:value-type="float">
            <text:p>1841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3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841.36" calcext:value-type="float">
            <text:p>1841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4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841.36" calcext:value-type="float">
            <text:p>1841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5</text:p>
          </table:table-cell>
          <table:table-cell office:value-type="float" office:value="148" calcext:value-type="float">
            <text:p>14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842.8" calcext:value-type="float">
            <text:p>1842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42.8" calcext:value-type="float">
            <text:p>1842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7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42.8" calcext:value-type="float">
            <text:p>1842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8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42.8" calcext:value-type="float">
            <text:p>1842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3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42.8" calcext:value-type="float">
            <text:p>1842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0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42.8" calcext:value-type="float">
            <text:p>1842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1</text:p>
          </table:table-cell>
          <table:table-cell office:value-type="float" office:value="148" calcext:value-type="float">
            <text:p>14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93:07</text:p>
          </table:table-cell>
          <table:table-cell table:number-columns-repeated="3"/>
          <table:table-cell office:value-type="float" office:value="1843.36" calcext:value-type="float">
            <text:p>1843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2</text:p>
          </table:table-cell>
          <table:table-cell office:value-type="float" office:value="148" calcext:value-type="float">
            <text:p>148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1843.36" calcext:value-type="float">
            <text:p>1843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3</text:p>
          </table:table-cell>
          <table:table-cell office:value-type="float" office:value="148" calcext:value-type="float">
            <text:p>14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843.36" calcext:value-type="float">
            <text:p>1843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4</text:p>
          </table:table-cell>
          <table:table-cell office:value-type="float" office:value="148" calcext:value-type="float">
            <text:p>14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843.36" calcext:value-type="float">
            <text:p>1843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5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843.91" calcext:value-type="float">
            <text:p>1843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6</text:p>
          </table:table-cell>
          <table:table-cell office:value-type="float" office:value="148" calcext:value-type="float">
            <text:p>148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843.91" calcext:value-type="float">
            <text:p>1843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7</text:p>
          </table:table-cell>
          <table:table-cell office:value-type="float" office:value="148" calcext:value-type="float">
            <text:p>14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843.91" calcext:value-type="float">
            <text:p>1843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8</text:p>
          </table:table-cell>
          <table:table-cell office:value-type="float" office:value="148" calcext:value-type="float">
            <text:p>14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844.27" calcext:value-type="float">
            <text:p>1844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49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45.13" calcext:value-type="float">
            <text:p>1845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0</text:p>
          </table:table-cell>
          <table:table-cell office:value-type="float" office:value="148" calcext:value-type="float">
            <text:p>14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845.13" calcext:value-type="float">
            <text:p>1845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45.13" calcext:value-type="float">
            <text:p>1845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2</text:p>
          </table:table-cell>
          <table:table-cell office:value-type="float" office:value="147" calcext:value-type="float">
            <text:p>14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1845.13" calcext:value-type="float">
            <text:p>1845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3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845.7" calcext:value-type="float">
            <text:p>1845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4</text:p>
          </table:table-cell>
          <table:table-cell office:value-type="float" office:value="147" calcext:value-type="float">
            <text:p>14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845.85" calcext:value-type="float">
            <text:p>1845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5</text:p>
          </table:table-cell>
          <table:table-cell office:value-type="float" office:value="147" calcext:value-type="float">
            <text:p>14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1847.08" calcext:value-type="float">
            <text:p>1847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6</text:p>
          </table:table-cell>
          <table:table-cell office:value-type="float" office:value="147" calcext:value-type="float">
            <text:p>14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96:34</text:p>
          </table:table-cell>
          <table:table-cell table:number-columns-repeated="3"/>
          <table:table-cell office:value-type="float" office:value="1848.45" calcext:value-type="float">
            <text:p>1848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7</text:p>
          </table:table-cell>
          <table:table-cell office:value-type="float" office:value="147" calcext:value-type="float">
            <text:p>14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1850.72" calcext:value-type="float">
            <text:p>1850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8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51.22" calcext:value-type="float">
            <text:p>1851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5:59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51.22" calcext:value-type="float">
            <text:p>1851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0</text:p>
          </table:table-cell>
          <table:table-cell office:value-type="float" office:value="148" calcext:value-type="float">
            <text:p>14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853.56" calcext:value-type="float">
            <text:p>1853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856.43" calcext:value-type="float">
            <text:p>1856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2</text:p>
          </table:table-cell>
          <table:table-cell office:value-type="float" office:value="148" calcext:value-type="float">
            <text:p>14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858.71" calcext:value-type="float">
            <text:p>1858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3</text:p>
          </table:table-cell>
          <table:table-cell office:value-type="float" office:value="148" calcext:value-type="float">
            <text:p>14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861.71" calcext:value-type="float">
            <text:p>1861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4</text:p>
          </table:table-cell>
          <table:table-cell office:value-type="float" office:value="148" calcext:value-type="float">
            <text:p>14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1865.82" calcext:value-type="float">
            <text:p>1865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5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869.75" calcext:value-type="float">
            <text:p>1869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6</text:p>
          </table:table-cell>
          <table:table-cell office:value-type="float" office:value="149" calcext:value-type="float">
            <text:p>149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871.67" calcext:value-type="float">
            <text:p>1871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7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873.07" calcext:value-type="float">
            <text:p>1873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8</text:p>
          </table:table-cell>
          <table:table-cell office:value-type="float" office:value="149" calcext:value-type="float">
            <text:p>1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875.41" calcext:value-type="float">
            <text:p>1875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09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878.8" calcext:value-type="float">
            <text:p>1878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0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880.5" calcext:value-type="float">
            <text:p>1880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1</text:p>
          </table:table-cell>
          <table:table-cell office:value-type="float" office:value="149" calcext:value-type="float">
            <text:p>14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2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4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5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6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7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8</text:p>
          </table:table-cell>
          <table:table-cell office:value-type="float" office:value="144" calcext:value-type="float">
            <text:p>14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19</text:p>
          </table:table-cell>
          <table:table-cell office:value-type="float" office:value="144" calcext:value-type="float">
            <text:p>14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1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3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4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5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6</text:p>
          </table:table-cell>
          <table:table-cell office:value-type="float" office:value="144" calcext:value-type="float">
            <text:p>14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7</text:p>
          </table:table-cell>
          <table:table-cell office:value-type="float" office:value="145" calcext:value-type="float">
            <text:p>14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8</text:p>
          </table:table-cell>
          <table:table-cell office:value-type="float" office:value="145" calcext:value-type="float">
            <text:p>14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29</text:p>
          </table:table-cell>
          <table:table-cell office:value-type="float" office:value="146" calcext:value-type="float">
            <text:p>14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881.11" calcext:value-type="float">
            <text:p>188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0</text:p>
          </table:table-cell>
          <table:table-cell office:value-type="float" office:value="146" calcext:value-type="float">
            <text:p>14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1882.29" calcext:value-type="float">
            <text:p>1882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1</text:p>
          </table:table-cell>
          <table:table-cell office:value-type="float" office:value="146" calcext:value-type="float">
            <text:p>14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882.29" calcext:value-type="float">
            <text:p>1882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2</text:p>
          </table:table-cell>
          <table:table-cell office:value-type="float" office:value="146" calcext:value-type="float">
            <text:p>146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882.78" calcext:value-type="float">
            <text:p>1882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3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885.71" calcext:value-type="float">
            <text:p>1885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4</text:p>
          </table:table-cell>
          <table:table-cell office:value-type="float" office:value="147" calcext:value-type="float">
            <text:p>14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1889.02" calcext:value-type="float">
            <text:p>188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5</text:p>
          </table:table-cell>
          <table:table-cell office:value-type="float" office:value="147" calcext:value-type="float">
            <text:p>14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889.02" calcext:value-type="float">
            <text:p>188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9.02" calcext:value-type="float">
            <text:p>188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7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9.02" calcext:value-type="float">
            <text:p>188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8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9.02" calcext:value-type="float">
            <text:p>188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39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9.02" calcext:value-type="float">
            <text:p>188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0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9.02" calcext:value-type="float">
            <text:p>188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1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9.02" calcext:value-type="float">
            <text:p>188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889.02" calcext:value-type="float">
            <text:p>188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3</text:p>
          </table:table-cell>
          <table:table-cell office:value-type="float" office:value="150" calcext:value-type="float">
            <text:p>15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1889.02" calcext:value-type="float">
            <text:p>188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4</text:p>
          </table:table-cell>
          <table:table-cell office:value-type="float" office:value="151" calcext:value-type="float">
            <text:p>15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889.02" calcext:value-type="float">
            <text:p>188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5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889.02" calcext:value-type="float">
            <text:p>188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6</text:p>
          </table:table-cell>
          <table:table-cell office:value-type="float" office:value="151" calcext:value-type="float">
            <text:p>15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889.02" calcext:value-type="float">
            <text:p>1889.0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7</text:p>
          </table:table-cell>
          <table:table-cell office:value-type="float" office:value="151" calcext:value-type="float">
            <text:p>15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890.09" calcext:value-type="float">
            <text:p>1890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8</text:p>
          </table:table-cell>
          <table:table-cell office:value-type="float" office:value="151" calcext:value-type="float">
            <text:p>15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893.55" calcext:value-type="float">
            <text:p>1893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49</text:p>
          </table:table-cell>
          <table:table-cell office:value-type="float" office:value="151" calcext:value-type="float">
            <text:p>15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897.04" calcext:value-type="float">
            <text:p>1897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0</text:p>
          </table:table-cell>
          <table:table-cell office:value-type="float" office:value="151" calcext:value-type="float">
            <text:p>15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900.94" calcext:value-type="float">
            <text:p>1900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1</text:p>
          </table:table-cell>
          <table:table-cell office:value-type="float" office:value="151" calcext:value-type="float">
            <text:p>15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904.44" calcext:value-type="float">
            <text:p>1904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2</text:p>
          </table:table-cell>
          <table:table-cell office:value-type="float" office:value="151" calcext:value-type="float">
            <text:p>15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907.77" calcext:value-type="float">
            <text:p>1907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3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910.44" calcext:value-type="float">
            <text:p>1910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4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912.47" calcext:value-type="float">
            <text:p>1912.4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5</text:p>
          </table:table-cell>
          <table:table-cell office:value-type="float" office:value="151" calcext:value-type="float">
            <text:p>15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1912.87" calcext:value-type="float">
            <text:p>1912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6</text:p>
          </table:table-cell>
          <table:table-cell office:value-type="float" office:value="151" calcext:value-type="float">
            <text:p>15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915.22" calcext:value-type="float">
            <text:p>1915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7</text:p>
          </table:table-cell>
          <table:table-cell office:value-type="float" office:value="151" calcext:value-type="float">
            <text:p>15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917.69" calcext:value-type="float">
            <text:p>1917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8</text:p>
          </table:table-cell>
          <table:table-cell office:value-type="float" office:value="151" calcext:value-type="float">
            <text:p>1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918.3" calcext:value-type="float">
            <text:p>1918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6:59</text:p>
          </table:table-cell>
          <table:table-cell office:value-type="float" office:value="152" calcext:value-type="float">
            <text:p>15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918.3" calcext:value-type="float">
            <text:p>1918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18.3" calcext:value-type="float">
            <text:p>1918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1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18.3" calcext:value-type="float">
            <text:p>1918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18.3" calcext:value-type="float">
            <text:p>1918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3</text:p>
          </table:table-cell>
          <table:table-cell office:value-type="float" office:value="153" calcext:value-type="float">
            <text:p>15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919.66" calcext:value-type="float">
            <text:p>1919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4</text:p>
          </table:table-cell>
          <table:table-cell office:value-type="float" office:value="153" calcext:value-type="float">
            <text:p>15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1921.1" calcext:value-type="float">
            <text:p>1921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5</text:p>
          </table:table-cell>
          <table:table-cell office:value-type="float" office:value="154" calcext:value-type="float">
            <text:p>15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922.28" calcext:value-type="float">
            <text:p>1922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6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923.59" calcext:value-type="float">
            <text:p>1923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7</text:p>
          </table:table-cell>
          <table:table-cell office:value-type="float" office:value="154" calcext:value-type="float">
            <text:p>15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925.46" calcext:value-type="float">
            <text:p>1925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8</text:p>
          </table:table-cell>
          <table:table-cell office:value-type="float" office:value="154" calcext:value-type="float">
            <text:p>15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1926" calcext:value-type="float">
            <text:p>19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0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26.03" calcext:value-type="float">
            <text:p>1926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26.03" calcext:value-type="float">
            <text:p>1926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1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26.03" calcext:value-type="float">
            <text:p>1926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26.03" calcext:value-type="float">
            <text:p>1926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3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26.03" calcext:value-type="float">
            <text:p>1926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4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26.03" calcext:value-type="float">
            <text:p>1926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5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1926.03" calcext:value-type="float">
            <text:p>1926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6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1926.03" calcext:value-type="float">
            <text:p>1926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7</text:p>
          </table:table-cell>
          <table:table-cell office:value-type="float" office:value="151" calcext:value-type="float">
            <text:p>15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1929.31" calcext:value-type="float">
            <text:p>1929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8</text:p>
          </table:table-cell>
          <table:table-cell office:value-type="float" office:value="151" calcext:value-type="float">
            <text:p>1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1932.96" calcext:value-type="float">
            <text:p>1932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19</text:p>
          </table:table-cell>
          <table:table-cell office:value-type="float" office:value="151" calcext:value-type="float">
            <text:p>15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934.63" calcext:value-type="float">
            <text:p>1934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0</text:p>
          </table:table-cell>
          <table:table-cell office:value-type="float" office:value="151" calcext:value-type="float">
            <text:p>15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936.56" calcext:value-type="float">
            <text:p>1936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1</text:p>
          </table:table-cell>
          <table:table-cell office:value-type="float" office:value="151" calcext:value-type="float">
            <text:p>15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1939.29" calcext:value-type="float">
            <text:p>1939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2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943.31" calcext:value-type="float">
            <text:p>1943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3</text:p>
          </table:table-cell>
          <table:table-cell office:value-type="float" office:value="151" calcext:value-type="float">
            <text:p>15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1947.49" calcext:value-type="float">
            <text:p>1947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4</text:p>
          </table:table-cell>
          <table:table-cell office:value-type="float" office:value="151" calcext:value-type="float">
            <text:p>15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1951.36" calcext:value-type="float">
            <text:p>1951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5</text:p>
          </table:table-cell>
          <table:table-cell office:value-type="float" office:value="152" calcext:value-type="float">
            <text:p>15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1954.07" calcext:value-type="float">
            <text:p>1954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6</text:p>
          </table:table-cell>
          <table:table-cell office:value-type="float" office:value="151" calcext:value-type="float">
            <text:p>1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1956.28" calcext:value-type="float">
            <text:p>1956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7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1959.13" calcext:value-type="float">
            <text:p>1959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8</text:p>
          </table:table-cell>
          <table:table-cell office:value-type="float" office:value="152" calcext:value-type="float">
            <text:p>15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962.45" calcext:value-type="float">
            <text:p>1962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29</text:p>
          </table:table-cell>
          <table:table-cell office:value-type="float" office:value="151" calcext:value-type="float">
            <text:p>15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965.46" calcext:value-type="float">
            <text:p>1965.4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0</text:p>
          </table:table-cell>
          <table:table-cell office:value-type="float" office:value="151" calcext:value-type="float">
            <text:p>15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1967.39" calcext:value-type="float">
            <text:p>1967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1</text:p>
          </table:table-cell>
          <table:table-cell office:value-type="float" office:value="152" calcext:value-type="float">
            <text:p>15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969.12" calcext:value-type="float">
            <text:p>1969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2</text:p>
          </table:table-cell>
          <table:table-cell office:value-type="float" office:value="151" calcext:value-type="float">
            <text:p>15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969.98" calcext:value-type="float">
            <text:p>1969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3</text:p>
          </table:table-cell>
          <table:table-cell office:value-type="float" office:value="151" calcext:value-type="float">
            <text:p>15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969.98" calcext:value-type="float">
            <text:p>1969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4</text:p>
          </table:table-cell>
          <table:table-cell office:value-type="float" office:value="152" calcext:value-type="float">
            <text:p>15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970.61" calcext:value-type="float">
            <text:p>1970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5</text:p>
          </table:table-cell>
          <table:table-cell office:value-type="float" office:value="152" calcext:value-type="float">
            <text:p>15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971.49" calcext:value-type="float">
            <text:p>1971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6</text:p>
          </table:table-cell>
          <table:table-cell office:value-type="float" office:value="152" calcext:value-type="float">
            <text:p>15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971.95" calcext:value-type="float">
            <text:p>1971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7</text:p>
          </table:table-cell>
          <table:table-cell office:value-type="float" office:value="152" calcext:value-type="float">
            <text:p>15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971.95" calcext:value-type="float">
            <text:p>1971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8</text:p>
          </table:table-cell>
          <table:table-cell office:value-type="float" office:value="152" calcext:value-type="float">
            <text:p>15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1971.95" calcext:value-type="float">
            <text:p>1971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39</text:p>
          </table:table-cell>
          <table:table-cell office:value-type="float" office:value="152" calcext:value-type="float">
            <text:p>15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971.95" calcext:value-type="float">
            <text:p>1971.9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0</text:p>
          </table:table-cell>
          <table:table-cell office:value-type="float" office:value="153" calcext:value-type="float">
            <text:p>15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1973.16" calcext:value-type="float">
            <text:p>1973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1</text:p>
          </table:table-cell>
          <table:table-cell office:value-type="float" office:value="153" calcext:value-type="float">
            <text:p>15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975.17" calcext:value-type="float">
            <text:p>1975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2</text:p>
          </table:table-cell>
          <table:table-cell office:value-type="float" office:value="153" calcext:value-type="float">
            <text:p>15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976.77" calcext:value-type="float">
            <text:p>1976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3</text:p>
          </table:table-cell>
          <table:table-cell office:value-type="float" office:value="153" calcext:value-type="float">
            <text:p>15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978.15" calcext:value-type="float">
            <text:p>1978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4</text:p>
          </table:table-cell>
          <table:table-cell office:value-type="float" office:value="153" calcext:value-type="float">
            <text:p>15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979.43" calcext:value-type="float">
            <text:p>1979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5</text:p>
          </table:table-cell>
          <table:table-cell office:value-type="float" office:value="153" calcext:value-type="float">
            <text:p>15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981.27" calcext:value-type="float">
            <text:p>1981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6</text:p>
          </table:table-cell>
          <table:table-cell office:value-type="float" office:value="154" calcext:value-type="float">
            <text:p>15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983.69" calcext:value-type="float">
            <text:p>1983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7</text:p>
          </table:table-cell>
          <table:table-cell office:value-type="float" office:value="154" calcext:value-type="float">
            <text:p>15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985.05" calcext:value-type="float">
            <text:p>1985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8</text:p>
          </table:table-cell>
          <table:table-cell office:value-type="float" office:value="153" calcext:value-type="float">
            <text:p>15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985.35" calcext:value-type="float">
            <text:p>1985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49</text:p>
          </table:table-cell>
          <table:table-cell office:value-type="float" office:value="154" calcext:value-type="float">
            <text:p>15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986.83" calcext:value-type="float">
            <text:p>1986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0</text:p>
          </table:table-cell>
          <table:table-cell office:value-type="float" office:value="154" calcext:value-type="float">
            <text:p>15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1988.59" calcext:value-type="float">
            <text:p>1988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1</text:p>
          </table:table-cell>
          <table:table-cell office:value-type="float" office:value="153" calcext:value-type="float">
            <text:p>15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988.73" calcext:value-type="float">
            <text:p>1988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2</text:p>
          </table:table-cell>
          <table:table-cell office:value-type="float" office:value="154" calcext:value-type="float">
            <text:p>15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988.73" calcext:value-type="float">
            <text:p>1988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3</text:p>
          </table:table-cell>
          <table:table-cell office:value-type="float" office:value="154" calcext:value-type="float">
            <text:p>15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990.97" calcext:value-type="float">
            <text:p>1990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4</text:p>
          </table:table-cell>
          <table:table-cell office:value-type="float" office:value="154" calcext:value-type="float">
            <text:p>15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1995.3" calcext:value-type="float">
            <text:p>1995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5</text:p>
          </table:table-cell>
          <table:table-cell office:value-type="float" office:value="154" calcext:value-type="float">
            <text:p>15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996.89" calcext:value-type="float">
            <text:p>199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6</text:p>
          </table:table-cell>
          <table:table-cell office:value-type="float" office:value="154" calcext:value-type="float">
            <text:p>15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1996.89" calcext:value-type="float">
            <text:p>199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7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96.89" calcext:value-type="float">
            <text:p>199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8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96.89" calcext:value-type="float">
            <text:p>199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7:5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96.89" calcext:value-type="float">
            <text:p>199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96.89" calcext:value-type="float">
            <text:p>199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1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96.89" calcext:value-type="float">
            <text:p>199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2</text:p>
          </table:table-cell>
          <table:table-cell office:value-type="float" office:value="153" calcext:value-type="float">
            <text:p>15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1996.89" calcext:value-type="float">
            <text:p>199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3</text:p>
          </table:table-cell>
          <table:table-cell office:value-type="float" office:value="153" calcext:value-type="float">
            <text:p>15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1996.89" calcext:value-type="float">
            <text:p>199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4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96.89" calcext:value-type="float">
            <text:p>199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1996.89" calcext:value-type="float">
            <text:p>199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6</text:p>
          </table:table-cell>
          <table:table-cell office:value-type="float" office:value="153" calcext:value-type="float">
            <text:p>15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1996.89" calcext:value-type="float">
            <text:p>1996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7</text:p>
          </table:table-cell>
          <table:table-cell office:value-type="float" office:value="152" calcext:value-type="float">
            <text:p>15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1998.01" calcext:value-type="float">
            <text:p>1998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8</text:p>
          </table:table-cell>
          <table:table-cell office:value-type="float" office:value="152" calcext:value-type="float">
            <text:p>15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001.25" calcext:value-type="float">
            <text:p>200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09</text:p>
          </table:table-cell>
          <table:table-cell office:value-type="float" office:value="152" calcext:value-type="float">
            <text:p>15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2003.18" calcext:value-type="float">
            <text:p>2003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0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006.4" calcext:value-type="float">
            <text:p>2006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1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011.63" calcext:value-type="float">
            <text:p>2011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2</text:p>
          </table:table-cell>
          <table:table-cell office:value-type="float" office:value="151" calcext:value-type="float">
            <text:p>15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015.97" calcext:value-type="float">
            <text:p>2015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3</text:p>
          </table:table-cell>
          <table:table-cell office:value-type="float" office:value="151" calcext:value-type="float">
            <text:p>1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020.24" calcext:value-type="float">
            <text:p>2020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4</text:p>
          </table:table-cell>
          <table:table-cell office:value-type="float" office:value="151" calcext:value-type="float">
            <text:p>15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023.15" calcext:value-type="float">
            <text:p>2023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5</text:p>
          </table:table-cell>
          <table:table-cell office:value-type="float" office:value="150" calcext:value-type="float">
            <text:p>150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025.52" calcext:value-type="float">
            <text:p>2025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6</text:p>
          </table:table-cell>
          <table:table-cell office:value-type="float" office:value="150" calcext:value-type="float">
            <text:p>150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2027.15" calcext:value-type="float">
            <text:p>2027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027.15" calcext:value-type="float">
            <text:p>2027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8</text:p>
          </table:table-cell>
          <table:table-cell office:value-type="float" office:value="149" calcext:value-type="float">
            <text:p>149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2027.15" calcext:value-type="float">
            <text:p>2027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19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027.15" calcext:value-type="float">
            <text:p>2027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0</text:p>
          </table:table-cell>
          <table:table-cell office:value-type="float" office:value="149" calcext:value-type="float">
            <text:p>1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027.15" calcext:value-type="float">
            <text:p>2027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1</text:p>
          </table:table-cell>
          <table:table-cell office:value-type="float" office:value="149" calcext:value-type="float">
            <text:p>1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027.71" calcext:value-type="float">
            <text:p>2027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2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029.96" calcext:value-type="float">
            <text:p>2029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3</text:p>
          </table:table-cell>
          <table:table-cell office:value-type="float" office:value="149" calcext:value-type="float">
            <text:p>1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031.06" calcext:value-type="float">
            <text:p>2031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4</text:p>
          </table:table-cell>
          <table:table-cell office:value-type="float" office:value="149" calcext:value-type="float">
            <text:p>1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035.2" calcext:value-type="float">
            <text:p>2035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5</text:p>
          </table:table-cell>
          <table:table-cell office:value-type="float" office:value="149" calcext:value-type="float">
            <text:p>14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039.93" calcext:value-type="float">
            <text:p>2039.9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6</text:p>
          </table:table-cell>
          <table:table-cell office:value-type="float" office:value="149" calcext:value-type="float">
            <text:p>14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044.11" calcext:value-type="float">
            <text:p>2044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7</text:p>
          </table:table-cell>
          <table:table-cell office:value-type="float" office:value="149" calcext:value-type="float">
            <text:p>14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2046.83" calcext:value-type="float">
            <text:p>2046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8</text:p>
          </table:table-cell>
          <table:table-cell office:value-type="float" office:value="149" calcext:value-type="float">
            <text:p>149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2048.05" calcext:value-type="float">
            <text:p>2048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29</text:p>
          </table:table-cell>
          <table:table-cell office:value-type="float" office:value="149" calcext:value-type="float">
            <text:p>14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2048.81" calcext:value-type="float">
            <text:p>2048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0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049.51" calcext:value-type="float">
            <text:p>2049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1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049.69" calcext:value-type="float">
            <text:p>2049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2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049.92" calcext:value-type="float">
            <text:p>2049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3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051.6" calcext:value-type="float">
            <text:p>2051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4</text:p>
          </table:table-cell>
          <table:table-cell office:value-type="float" office:value="148" calcext:value-type="float">
            <text:p>14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051.6" calcext:value-type="float">
            <text:p>2051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5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051.6" calcext:value-type="float">
            <text:p>2051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6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051.6" calcext:value-type="float">
            <text:p>2051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7</text:p>
          </table:table-cell>
          <table:table-cell office:value-type="float" office:value="148" calcext:value-type="float">
            <text:p>14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053.85" calcext:value-type="float">
            <text:p>2053.8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8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056.8" calcext:value-type="float">
            <text:p>2056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39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056.8" calcext:value-type="float">
            <text:p>2056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0</text:p>
          </table:table-cell>
          <table:table-cell office:value-type="float" office:value="149" calcext:value-type="float">
            <text:p>14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056.8" calcext:value-type="float">
            <text:p>2056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1</text:p>
          </table:table-cell>
          <table:table-cell office:value-type="float" office:value="150" calcext:value-type="float">
            <text:p>15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056.8" calcext:value-type="float">
            <text:p>2056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2</text:p>
          </table:table-cell>
          <table:table-cell office:value-type="float" office:value="150" calcext:value-type="float">
            <text:p>15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061.84" calcext:value-type="float">
            <text:p>2061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3</text:p>
          </table:table-cell>
          <table:table-cell office:value-type="float" office:value="150" calcext:value-type="float">
            <text:p>15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066.14" calcext:value-type="float">
            <text:p>2066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4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067.23" calcext:value-type="float">
            <text:p>2067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5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067.23" calcext:value-type="float">
            <text:p>2067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6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067.23" calcext:value-type="float">
            <text:p>2067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7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070.67" calcext:value-type="float">
            <text:p>2070.6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8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074.49" calcext:value-type="float">
            <text:p>2074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49</text:p>
          </table:table-cell>
          <table:table-cell office:value-type="float" office:value="151" calcext:value-type="float">
            <text:p>1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077" calcext:value-type="float">
            <text:p>20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0</text:p>
          </table:table-cell>
          <table:table-cell office:value-type="float" office:value="151" calcext:value-type="float">
            <text:p>1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077.25" calcext:value-type="float">
            <text:p>2077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1</text:p>
          </table:table-cell>
          <table:table-cell office:value-type="float" office:value="151" calcext:value-type="float">
            <text:p>1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079.34" calcext:value-type="float">
            <text:p>2079.3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2</text:p>
          </table:table-cell>
          <table:table-cell office:value-type="float" office:value="151" calcext:value-type="float">
            <text:p>1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081.06" calcext:value-type="float">
            <text:p>2081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3</text:p>
          </table:table-cell>
          <table:table-cell office:value-type="float" office:value="152" calcext:value-type="float">
            <text:p>15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081.9" calcext:value-type="float">
            <text:p>208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4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081.9" calcext:value-type="float">
            <text:p>2081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5</text:p>
          </table:table-cell>
          <table:table-cell office:value-type="float" office:value="152" calcext:value-type="float">
            <text:p>15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2083.76" calcext:value-type="float">
            <text:p>2083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6</text:p>
          </table:table-cell>
          <table:table-cell office:value-type="float" office:value="153" calcext:value-type="float">
            <text:p>15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086.74" calcext:value-type="float">
            <text:p>2086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7</text:p>
          </table:table-cell>
          <table:table-cell office:value-type="float" office:value="153" calcext:value-type="float">
            <text:p>15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088.99" calcext:value-type="float">
            <text:p>2088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8</text:p>
          </table:table-cell>
          <table:table-cell office:value-type="float" office:value="153" calcext:value-type="float">
            <text:p>153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2089.32" calcext:value-type="float">
            <text:p>2089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8:59</text:p>
          </table:table-cell>
          <table:table-cell office:value-type="float" office:value="153" calcext:value-type="float">
            <text:p>15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2089.32" calcext:value-type="float">
            <text:p>2089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0</text:p>
          </table:table-cell>
          <table:table-cell office:value-type="float" office:value="153" calcext:value-type="float">
            <text:p>153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19:19</text:p>
          </table:table-cell>
          <table:table-cell table:number-columns-repeated="3"/>
          <table:table-cell office:value-type="float" office:value="2092.7" calcext:value-type="float">
            <text:p>2092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1</text:p>
          </table:table-cell>
          <table:table-cell office:value-type="float" office:value="153" calcext:value-type="float">
            <text:p>15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18:56</text:p>
          </table:table-cell>
          <table:table-cell table:number-columns-repeated="3"/>
          <table:table-cell office:value-type="float" office:value="2098.1" calcext:value-type="float">
            <text:p>2098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2</text:p>
          </table:table-cell>
          <table:table-cell office:value-type="float" office:value="153" calcext:value-type="float">
            <text:p>15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2101.68" calcext:value-type="float">
            <text:p>2101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3</text:p>
          </table:table-cell>
          <table:table-cell office:value-type="float" office:value="153" calcext:value-type="float">
            <text:p>15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103.59" calcext:value-type="float">
            <text:p>2103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4</text:p>
          </table:table-cell>
          <table:table-cell office:value-type="float" office:value="153" calcext:value-type="float">
            <text:p>15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104.24" calcext:value-type="float">
            <text:p>2104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5</text:p>
          </table:table-cell>
          <table:table-cell office:value-type="float" office:value="153" calcext:value-type="float">
            <text:p>15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2107.06" calcext:value-type="float">
            <text:p>2107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6</text:p>
          </table:table-cell>
          <table:table-cell office:value-type="float" office:value="153" calcext:value-type="float">
            <text:p>15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110.38" calcext:value-type="float">
            <text:p>2110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7</text:p>
          </table:table-cell>
          <table:table-cell office:value-type="float" office:value="153" calcext:value-type="float">
            <text:p>15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113.07" calcext:value-type="float">
            <text:p>2113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8</text:p>
          </table:table-cell>
          <table:table-cell office:value-type="float" office:value="153" calcext:value-type="float">
            <text:p>15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113.07" calcext:value-type="float">
            <text:p>2113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09</text:p>
          </table:table-cell>
          <table:table-cell office:value-type="float" office:value="153" calcext:value-type="float">
            <text:p>15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113.07" calcext:value-type="float">
            <text:p>2113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0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13.07" calcext:value-type="float">
            <text:p>2113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1</text:p>
          </table:table-cell>
          <table:table-cell office:value-type="float" office:value="153" calcext:value-type="float">
            <text:p>15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2113.07" calcext:value-type="float">
            <text:p>2113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2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2113.07" calcext:value-type="float">
            <text:p>2113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3</text:p>
          </table:table-cell>
          <table:table-cell office:value-type="float" office:value="153" calcext:value-type="float">
            <text:p>15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113.07" calcext:value-type="float">
            <text:p>2113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4</text:p>
          </table:table-cell>
          <table:table-cell office:value-type="float" office:value="153" calcext:value-type="float">
            <text:p>15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113.07" calcext:value-type="float">
            <text:p>2113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5</text:p>
          </table:table-cell>
          <table:table-cell office:value-type="float" office:value="153" calcext:value-type="float">
            <text:p>15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114.11" calcext:value-type="float">
            <text:p>2114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6</text:p>
          </table:table-cell>
          <table:table-cell office:value-type="float" office:value="153" calcext:value-type="float">
            <text:p>15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115.12" calcext:value-type="float">
            <text:p>2115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7</text:p>
          </table:table-cell>
          <table:table-cell office:value-type="float" office:value="153" calcext:value-type="float">
            <text:p>15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115.53" calcext:value-type="float">
            <text:p>2115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8</text:p>
          </table:table-cell>
          <table:table-cell office:value-type="float" office:value="153" calcext:value-type="float">
            <text:p>15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118.16" calcext:value-type="float">
            <text:p>2118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19</text:p>
          </table:table-cell>
          <table:table-cell office:value-type="float" office:value="153" calcext:value-type="float">
            <text:p>15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123.01" calcext:value-type="float">
            <text:p>2123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0</text:p>
          </table:table-cell>
          <table:table-cell office:value-type="float" office:value="153" calcext:value-type="float">
            <text:p>15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128.39" calcext:value-type="float">
            <text:p>2128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1</text:p>
          </table:table-cell>
          <table:table-cell office:value-type="float" office:value="152" calcext:value-type="float">
            <text:p>15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133.15" calcext:value-type="float">
            <text:p>2133.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2</text:p>
          </table:table-cell>
          <table:table-cell office:value-type="float" office:value="152" calcext:value-type="float">
            <text:p>15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136.04" calcext:value-type="float">
            <text:p>2136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3</text:p>
          </table:table-cell>
          <table:table-cell office:value-type="float" office:value="152" calcext:value-type="float">
            <text:p>15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137.19" calcext:value-type="float">
            <text:p>2137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4</text:p>
          </table:table-cell>
          <table:table-cell office:value-type="float" office:value="152" calcext:value-type="float">
            <text:p>15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137.19" calcext:value-type="float">
            <text:p>2137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5</text:p>
          </table:table-cell>
          <table:table-cell office:value-type="float" office:value="152" calcext:value-type="float">
            <text:p>15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139.98" calcext:value-type="float">
            <text:p>2139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6</text:p>
          </table:table-cell>
          <table:table-cell office:value-type="float" office:value="152" calcext:value-type="float">
            <text:p>15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143.08" calcext:value-type="float">
            <text:p>2143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7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145.29" calcext:value-type="float">
            <text:p>2145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8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145.64" calcext:value-type="float">
            <text:p>2145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29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146.71" calcext:value-type="float">
            <text:p>2146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0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151.42" calcext:value-type="float">
            <text:p>2151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1</text:p>
          </table:table-cell>
          <table:table-cell office:value-type="float" office:value="151" calcext:value-type="float">
            <text:p>15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156.1" calcext:value-type="float">
            <text:p>215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2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56.1" calcext:value-type="float">
            <text:p>2156.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3</text:p>
          </table:table-cell>
          <table:table-cell office:value-type="float" office:value="151" calcext:value-type="float">
            <text:p>151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2156.66" calcext:value-type="float">
            <text:p>2156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4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56.66" calcext:value-type="float">
            <text:p>2156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5</text:p>
          </table:table-cell>
          <table:table-cell office:value-type="float" office:value="151" calcext:value-type="float">
            <text:p>15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2156.66" calcext:value-type="float">
            <text:p>2156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6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56.66" calcext:value-type="float">
            <text:p>2156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7</text:p>
          </table:table-cell>
          <table:table-cell office:value-type="float" office:value="151" calcext:value-type="float">
            <text:p>15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2156.66" calcext:value-type="float">
            <text:p>2156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8</text:p>
          </table:table-cell>
          <table:table-cell office:value-type="float" office:value="151" calcext:value-type="float">
            <text:p>15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2156.66" calcext:value-type="float">
            <text:p>2156.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39</text:p>
          </table:table-cell>
          <table:table-cell office:value-type="float" office:value="152" calcext:value-type="float">
            <text:p>15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157.2" calcext:value-type="float">
            <text:p>2157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0</text:p>
          </table:table-cell>
          <table:table-cell office:value-type="float" office:value="152" calcext:value-type="float">
            <text:p>15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160.62" calcext:value-type="float">
            <text:p>2160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1</text:p>
          </table:table-cell>
          <table:table-cell office:value-type="float" office:value="152" calcext:value-type="float">
            <text:p>15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164.8" calcext:value-type="float">
            <text:p>2164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2</text:p>
          </table:table-cell>
          <table:table-cell office:value-type="float" office:value="153" calcext:value-type="float">
            <text:p>15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167.97" calcext:value-type="float">
            <text:p>2167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3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68.42" calcext:value-type="float">
            <text:p>2168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4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68.42" calcext:value-type="float">
            <text:p>2168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5</text:p>
          </table:table-cell>
          <table:table-cell office:value-type="float" office:value="154" calcext:value-type="float">
            <text:p>15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37:57</text:p>
          </table:table-cell>
          <table:table-cell table:number-columns-repeated="3"/>
          <table:table-cell office:value-type="float" office:value="2168.42" calcext:value-type="float">
            <text:p>2168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6</text:p>
          </table:table-cell>
          <table:table-cell office:value-type="float" office:value="154" calcext:value-type="float">
            <text:p>15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2168.42" calcext:value-type="float">
            <text:p>2168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7</text:p>
          </table:table-cell>
          <table:table-cell office:value-type="float" office:value="155" calcext:value-type="float">
            <text:p>1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2168.42" calcext:value-type="float">
            <text:p>2168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8</text:p>
          </table:table-cell>
          <table:table-cell office:value-type="float" office:value="155" calcext:value-type="float">
            <text:p>15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2168.42" calcext:value-type="float">
            <text:p>2168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49</text:p>
          </table:table-cell>
          <table:table-cell office:value-type="float" office:value="155" calcext:value-type="float">
            <text:p>1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2168.42" calcext:value-type="float">
            <text:p>2168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0</text:p>
          </table:table-cell>
          <table:table-cell office:value-type="float" office:value="155" calcext:value-type="float">
            <text:p>15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168.42" calcext:value-type="float">
            <text:p>2168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1</text:p>
          </table:table-cell>
          <table:table-cell office:value-type="float" office:value="155" calcext:value-type="float">
            <text:p>15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168.42" calcext:value-type="float">
            <text:p>2168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2</text:p>
          </table:table-cell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168.42" calcext:value-type="float">
            <text:p>2168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3</text:p>
          </table:table-cell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169.91" calcext:value-type="float">
            <text:p>2169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4</text:p>
          </table:table-cell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169.91" calcext:value-type="float">
            <text:p>2169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5</text:p>
          </table:table-cell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169.91" calcext:value-type="float">
            <text:p>2169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6</text:p>
          </table:table-cell>
          <table:table-cell office:value-type="float" office:value="155" calcext:value-type="float">
            <text:p>15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171.58" calcext:value-type="float">
            <text:p>2171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7</text:p>
          </table:table-cell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173.68" calcext:value-type="float">
            <text:p>2173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8</text:p>
          </table:table-cell>
          <table:table-cell office:value-type="float" office:value="155" calcext:value-type="float">
            <text:p>15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174.79" calcext:value-type="float">
            <text:p>2174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29:59</text:p>
          </table:table-cell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174.79" calcext:value-type="float">
            <text:p>2174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75.12" calcext:value-type="float">
            <text:p>2175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1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176.32" calcext:value-type="float">
            <text:p>2176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2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2176.98" calcext:value-type="float">
            <text:p>2176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3</text:p>
          </table:table-cell>
          <table:table-cell office:value-type="float" office:value="154" calcext:value-type="float">
            <text:p>15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180.18" calcext:value-type="float">
            <text:p>2180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4</text:p>
          </table:table-cell>
          <table:table-cell office:value-type="float" office:value="154" calcext:value-type="float">
            <text:p>15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2183.87" calcext:value-type="float">
            <text:p>2183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5</text:p>
          </table:table-cell>
          <table:table-cell office:value-type="float" office:value="154" calcext:value-type="float">
            <text:p>15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187.71" calcext:value-type="float">
            <text:p>2187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6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189.71" calcext:value-type="float">
            <text:p>2189.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7</text:p>
          </table:table-cell>
          <table:table-cell office:value-type="float" office:value="153" calcext:value-type="float">
            <text:p>15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192.56" calcext:value-type="float">
            <text:p>2192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8</text:p>
          </table:table-cell>
          <table:table-cell office:value-type="float" office:value="153" calcext:value-type="float">
            <text:p>15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196.27" calcext:value-type="float">
            <text:p>2196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09</text:p>
          </table:table-cell>
          <table:table-cell office:value-type="float" office:value="153" calcext:value-type="float">
            <text:p>15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199.4" calcext:value-type="float">
            <text:p>2199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0</text:p>
          </table:table-cell>
          <table:table-cell office:value-type="float" office:value="153" calcext:value-type="float">
            <text:p>15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202.7" calcext:value-type="float">
            <text:p>2202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1</text:p>
          </table:table-cell>
          <table:table-cell office:value-type="float" office:value="153" calcext:value-type="float">
            <text:p>15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204.06" calcext:value-type="float">
            <text:p>2204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2</text:p>
          </table:table-cell>
          <table:table-cell office:value-type="float" office:value="153" calcext:value-type="float">
            <text:p>15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204.89" calcext:value-type="float">
            <text:p>2204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3</text:p>
          </table:table-cell>
          <table:table-cell office:value-type="float" office:value="153" calcext:value-type="float">
            <text:p>15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2205.48" calcext:value-type="float">
            <text:p>2205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4</text:p>
          </table:table-cell>
          <table:table-cell office:value-type="float" office:value="153" calcext:value-type="float">
            <text:p>153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2206.72" calcext:value-type="float">
            <text:p>2206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5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207.64" calcext:value-type="float">
            <text:p>2207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6</text:p>
          </table:table-cell>
          <table:table-cell office:value-type="float" office:value="153" calcext:value-type="float">
            <text:p>15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208.82" calcext:value-type="float">
            <text:p>2208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08.96" calcext:value-type="float">
            <text:p>2208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8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08.96" calcext:value-type="float">
            <text:p>2208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19</text:p>
          </table:table-cell>
          <table:table-cell office:value-type="float" office:value="154" calcext:value-type="float">
            <text:p>15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2211.7" calcext:value-type="float">
            <text:p>2211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0</text:p>
          </table:table-cell>
          <table:table-cell office:value-type="float" office:value="153" calcext:value-type="float">
            <text:p>15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213.57" calcext:value-type="float">
            <text:p>2213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1</text:p>
          </table:table-cell>
          <table:table-cell office:value-type="float" office:value="154" calcext:value-type="float">
            <text:p>15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213.57" calcext:value-type="float">
            <text:p>2213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2</text:p>
          </table:table-cell>
          <table:table-cell office:value-type="float" office:value="154" calcext:value-type="float">
            <text:p>15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213.57" calcext:value-type="float">
            <text:p>2213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3</text:p>
          </table:table-cell>
          <table:table-cell office:value-type="float" office:value="154" calcext:value-type="float">
            <text:p>15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213.57" calcext:value-type="float">
            <text:p>2213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4</text:p>
          </table:table-cell>
          <table:table-cell office:value-type="float" office:value="154" calcext:value-type="float">
            <text:p>15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213.57" calcext:value-type="float">
            <text:p>2213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5</text:p>
          </table:table-cell>
          <table:table-cell office:value-type="float" office:value="154" calcext:value-type="float">
            <text:p>15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213.57" calcext:value-type="float">
            <text:p>2213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6</text:p>
          </table:table-cell>
          <table:table-cell office:value-type="float" office:value="154" calcext:value-type="float">
            <text:p>15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213.57" calcext:value-type="float">
            <text:p>2213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7</text:p>
          </table:table-cell>
          <table:table-cell office:value-type="float" office:value="154" calcext:value-type="float">
            <text:p>15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213.57" calcext:value-type="float">
            <text:p>2213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8</text:p>
          </table:table-cell>
          <table:table-cell office:value-type="float" office:value="154" calcext:value-type="float">
            <text:p>15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214.48" calcext:value-type="float">
            <text:p>2214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29</text:p>
          </table:table-cell>
          <table:table-cell office:value-type="float" office:value="154" calcext:value-type="float">
            <text:p>15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214.48" calcext:value-type="float">
            <text:p>2214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0</text:p>
          </table:table-cell>
          <table:table-cell office:value-type="float" office:value="154" calcext:value-type="float">
            <text:p>154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214.48" calcext:value-type="float">
            <text:p>2214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1</text:p>
          </table:table-cell>
          <table:table-cell office:value-type="float" office:value="155" calcext:value-type="float">
            <text:p>15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215.64" calcext:value-type="float">
            <text:p>2215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2</text:p>
          </table:table-cell>
          <table:table-cell office:value-type="float" office:value="155" calcext:value-type="float">
            <text:p>15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219.11" calcext:value-type="float">
            <text:p>2219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3</text:p>
          </table:table-cell>
          <table:table-cell office:value-type="float" office:value="155" calcext:value-type="float">
            <text:p>15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219.11" calcext:value-type="float">
            <text:p>2219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4</text:p>
          </table:table-cell>
          <table:table-cell office:value-type="float" office:value="155" calcext:value-type="float">
            <text:p>15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219.11" calcext:value-type="float">
            <text:p>2219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5</text:p>
          </table:table-cell>
          <table:table-cell office:value-type="float" office:value="155" calcext:value-type="float">
            <text:p>15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219.11" calcext:value-type="float">
            <text:p>2219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6</text:p>
          </table:table-cell>
          <table:table-cell office:value-type="float" office:value="155" calcext:value-type="float">
            <text:p>15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222.22" calcext:value-type="float">
            <text:p>2222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7</text:p>
          </table:table-cell>
          <table:table-cell office:value-type="float" office:value="155" calcext:value-type="float">
            <text:p>15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224.79" calcext:value-type="float">
            <text:p>2224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8</text:p>
          </table:table-cell>
          <table:table-cell office:value-type="float" office:value="155" calcext:value-type="float">
            <text:p>15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225.25" calcext:value-type="float">
            <text:p>2225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39</text:p>
          </table:table-cell>
          <table:table-cell office:value-type="float" office:value="155" calcext:value-type="float">
            <text:p>15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225.9" calcext:value-type="float">
            <text:p>2225.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0</text:p>
          </table:table-cell>
          <table:table-cell office:value-type="float" office:value="155" calcext:value-type="float">
            <text:p>15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229.75" calcext:value-type="float">
            <text:p>2229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1</text:p>
          </table:table-cell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233.35" calcext:value-type="float">
            <text:p>2233.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2</text:p>
          </table:table-cell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236.32" calcext:value-type="float">
            <text:p>2236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3</text:p>
          </table:table-cell>
          <table:table-cell office:value-type="float" office:value="154" calcext:value-type="float">
            <text:p>15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238.05" calcext:value-type="float">
            <text:p>2238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4</text:p>
          </table:table-cell>
          <table:table-cell office:value-type="float" office:value="154" calcext:value-type="float">
            <text:p>15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238.37" calcext:value-type="float">
            <text:p>2238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38.37" calcext:value-type="float">
            <text:p>2238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6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38.37" calcext:value-type="float">
            <text:p>2238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7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38.37" calcext:value-type="float">
            <text:p>2238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38.37" calcext:value-type="float">
            <text:p>2238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49</text:p>
          </table:table-cell>
          <table:table-cell office:value-type="float" office:value="152" calcext:value-type="float">
            <text:p>15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2238.37" calcext:value-type="float">
            <text:p>2238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0</text:p>
          </table:table-cell>
          <table:table-cell office:value-type="float" office:value="153" calcext:value-type="float">
            <text:p>15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238.37" calcext:value-type="float">
            <text:p>2238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1</text:p>
          </table:table-cell>
          <table:table-cell office:value-type="float" office:value="153" calcext:value-type="float">
            <text:p>15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238.91" calcext:value-type="float">
            <text:p>2238.9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2</text:p>
          </table:table-cell>
          <table:table-cell office:value-type="float" office:value="153" calcext:value-type="float">
            <text:p>15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2241.03" calcext:value-type="float">
            <text:p>2241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3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41.56" calcext:value-type="float">
            <text:p>2241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4</text:p>
          </table:table-cell>
          <table:table-cell office:value-type="float" office:value="153" calcext:value-type="float">
            <text:p>15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2243.37" calcext:value-type="float">
            <text:p>2243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5</text:p>
          </table:table-cell>
          <table:table-cell office:value-type="float" office:value="153" calcext:value-type="float">
            <text:p>15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2245.33" calcext:value-type="float">
            <text:p>2245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6</text:p>
          </table:table-cell>
          <table:table-cell office:value-type="float" office:value="152" calcext:value-type="float">
            <text:p>15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248.13" calcext:value-type="float">
            <text:p>2248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7</text:p>
          </table:table-cell>
          <table:table-cell office:value-type="float" office:value="152" calcext:value-type="float">
            <text:p>15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251.11" calcext:value-type="float">
            <text:p>2251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8</text:p>
          </table:table-cell>
          <table:table-cell office:value-type="float" office:value="153" calcext:value-type="float">
            <text:p>15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254.41" calcext:value-type="float">
            <text:p>2254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0:59</text:p>
          </table:table-cell>
          <table:table-cell office:value-type="float" office:value="152" calcext:value-type="float">
            <text:p>15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256.73" calcext:value-type="float">
            <text:p>2256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56.73" calcext:value-type="float">
            <text:p>2256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1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56.73" calcext:value-type="float">
            <text:p>2256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2</text:p>
          </table:table-cell>
          <table:table-cell office:value-type="float" office:value="153" calcext:value-type="float">
            <text:p>15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2257.07" calcext:value-type="float">
            <text:p>2257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3</text:p>
          </table:table-cell>
          <table:table-cell office:value-type="float" office:value="152" calcext:value-type="float">
            <text:p>15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257.77" calcext:value-type="float">
            <text:p>2257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4</text:p>
          </table:table-cell>
          <table:table-cell office:value-type="float" office:value="152" calcext:value-type="float">
            <text:p>15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257.77" calcext:value-type="float">
            <text:p>2257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5</text:p>
          </table:table-cell>
          <table:table-cell office:value-type="float" office:value="152" calcext:value-type="float">
            <text:p>15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2258.29" calcext:value-type="float">
            <text:p>2258.2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6</text:p>
          </table:table-cell>
          <table:table-cell office:value-type="float" office:value="153" calcext:value-type="float">
            <text:p>153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2261.31" calcext:value-type="float">
            <text:p>2261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7</text:p>
          </table:table-cell>
          <table:table-cell office:value-type="float" office:value="153" calcext:value-type="float">
            <text:p>153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7:35</text:p>
          </table:table-cell>
          <table:table-cell table:number-columns-repeated="3"/>
          <table:table-cell office:value-type="float" office:value="2264.12" calcext:value-type="float">
            <text:p>2264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8</text:p>
          </table:table-cell>
          <table:table-cell office:value-type="float" office:value="153" calcext:value-type="float">
            <text:p>15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264.32" calcext:value-type="float">
            <text:p>2264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09</text:p>
          </table:table-cell>
          <table:table-cell office:value-type="float" office:value="153" calcext:value-type="float">
            <text:p>15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267.32" calcext:value-type="float">
            <text:p>2267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0</text:p>
          </table:table-cell>
          <table:table-cell office:value-type="float" office:value="153" calcext:value-type="float">
            <text:p>15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270.14" calcext:value-type="float">
            <text:p>2270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1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70.92" calcext:value-type="float">
            <text:p>2270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2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71.39" calcext:value-type="float">
            <text:p>2271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3</text:p>
          </table:table-cell>
          <table:table-cell office:value-type="float" office:value="153" calcext:value-type="float">
            <text:p>15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20:42</text:p>
          </table:table-cell>
          <table:table-cell table:number-columns-repeated="3"/>
          <table:table-cell office:value-type="float" office:value="2271.83" calcext:value-type="float">
            <text:p>2271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4</text:p>
          </table:table-cell>
          <table:table-cell office:value-type="float" office:value="153" calcext:value-type="float">
            <text:p>15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2271.83" calcext:value-type="float">
            <text:p>2271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5</text:p>
          </table:table-cell>
          <table:table-cell office:value-type="float" office:value="153" calcext:value-type="float">
            <text:p>15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2271.83" calcext:value-type="float">
            <text:p>2271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6</text:p>
          </table:table-cell>
          <table:table-cell office:value-type="float" office:value="153" calcext:value-type="float">
            <text:p>153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2271.83" calcext:value-type="float">
            <text:p>2271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7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71.83" calcext:value-type="float">
            <text:p>2271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71.83" calcext:value-type="float">
            <text:p>2271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19</text:p>
          </table:table-cell>
          <table:table-cell office:value-type="float" office:value="152" calcext:value-type="float">
            <text:p>15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2271.83" calcext:value-type="float">
            <text:p>2271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2271.83" calcext:value-type="float">
            <text:p>2271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271.83" calcext:value-type="float">
            <text:p>2271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2</text:p>
          </table:table-cell>
          <table:table-cell office:value-type="float" office:value="152" calcext:value-type="float">
            <text:p>15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2271.83" calcext:value-type="float">
            <text:p>2271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3</text:p>
          </table:table-cell>
          <table:table-cell office:value-type="float" office:value="152" calcext:value-type="float">
            <text:p>15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271.83" calcext:value-type="float">
            <text:p>2271.8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4</text:p>
          </table:table-cell>
          <table:table-cell office:value-type="float" office:value="153" calcext:value-type="float">
            <text:p>15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271.96" calcext:value-type="float">
            <text:p>2271.9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5</text:p>
          </table:table-cell>
          <table:table-cell office:value-type="float" office:value="152" calcext:value-type="float">
            <text:p>15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273.7" calcext:value-type="float">
            <text:p>2273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6</text:p>
          </table:table-cell>
          <table:table-cell office:value-type="float" office:value="152" calcext:value-type="float">
            <text:p>15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276.48" calcext:value-type="float">
            <text:p>2276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7</text:p>
          </table:table-cell>
          <table:table-cell office:value-type="float" office:value="152" calcext:value-type="float">
            <text:p>15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278.88" calcext:value-type="float">
            <text:p>2278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8</text:p>
          </table:table-cell>
          <table:table-cell office:value-type="float" office:value="152" calcext:value-type="float">
            <text:p>15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281.82" calcext:value-type="float">
            <text:p>2281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29</text:p>
          </table:table-cell>
          <table:table-cell office:value-type="float" office:value="152" calcext:value-type="float">
            <text:p>15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283.94" calcext:value-type="float">
            <text:p>2283.9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30</text:p>
          </table:table-cell>
          <table:table-cell office:value-type="float" office:value="153" calcext:value-type="float">
            <text:p>15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285.6" calcext:value-type="float">
            <text:p>2285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31</text:p>
          </table:table-cell>
          <table:table-cell office:value-type="float" office:value="153" calcext:value-type="float">
            <text:p>15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288.03" calcext:value-type="float">
            <text:p>2288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32</text:p>
          </table:table-cell>
          <table:table-cell office:value-type="float" office:value="152" calcext:value-type="float">
            <text:p>15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288.03" calcext:value-type="float">
            <text:p>2288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33</text:p>
          </table:table-cell>
          <table:table-cell office:value-type="float" office:value="153" calcext:value-type="float">
            <text:p>15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292.26" calcext:value-type="float">
            <text:p>2292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34</text:p>
          </table:table-cell>
          <table:table-cell office:value-type="float" office:value="152" calcext:value-type="float">
            <text:p>15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295.24" calcext:value-type="float">
            <text:p>2295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35</text:p>
          </table:table-cell>
          <table:table-cell office:value-type="float" office:value="152" calcext:value-type="float">
            <text:p>15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2298.45" calcext:value-type="float">
            <text:p>2298.4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36</text:p>
          </table:table-cell>
          <table:table-cell office:value-type="float" office:value="152" calcext:value-type="float">
            <text:p>15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2302.99" calcext:value-type="float">
            <text:p>2302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37</text:p>
          </table:table-cell>
          <table:table-cell office:value-type="float" office:value="152" calcext:value-type="float">
            <text:p>15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2307.63" calcext:value-type="float">
            <text:p>2307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38</text:p>
          </table:table-cell>
          <table:table-cell office:value-type="float" office:value="152" calcext:value-type="float">
            <text:p>15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2311.25" calcext:value-type="float">
            <text:p>2311.2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39</text:p>
          </table:table-cell>
          <table:table-cell office:value-type="float" office:value="152" calcext:value-type="float">
            <text:p>15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2312.99" calcext:value-type="float">
            <text:p>2312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40</text:p>
          </table:table-cell>
          <table:table-cell office:value-type="float" office:value="151" calcext:value-type="float">
            <text:p>15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5:25</text:p>
          </table:table-cell>
          <table:table-cell table:number-columns-repeated="3"/>
          <table:table-cell office:value-type="float" office:value="2314.88" calcext:value-type="float">
            <text:p>2314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41</text:p>
          </table:table-cell>
          <table:table-cell office:value-type="float" office:value="151" calcext:value-type="float">
            <text:p>15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2318" calcext:value-type="float">
            <text:p>23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42</text:p>
          </table:table-cell>
          <table:table-cell office:value-type="float" office:value="151" calcext:value-type="float">
            <text:p>15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2321.14" calcext:value-type="float">
            <text:p>2321.1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43</text:p>
          </table:table-cell>
          <table:table-cell office:value-type="float" office:value="151" calcext:value-type="float">
            <text:p>15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2322.32" calcext:value-type="float">
            <text:p>2322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44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322.32" calcext:value-type="float">
            <text:p>2322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45</text:p>
          </table:table-cell>
          <table:table-cell office:value-type="float" office:value="151" calcext:value-type="float">
            <text:p>1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325.11" calcext:value-type="float">
            <text:p>2325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46</text:p>
          </table:table-cell>
          <table:table-cell office:value-type="float" office:value="151" calcext:value-type="float">
            <text:p>1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329.42" calcext:value-type="float">
            <text:p>2329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47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333.32" calcext:value-type="float">
            <text:p>2333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48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335.75" calcext:value-type="float">
            <text:p>2335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49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337.09" calcext:value-type="float">
            <text:p>2337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50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337.92" calcext:value-type="float">
            <text:p>2337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51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339.69" calcext:value-type="float">
            <text:p>2339.6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52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341.54" calcext:value-type="float">
            <text:p>2341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53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344.08" calcext:value-type="float">
            <text:p>2344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54</text:p>
          </table:table-cell>
          <table:table-cell office:value-type="float" office:value="151" calcext:value-type="float">
            <text:p>1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345.23" calcext:value-type="float">
            <text:p>2345.2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55</text:p>
          </table:table-cell>
          <table:table-cell office:value-type="float" office:value="151" calcext:value-type="float">
            <text:p>1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347.03" calcext:value-type="float">
            <text:p>2347.0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56</text:p>
          </table:table-cell>
          <table:table-cell office:value-type="float" office:value="151" calcext:value-type="float">
            <text:p>1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350.4" calcext:value-type="float">
            <text:p>2350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57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354.87" calcext:value-type="float">
            <text:p>2354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58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357.39" calcext:value-type="float">
            <text:p>2357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1:59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357.61" calcext:value-type="float">
            <text:p>2357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00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357.61" calcext:value-type="float">
            <text:p>2357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01</text:p>
          </table:table-cell>
          <table:table-cell office:value-type="float" office:value="150" calcext:value-type="float">
            <text:p>15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358.55" calcext:value-type="float">
            <text:p>2358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02</text:p>
          </table:table-cell>
          <table:table-cell office:value-type="float" office:value="150" calcext:value-type="float">
            <text:p>15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359.82" calcext:value-type="float">
            <text:p>2359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03</text:p>
          </table:table-cell>
          <table:table-cell office:value-type="float" office:value="150" calcext:value-type="float">
            <text:p>15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361.84" calcext:value-type="float">
            <text:p>2361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04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364.43" calcext:value-type="float">
            <text:p>2364.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05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366.52" calcext:value-type="float">
            <text:p>2366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06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370.84" calcext:value-type="float">
            <text:p>2370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07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374.31" calcext:value-type="float">
            <text:p>2374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08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376.97" calcext:value-type="float">
            <text:p>2376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09</text:p>
          </table:table-cell>
          <table:table-cell office:value-type="float" office:value="150" calcext:value-type="float">
            <text:p>150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379.64" calcext:value-type="float">
            <text:p>2379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10</text:p>
          </table:table-cell>
          <table:table-cell office:value-type="float" office:value="150" calcext:value-type="float">
            <text:p>15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379.7" calcext:value-type="float">
            <text:p>2379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11</text:p>
          </table:table-cell>
          <table:table-cell office:value-type="float" office:value="150" calcext:value-type="float">
            <text:p>15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379.7" calcext:value-type="float">
            <text:p>2379.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12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379.73" calcext:value-type="float">
            <text:p>2379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13</text:p>
          </table:table-cell>
          <table:table-cell office:value-type="float" office:value="152" calcext:value-type="float">
            <text:p>15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379.73" calcext:value-type="float">
            <text:p>2379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14</text:p>
          </table:table-cell>
          <table:table-cell office:value-type="float" office:value="151" calcext:value-type="float">
            <text:p>15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379.73" calcext:value-type="float">
            <text:p>2379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15</text:p>
          </table:table-cell>
          <table:table-cell office:value-type="float" office:value="151" calcext:value-type="float">
            <text:p>15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379.73" calcext:value-type="float">
            <text:p>2379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16</text:p>
          </table:table-cell>
          <table:table-cell office:value-type="float" office:value="151" calcext:value-type="float">
            <text:p>15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379.84" calcext:value-type="float">
            <text:p>2379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17</text:p>
          </table:table-cell>
          <table:table-cell office:value-type="float" office:value="150" calcext:value-type="float">
            <text:p>15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382.82" calcext:value-type="float">
            <text:p>2382.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18</text:p>
          </table:table-cell>
          <table:table-cell office:value-type="float" office:value="150" calcext:value-type="float">
            <text:p>15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385.38" calcext:value-type="float">
            <text:p>2385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19</text:p>
          </table:table-cell>
          <table:table-cell office:value-type="float" office:value="150" calcext:value-type="float">
            <text:p>15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388.57" calcext:value-type="float">
            <text:p>2388.5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20</text:p>
          </table:table-cell>
          <table:table-cell office:value-type="float" office:value="150" calcext:value-type="float">
            <text:p>15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390.58" calcext:value-type="float">
            <text:p>2390.5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21</text:p>
          </table:table-cell>
          <table:table-cell office:value-type="float" office:value="150" calcext:value-type="float">
            <text:p>15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392.84" calcext:value-type="float">
            <text:p>2392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22</text:p>
          </table:table-cell>
          <table:table-cell office:value-type="float" office:value="150" calcext:value-type="float">
            <text:p>150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395.63" calcext:value-type="float">
            <text:p>2395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2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395.63" calcext:value-type="float">
            <text:p>2395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24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395.63" calcext:value-type="float">
            <text:p>2395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25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395.63" calcext:value-type="float">
            <text:p>2395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26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395.63" calcext:value-type="float">
            <text:p>2395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27</text:p>
          </table:table-cell>
          <table:table-cell office:value-type="float" office:value="151" calcext:value-type="float">
            <text:p>151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395.63" calcext:value-type="float">
            <text:p>2395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28</text:p>
          </table:table-cell>
          <table:table-cell office:value-type="float" office:value="151" calcext:value-type="float">
            <text:p>15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8:24</text:p>
          </table:table-cell>
          <table:table-cell table:number-columns-repeated="3"/>
          <table:table-cell office:value-type="float" office:value="2395.63" calcext:value-type="float">
            <text:p>2395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29</text:p>
          </table:table-cell>
          <table:table-cell office:value-type="float" office:value="151" calcext:value-type="float">
            <text:p>15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21:57</text:p>
          </table:table-cell>
          <table:table-cell table:number-columns-repeated="3"/>
          <table:table-cell office:value-type="float" office:value="2397.06" calcext:value-type="float">
            <text:p>2397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30</text:p>
          </table:table-cell>
          <table:table-cell office:value-type="float" office:value="152" calcext:value-type="float">
            <text:p>15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0:33</text:p>
          </table:table-cell>
          <table:table-cell table:number-columns-repeated="3"/>
          <table:table-cell office:value-type="float" office:value="2401.4" calcext:value-type="float">
            <text:p>2401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31</text:p>
          </table:table-cell>
          <table:table-cell office:value-type="float" office:value="152" calcext:value-type="float">
            <text:p>15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2404.48" calcext:value-type="float">
            <text:p>2404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32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408.19" calcext:value-type="float">
            <text:p>2408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33</text:p>
          </table:table-cell>
          <table:table-cell office:value-type="float" office:value="152" calcext:value-type="float">
            <text:p>15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411.74" calcext:value-type="float">
            <text:p>2411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34</text:p>
          </table:table-cell>
          <table:table-cell office:value-type="float" office:value="152" calcext:value-type="float">
            <text:p>15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413.88" calcext:value-type="float">
            <text:p>2413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35</text:p>
          </table:table-cell>
          <table:table-cell office:value-type="float" office:value="153" calcext:value-type="float">
            <text:p>15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418.19" calcext:value-type="float">
            <text:p>2418.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36</text:p>
          </table:table-cell>
          <table:table-cell office:value-type="float" office:value="153" calcext:value-type="float">
            <text:p>15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420.55" calcext:value-type="float">
            <text:p>2420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37</text:p>
          </table:table-cell>
          <table:table-cell office:value-type="float" office:value="153" calcext:value-type="float">
            <text:p>153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420.55" calcext:value-type="float">
            <text:p>2420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38</text:p>
          </table:table-cell>
          <table:table-cell office:value-type="float" office:value="154" calcext:value-type="float">
            <text:p>15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420.55" calcext:value-type="float">
            <text:p>2420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39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420.55" calcext:value-type="float">
            <text:p>2420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4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420.55" calcext:value-type="float">
            <text:p>2420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41</text:p>
          </table:table-cell>
          <table:table-cell office:value-type="float" office:value="154" calcext:value-type="float">
            <text:p>15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2420.55" calcext:value-type="float">
            <text:p>2420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42</text:p>
          </table:table-cell>
          <table:table-cell office:value-type="float" office:value="154" calcext:value-type="float">
            <text:p>15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420.55" calcext:value-type="float">
            <text:p>2420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43</text:p>
          </table:table-cell>
          <table:table-cell office:value-type="float" office:value="155" calcext:value-type="float">
            <text:p>15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420.55" calcext:value-type="float">
            <text:p>2420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44</text:p>
          </table:table-cell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420.55" calcext:value-type="float">
            <text:p>2420.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45</text:p>
          </table:table-cell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422.26" calcext:value-type="float">
            <text:p>2422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46</text:p>
          </table:table-cell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425.12" calcext:value-type="float">
            <text:p>2425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47</text:p>
          </table:table-cell>
          <table:table-cell office:value-type="float" office:value="155" calcext:value-type="float">
            <text:p>15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428.04" calcext:value-type="float">
            <text:p>2428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48</text:p>
          </table:table-cell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430.84" calcext:value-type="float">
            <text:p>2430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49</text:p>
          </table:table-cell>
          <table:table-cell office:value-type="float" office:value="156" calcext:value-type="float">
            <text:p>15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433.87" calcext:value-type="float">
            <text:p>2433.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50</text:p>
          </table:table-cell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435.68" calcext:value-type="float">
            <text:p>2435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51</text:p>
          </table:table-cell>
          <table:table-cell office:value-type="float" office:value="156" calcext:value-type="float">
            <text:p>15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437.31" calcext:value-type="float">
            <text:p>2437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52</text:p>
          </table:table-cell>
          <table:table-cell office:value-type="float" office:value="156" calcext:value-type="float">
            <text:p>15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2440.97" calcext:value-type="float">
            <text:p>2440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53</text:p>
          </table:table-cell>
          <table:table-cell office:value-type="float" office:value="156" calcext:value-type="float">
            <text:p>15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444.99" calcext:value-type="float">
            <text:p>2444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54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445.48" calcext:value-type="float">
            <text:p>2445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55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445.48" calcext:value-type="float">
            <text:p>2445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56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445.48" calcext:value-type="float">
            <text:p>2445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57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445.48" calcext:value-type="float">
            <text:p>2445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58</text:p>
          </table:table-cell>
          <table:table-cell office:value-type="float" office:value="155" calcext:value-type="float">
            <text:p>15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2445.48" calcext:value-type="float">
            <text:p>2445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2:59</text:p>
          </table:table-cell>
          <table:table-cell office:value-type="float" office:value="155" calcext:value-type="float">
            <text:p>15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445.48" calcext:value-type="float">
            <text:p>2445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00</text:p>
          </table:table-cell>
          <table:table-cell office:value-type="float" office:value="155" calcext:value-type="float">
            <text:p>15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445.48" calcext:value-type="float">
            <text:p>2445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01</text:p>
          </table:table-cell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445.48" calcext:value-type="float">
            <text:p>2445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02</text:p>
          </table:table-cell>
          <table:table-cell office:value-type="float" office:value="154" calcext:value-type="float">
            <text:p>15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445.48" calcext:value-type="float">
            <text:p>2445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03</text:p>
          </table:table-cell>
          <table:table-cell office:value-type="float" office:value="154" calcext:value-type="float">
            <text:p>15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448.64" calcext:value-type="float">
            <text:p>2448.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04</text:p>
          </table:table-cell>
          <table:table-cell office:value-type="float" office:value="154" calcext:value-type="float">
            <text:p>15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452.86" calcext:value-type="float">
            <text:p>2452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05</text:p>
          </table:table-cell>
          <table:table-cell office:value-type="float" office:value="154" calcext:value-type="float">
            <text:p>15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456.86" calcext:value-type="float">
            <text:p>2456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06</text:p>
          </table:table-cell>
          <table:table-cell office:value-type="float" office:value="154" calcext:value-type="float">
            <text:p>15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460.42" calcext:value-type="float">
            <text:p>2460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07</text:p>
          </table:table-cell>
          <table:table-cell office:value-type="float" office:value="154" calcext:value-type="float">
            <text:p>15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464.07" calcext:value-type="float">
            <text:p>2464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08</text:p>
          </table:table-cell>
          <table:table-cell office:value-type="float" office:value="154" calcext:value-type="float">
            <text:p>15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467.18" calcext:value-type="float">
            <text:p>2467.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09</text:p>
          </table:table-cell>
          <table:table-cell office:value-type="float" office:value="154" calcext:value-type="float">
            <text:p>15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2468.77" calcext:value-type="float">
            <text:p>2468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1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468.77" calcext:value-type="float">
            <text:p>2468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11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468.77" calcext:value-type="float">
            <text:p>2468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12</text:p>
          </table:table-cell>
          <table:table-cell office:value-type="float" office:value="153" calcext:value-type="float">
            <text:p>15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2468.77" calcext:value-type="float">
            <text:p>2468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13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:21</text:p>
          </table:table-cell>
          <table:table-cell table:number-columns-repeated="3"/>
          <table:table-cell office:value-type="float" office:value="2468.77" calcext:value-type="float">
            <text:p>2468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14</text:p>
          </table:table-cell>
          <table:table-cell office:value-type="float" office:value="153" calcext:value-type="float">
            <text:p>15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468.77" calcext:value-type="float">
            <text:p>2468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15</text:p>
          </table:table-cell>
          <table:table-cell office:value-type="float" office:value="153" calcext:value-type="float">
            <text:p>153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468.77" calcext:value-type="float">
            <text:p>2468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16</text:p>
          </table:table-cell>
          <table:table-cell office:value-type="float" office:value="153" calcext:value-type="float">
            <text:p>15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468.77" calcext:value-type="float">
            <text:p>2468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17</text:p>
          </table:table-cell>
          <table:table-cell office:value-type="float" office:value="153" calcext:value-type="float">
            <text:p>15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470.51" calcext:value-type="float">
            <text:p>2470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18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471" calcext:value-type="float">
            <text:p>24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19</text:p>
          </table:table-cell>
          <table:table-cell office:value-type="float" office:value="153" calcext:value-type="float">
            <text:p>15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160:56</text:p>
          </table:table-cell>
          <table:table-cell table:number-columns-repeated="3"/>
          <table:table-cell office:value-type="float" office:value="2472.44" calcext:value-type="float">
            <text:p>2472.4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20</text:p>
          </table:table-cell>
          <table:table-cell office:value-type="float" office:value="153" calcext:value-type="float">
            <text:p>153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0:28</text:p>
          </table:table-cell>
          <table:table-cell table:number-columns-repeated="3"/>
          <table:table-cell office:value-type="float" office:value="2474.13" calcext:value-type="float">
            <text:p>2474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21</text:p>
          </table:table-cell>
          <table:table-cell office:value-type="float" office:value="153" calcext:value-type="float">
            <text:p>15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2475.8" calcext:value-type="float">
            <text:p>2475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22</text:p>
          </table:table-cell>
          <table:table-cell office:value-type="float" office:value="154" calcext:value-type="float">
            <text:p>15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2476.77" calcext:value-type="float">
            <text:p>2476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23</text:p>
          </table:table-cell>
          <table:table-cell office:value-type="float" office:value="154" calcext:value-type="float">
            <text:p>15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476.77" calcext:value-type="float">
            <text:p>2476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24</text:p>
          </table:table-cell>
          <table:table-cell office:value-type="float" office:value="154" calcext:value-type="float">
            <text:p>15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476.77" calcext:value-type="float">
            <text:p>2476.7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25</text:p>
          </table:table-cell>
          <table:table-cell office:value-type="float" office:value="154" calcext:value-type="float">
            <text:p>15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479.26" calcext:value-type="float">
            <text:p>2479.2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26</text:p>
          </table:table-cell>
          <table:table-cell office:value-type="float" office:value="154" calcext:value-type="float">
            <text:p>15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481.24" calcext:value-type="float">
            <text:p>2481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27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481.24" calcext:value-type="float">
            <text:p>2481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28</text:p>
          </table:table-cell>
          <table:table-cell office:value-type="float" office:value="154" calcext:value-type="float">
            <text:p>154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2481.24" calcext:value-type="float">
            <text:p>2481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29</text:p>
          </table:table-cell>
          <table:table-cell office:value-type="float" office:value="154" calcext:value-type="float">
            <text:p>15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482.73" calcext:value-type="float">
            <text:p>2482.7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30</text:p>
          </table:table-cell>
          <table:table-cell office:value-type="float" office:value="154" calcext:value-type="float">
            <text:p>15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486.06" calcext:value-type="float">
            <text:p>2486.0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31</text:p>
          </table:table-cell>
          <table:table-cell office:value-type="float" office:value="154" calcext:value-type="float">
            <text:p>154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489.63" calcext:value-type="float">
            <text:p>2489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32</text:p>
          </table:table-cell>
          <table:table-cell office:value-type="float" office:value="154" calcext:value-type="float">
            <text:p>15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490.42" calcext:value-type="float">
            <text:p>2490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33</text:p>
          </table:table-cell>
          <table:table-cell office:value-type="float" office:value="155" calcext:value-type="float">
            <text:p>15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490.42" calcext:value-type="float">
            <text:p>2490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34</text:p>
          </table:table-cell>
          <table:table-cell office:value-type="float" office:value="154" calcext:value-type="float">
            <text:p>15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490.42" calcext:value-type="float">
            <text:p>2490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35</text:p>
          </table:table-cell>
          <table:table-cell office:value-type="float" office:value="154" calcext:value-type="float">
            <text:p>15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490.42" calcext:value-type="float">
            <text:p>2490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36</text:p>
          </table:table-cell>
          <table:table-cell office:value-type="float" office:value="154" calcext:value-type="float">
            <text:p>15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2491.51" calcext:value-type="float">
            <text:p>2491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37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492.16" calcext:value-type="float">
            <text:p>2492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38</text:p>
          </table:table-cell>
          <table:table-cell office:value-type="float" office:value="154" calcext:value-type="float">
            <text:p>154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2492.41" calcext:value-type="float">
            <text:p>2492.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39</text:p>
          </table:table-cell>
          <table:table-cell office:value-type="float" office:value="154" calcext:value-type="float">
            <text:p>15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2496.56" calcext:value-type="float">
            <text:p>2496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40</text:p>
          </table:table-cell>
          <table:table-cell office:value-type="float" office:value="154" calcext:value-type="float">
            <text:p>154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2500.52" calcext:value-type="float">
            <text:p>2500.5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41</text:p>
          </table:table-cell>
          <table:table-cell office:value-type="float" office:value="154" calcext:value-type="float">
            <text:p>15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87:47</text:p>
          </table:table-cell>
          <table:table-cell table:number-columns-repeated="3"/>
          <table:table-cell office:value-type="float" office:value="2502.33" calcext:value-type="float">
            <text:p>250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42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502.33" calcext:value-type="float">
            <text:p>250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43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502.33" calcext:value-type="float">
            <text:p>250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44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502.33" calcext:value-type="float">
            <text:p>250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45</text:p>
          </table:table-cell>
          <table:table-cell office:value-type="float" office:value="153" calcext:value-type="float">
            <text:p>153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4:22</text:p>
          </table:table-cell>
          <table:table-cell table:number-columns-repeated="3"/>
          <table:table-cell office:value-type="float" office:value="2502.33" calcext:value-type="float">
            <text:p>250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46</text:p>
          </table:table-cell>
          <table:table-cell office:value-type="float" office:value="153" calcext:value-type="float">
            <text:p>153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502.33" calcext:value-type="float">
            <text:p>250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47</text:p>
          </table:table-cell>
          <table:table-cell office:value-type="float" office:value="153" calcext:value-type="float">
            <text:p>15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502.33" calcext:value-type="float">
            <text:p>250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48</text:p>
          </table:table-cell>
          <table:table-cell office:value-type="float" office:value="153" calcext:value-type="float">
            <text:p>15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502.33" calcext:value-type="float">
            <text:p>2502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49</text:p>
          </table:table-cell>
          <table:table-cell office:value-type="float" office:value="152" calcext:value-type="float">
            <text:p>15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502.37" calcext:value-type="float">
            <text:p>2502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50</text:p>
          </table:table-cell>
          <table:table-cell office:value-type="float" office:value="152" calcext:value-type="float">
            <text:p>15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505.81" calcext:value-type="float">
            <text:p>2505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5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505.99" calcext:value-type="float">
            <text:p>2505.9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5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506.68" calcext:value-type="float">
            <text:p>2506.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53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506.81" calcext:value-type="float">
            <text:p>2506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54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506.81" calcext:value-type="float">
            <text:p>2506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5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506.81" calcext:value-type="float">
            <text:p>2506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56</text:p>
          </table:table-cell>
          <table:table-cell office:value-type="float" office:value="153" calcext:value-type="float">
            <text:p>153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74:17</text:p>
          </table:table-cell>
          <table:table-cell table:number-columns-repeated="3"/>
          <table:table-cell office:value-type="float" office:value="2506.81" calcext:value-type="float">
            <text:p>2506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57</text:p>
          </table:table-cell>
          <table:table-cell office:value-type="float" office:value="152" calcext:value-type="float">
            <text:p>15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507.13" calcext:value-type="float">
            <text:p>2507.1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58</text:p>
          </table:table-cell>
          <table:table-cell office:value-type="float" office:value="152" calcext:value-type="float">
            <text:p>15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508.42" calcext:value-type="float">
            <text:p>2508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3:59</text:p>
          </table:table-cell>
          <table:table-cell office:value-type="float" office:value="152" calcext:value-type="float">
            <text:p>15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510.49" calcext:value-type="float">
            <text:p>2510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00</text:p>
          </table:table-cell>
          <table:table-cell office:value-type="float" office:value="152" calcext:value-type="float">
            <text:p>15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513.74" calcext:value-type="float">
            <text:p>2513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01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514.62" calcext:value-type="float">
            <text:p>2514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0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514.62" calcext:value-type="float">
            <text:p>2514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03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514.62" calcext:value-type="float">
            <text:p>2514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04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514.62" calcext:value-type="float">
            <text:p>2514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05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514.62" calcext:value-type="float">
            <text:p>2514.6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06</text:p>
          </table:table-cell>
          <table:table-cell office:value-type="float" office:value="152" calcext:value-type="float">
            <text:p>15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2515.16" calcext:value-type="float">
            <text:p>2515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07</text:p>
          </table:table-cell>
          <table:table-cell office:value-type="float" office:value="152" calcext:value-type="float">
            <text:p>152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516.63" calcext:value-type="float">
            <text:p>2516.6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08</text:p>
          </table:table-cell>
          <table:table-cell office:value-type="float" office:value="152" calcext:value-type="float">
            <text:p>15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517.61" calcext:value-type="float">
            <text:p>2517.6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09</text:p>
          </table:table-cell>
          <table:table-cell office:value-type="float" office:value="152" calcext:value-type="float">
            <text:p>15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519.11" calcext:value-type="float">
            <text:p>2519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10</text:p>
          </table:table-cell>
          <table:table-cell office:value-type="float" office:value="152" calcext:value-type="float">
            <text:p>15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519.4" calcext:value-type="float">
            <text:p>2519.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11</text:p>
          </table:table-cell>
          <table:table-cell office:value-type="float" office:value="152" calcext:value-type="float">
            <text:p>15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521" calcext:value-type="float">
            <text:p>25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12</text:p>
          </table:table-cell>
          <table:table-cell office:value-type="float" office:value="152" calcext:value-type="float">
            <text:p>15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523.32" calcext:value-type="float">
            <text:p>2523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13</text:p>
          </table:table-cell>
          <table:table-cell office:value-type="float" office:value="151" calcext:value-type="float">
            <text:p>15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524.88" calcext:value-type="float">
            <text:p>2524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14</text:p>
          </table:table-cell>
          <table:table-cell office:value-type="float" office:value="151" calcext:value-type="float">
            <text:p>15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524.88" calcext:value-type="float">
            <text:p>2524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15</text:p>
          </table:table-cell>
          <table:table-cell office:value-type="float" office:value="151" calcext:value-type="float">
            <text:p>15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45:59</text:p>
          </table:table-cell>
          <table:table-cell table:number-columns-repeated="3"/>
          <table:table-cell office:value-type="float" office:value="2524.88" calcext:value-type="float">
            <text:p>2524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16</text:p>
          </table:table-cell>
          <table:table-cell office:value-type="float" office:value="151" calcext:value-type="float">
            <text:p>15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1:59</text:p>
          </table:table-cell>
          <table:table-cell table:number-columns-repeated="3"/>
          <table:table-cell office:value-type="float" office:value="2525.11" calcext:value-type="float">
            <text:p>2525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17</text:p>
          </table:table-cell>
          <table:table-cell office:value-type="float" office:value="152" calcext:value-type="float">
            <text:p>15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527.51" calcext:value-type="float">
            <text:p>2527.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18</text:p>
          </table:table-cell>
          <table:table-cell office:value-type="float" office:value="152" calcext:value-type="float">
            <text:p>15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40:14</text:p>
          </table:table-cell>
          <table:table-cell table:number-columns-repeated="3"/>
          <table:table-cell office:value-type="float" office:value="2528.32" calcext:value-type="float">
            <text:p>2528.3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19</text:p>
          </table:table-cell>
          <table:table-cell office:value-type="float" office:value="152" calcext:value-type="float">
            <text:p>15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528.72" calcext:value-type="float">
            <text:p>2528.7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20</text:p>
          </table:table-cell>
          <table:table-cell office:value-type="float" office:value="152" calcext:value-type="float">
            <text:p>15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531.42" calcext:value-type="float">
            <text:p>2531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21</text:p>
          </table:table-cell>
          <table:table-cell office:value-type="float" office:value="152" calcext:value-type="float">
            <text:p>152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534.59" calcext:value-type="float">
            <text:p>2534.5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22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535.48" calcext:value-type="float">
            <text:p>2535.4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23</text:p>
          </table:table-cell>
          <table:table-cell office:value-type="float" office:value="152" calcext:value-type="float">
            <text:p>15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50:49</text:p>
          </table:table-cell>
          <table:table-cell table:number-columns-repeated="3"/>
          <table:table-cell office:value-type="float" office:value="2537.37" calcext:value-type="float">
            <text:p>2537.3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24</text:p>
          </table:table-cell>
          <table:table-cell office:value-type="float" office:value="151" calcext:value-type="float">
            <text:p>15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537.53" calcext:value-type="float">
            <text:p>2537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25</text:p>
          </table:table-cell>
          <table:table-cell office:value-type="float" office:value="151" calcext:value-type="float">
            <text:p>15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540.8" calcext:value-type="float">
            <text:p>2540.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26</text:p>
          </table:table-cell>
          <table:table-cell office:value-type="float" office:value="151" calcext:value-type="float">
            <text:p>15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542.31" calcext:value-type="float">
            <text:p>2542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27</text:p>
          </table:table-cell>
          <table:table-cell office:value-type="float" office:value="151" calcext:value-type="float">
            <text:p>15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543.76" calcext:value-type="float">
            <text:p>2543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28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543.76" calcext:value-type="float">
            <text:p>2543.7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29</text:p>
          </table:table-cell>
          <table:table-cell office:value-type="float" office:value="151" calcext:value-type="float">
            <text:p>15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2544.53" calcext:value-type="float">
            <text:p>2544.5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30</text:p>
          </table:table-cell>
          <table:table-cell office:value-type="float" office:value="151" calcext:value-type="float">
            <text:p>15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26:49</text:p>
          </table:table-cell>
          <table:table-cell table:number-columns-repeated="3"/>
          <table:table-cell office:value-type="float" office:value="2549.2" calcext:value-type="float">
            <text:p>2549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31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553.38" calcext:value-type="float">
            <text:p>2553.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32</text:p>
          </table:table-cell>
          <table:table-cell office:value-type="float" office:value="151" calcext:value-type="float">
            <text:p>15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555.07" calcext:value-type="float">
            <text:p>255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33</text:p>
          </table:table-cell>
          <table:table-cell office:value-type="float" office:value="151" calcext:value-type="float">
            <text:p>151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6:48</text:p>
          </table:table-cell>
          <table:table-cell table:number-columns-repeated="3"/>
          <table:table-cell office:value-type="float" office:value="2555.07" calcext:value-type="float">
            <text:p>2555.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34</text:p>
          </table:table-cell>
          <table:table-cell office:value-type="float" office:value="150" calcext:value-type="float">
            <text:p>15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557.21" calcext:value-type="float">
            <text:p>2557.2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35</text:p>
          </table:table-cell>
          <table:table-cell office:value-type="float" office:value="150" calcext:value-type="float">
            <text:p>150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561.3" calcext:value-type="float">
            <text:p>2561.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36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563.5" calcext:value-type="float">
            <text:p>2563.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37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564.39" calcext:value-type="float">
            <text:p>2564.3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38</text:p>
          </table:table-cell>
          <table:table-cell office:value-type="float" office:value="149" calcext:value-type="float">
            <text:p>14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565.33" calcext:value-type="float">
            <text:p>2565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39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568" calcext:value-type="float">
            <text:p>25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40</text:p>
          </table:table-cell>
          <table:table-cell office:value-type="float" office:value="149" calcext:value-type="float">
            <text:p>1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571.97" calcext:value-type="float">
            <text:p>2571.9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41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576.05" calcext:value-type="float">
            <text:p>2576.0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42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579.89" calcext:value-type="float">
            <text:p>2579.8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43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583.12" calcext:value-type="float">
            <text:p>2583.1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44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585.08" calcext:value-type="float">
            <text:p>2585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45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585.79" calcext:value-type="float">
            <text:p>2585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46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587.78" calcext:value-type="float">
            <text:p>2587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47</text:p>
          </table:table-cell>
          <table:table-cell office:value-type="float" office:value="148" calcext:value-type="float">
            <text:p>14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591.24" calcext:value-type="float">
            <text:p>2591.2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48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593.16" calcext:value-type="float">
            <text:p>2593.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49</text:p>
          </table:table-cell>
          <table:table-cell office:value-type="float" office:value="148" calcext:value-type="float">
            <text:p>14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595.27" calcext:value-type="float">
            <text:p>2595.2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50</text:p>
          </table:table-cell>
          <table:table-cell office:value-type="float" office:value="148" calcext:value-type="float">
            <text:p>14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597.54" calcext:value-type="float">
            <text:p>2597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51</text:p>
          </table:table-cell>
          <table:table-cell office:value-type="float" office:value="148" calcext:value-type="float">
            <text:p>148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600.78" calcext:value-type="float">
            <text:p>2600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52</text:p>
          </table:table-cell>
          <table:table-cell office:value-type="float" office:value="149" calcext:value-type="float">
            <text:p>1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604.74" calcext:value-type="float">
            <text:p>2604.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53</text:p>
          </table:table-cell>
          <table:table-cell office:value-type="float" office:value="149" calcext:value-type="float">
            <text:p>1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608.11" calcext:value-type="float">
            <text:p>2608.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54</text:p>
          </table:table-cell>
          <table:table-cell office:value-type="float" office:value="149" calcext:value-type="float">
            <text:p>1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612.09" calcext:value-type="float">
            <text:p>2612.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55</text:p>
          </table:table-cell>
          <table:table-cell office:value-type="float" office:value="149" calcext:value-type="float">
            <text:p>1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614.04" calcext:value-type="float">
            <text:p>2614.0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56</text:p>
          </table:table-cell>
          <table:table-cell office:value-type="float" office:value="149" calcext:value-type="float">
            <text:p>1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614.6" calcext:value-type="float">
            <text:p>2614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57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614.6" calcext:value-type="float">
            <text:p>2614.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58</text:p>
          </table:table-cell>
          <table:table-cell office:value-type="float" office:value="150" calcext:value-type="float">
            <text:p>150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615.17" calcext:value-type="float">
            <text:p>2615.1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4:59</text:p>
          </table:table-cell>
          <table:table-cell office:value-type="float" office:value="149" calcext:value-type="float">
            <text:p>1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618.75" calcext:value-type="float">
            <text:p>2618.7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00</text:p>
          </table:table-cell>
          <table:table-cell office:value-type="float" office:value="149" calcext:value-type="float">
            <text:p>1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622.01" calcext:value-type="float">
            <text:p>2622.0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01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622.54" calcext:value-type="float">
            <text:p>2622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02</text:p>
          </table:table-cell>
          <table:table-cell office:value-type="float" office:value="148" calcext:value-type="float">
            <text:p>148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2622.54" calcext:value-type="float">
            <text:p>2622.5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03</text:p>
          </table:table-cell>
          <table:table-cell office:value-type="float" office:value="147" calcext:value-type="float">
            <text:p>14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2626.78" calcext:value-type="float">
            <text:p>2626.7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04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631.28" calcext:value-type="float">
            <text:p>2631.2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05</text:p>
          </table:table-cell>
          <table:table-cell office:value-type="float" office:value="147" calcext:value-type="float">
            <text:p>147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634.86" calcext:value-type="float">
            <text:p>2634.8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06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637.92" calcext:value-type="float">
            <text:p>2637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07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637.92" calcext:value-type="float">
            <text:p>2637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08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637.92" calcext:value-type="float">
            <text:p>2637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09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637.92" calcext:value-type="float">
            <text:p>2637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10</text:p>
          </table:table-cell>
          <table:table-cell office:value-type="float" office:value="145" calcext:value-type="float">
            <text:p>14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637.92" calcext:value-type="float">
            <text:p>2637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11</text:p>
          </table:table-cell>
          <table:table-cell office:value-type="float" office:value="145" calcext:value-type="float">
            <text:p>14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637.92" calcext:value-type="float">
            <text:p>2637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12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2:11</text:p>
          </table:table-cell>
          <table:table-cell table:number-columns-repeated="3"/>
          <table:table-cell office:value-type="float" office:value="2637.92" calcext:value-type="float">
            <text:p>2637.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13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638" calcext:value-type="float">
            <text:p>263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14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638.88" calcext:value-type="float">
            <text:p>2638.8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15</text:p>
          </table:table-cell>
          <table:table-cell office:value-type="float" office:value="146" calcext:value-type="float">
            <text:p>146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641.98" calcext:value-type="float">
            <text:p>2641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16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0:00</text:p>
          </table:table-cell>
          <table:table-cell table:number-columns-repeated="3"/>
          <table:table-cell office:value-type="float" office:value="2643.08" calcext:value-type="float">
            <text:p>2643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17</text:p>
          </table:table-cell>
          <table:table-cell office:value-type="float" office:value="146" calcext:value-type="float">
            <text:p>14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107:17</text:p>
          </table:table-cell>
          <table:table-cell table:number-columns-repeated="3"/>
          <table:table-cell office:value-type="float" office:value="2643.79" calcext:value-type="float">
            <text:p>2643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18</text:p>
          </table:table-cell>
          <table:table-cell office:value-type="float" office:value="146" calcext:value-type="float">
            <text:p>14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68:58</text:p>
          </table:table-cell>
          <table:table-cell table:number-columns-repeated="3"/>
          <table:table-cell office:value-type="float" office:value="2643.79" calcext:value-type="float">
            <text:p>2643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19</text:p>
          </table:table-cell>
          <table:table-cell office:value-type="float" office:value="147" calcext:value-type="float">
            <text:p>147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53:39</text:p>
          </table:table-cell>
          <table:table-cell table:number-columns-repeated="3"/>
          <table:table-cell office:value-type="float" office:value="2643.79" calcext:value-type="float">
            <text:p>2643.7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20</text:p>
          </table:table-cell>
          <table:table-cell office:value-type="float" office:value="146" calcext:value-type="float">
            <text:p>14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5:46</text:p>
          </table:table-cell>
          <table:table-cell table:number-columns-repeated="3"/>
          <table:table-cell office:value-type="float" office:value="2643.84" calcext:value-type="float">
            <text:p>2643.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21</text:p>
          </table:table-cell>
          <table:table-cell office:value-type="float" office:value="146" calcext:value-type="float">
            <text:p>14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29:16</text:p>
          </table:table-cell>
          <table:table-cell table:number-columns-repeated="3"/>
          <table:table-cell office:value-type="float" office:value="2646.2" calcext:value-type="float">
            <text:p>2646.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22</text:p>
          </table:table-cell>
          <table:table-cell office:value-type="float" office:value="146" calcext:value-type="float">
            <text:p>14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3:33</text:p>
          </table:table-cell>
          <table:table-cell table:number-columns-repeated="3"/>
          <table:table-cell office:value-type="float" office:value="2647.33" calcext:value-type="float">
            <text:p>2647.3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23</text:p>
          </table:table-cell>
          <table:table-cell office:value-type="float" office:value="145" calcext:value-type="float">
            <text:p>14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24:08</text:p>
          </table:table-cell>
          <table:table-cell table:number-columns-repeated="3"/>
          <table:table-cell office:value-type="float" office:value="2650.36" calcext:value-type="float">
            <text:p>2650.3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24</text:p>
          </table:table-cell>
          <table:table-cell office:value-type="float" office:value="145" calcext:value-type="float">
            <text:p>145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26:06</text:p>
          </table:table-cell>
          <table:table-cell table:number-columns-repeated="3"/>
          <table:table-cell office:value-type="float" office:value="2655.98" calcext:value-type="float">
            <text:p>2655.9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25</text:p>
          </table:table-cell>
          <table:table-cell office:value-type="float" office:value="145" calcext:value-type="float">
            <text:p>14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33:18</text:p>
          </table:table-cell>
          <table:table-cell table:number-columns-repeated="3"/>
          <table:table-cell office:value-type="float" office:value="2660.49" calcext:value-type="float">
            <text:p>2660.4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26</text:p>
          </table:table-cell>
          <table:table-cell office:value-type="float" office:value="144" calcext:value-type="float">
            <text:p>14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43:53</text:p>
          </table:table-cell>
          <table:table-cell table:number-columns-repeated="3"/>
          <table:table-cell office:value-type="float" office:value="2665.31" calcext:value-type="float">
            <text:p>2665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27</text:p>
          </table:table-cell>
          <table:table-cell office:value-type="float" office:value="144" calcext:value-type="float">
            <text:p>14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48:17</text:p>
          </table:table-cell>
          <table:table-cell table:number-columns-repeated="3"/>
          <table:table-cell office:value-type="float" office:value="2669.56" calcext:value-type="float">
            <text:p>2669.5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28</text:p>
          </table:table-cell>
          <table:table-cell office:value-type="float" office:value="144" calcext:value-type="float">
            <text:p>144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8:37</text:p>
          </table:table-cell>
          <table:table-cell table:number-columns-repeated="3"/>
          <table:table-cell office:value-type="float" office:value="2674.08" calcext:value-type="float">
            <text:p>2674.0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29</text:p>
          </table:table-cell>
          <table:table-cell office:value-type="float" office:value="143" calcext:value-type="float">
            <text:p>14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31:09</text:p>
          </table:table-cell>
          <table:table-cell table:number-columns-repeated="3"/>
          <table:table-cell office:value-type="float" office:value="2679.22" calcext:value-type="float">
            <text:p>2679.2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30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:11</text:p>
          </table:table-cell>
          <table:table-cell table:number-columns-repeated="3"/>
          <table:table-cell office:value-type="float" office:value="2683.42" calcext:value-type="float">
            <text:p>2683.4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31</text:p>
          </table:table-cell>
          <table:table-cell office:value-type="float" office:value="143" calcext:value-type="float">
            <text:p>14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686.31" calcext:value-type="float">
            <text:p>2686.3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32</text:p>
          </table:table-cell>
          <table:table-cell office:value-type="float" office:value="142" calcext:value-type="float">
            <text:p>14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34:29</text:p>
          </table:table-cell>
          <table:table-cell table:number-columns-repeated="3"/>
          <table:table-cell office:value-type="float" office:value="2688.81" calcext:value-type="float">
            <text:p>2688.8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00:35:33</text:p>
          </table:table-cell>
          <table:table-cell office:value-type="float" office:value="142" calcext:value-type="float">
            <text:p>142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37:08</text:p>
          </table:table-cell>
          <table:table-cell table:number-columns-repeated="3"/>
          <table:table-cell office:value-type="float" office:value="2690.28" calcext:value-type="float">
            <text:p>2690.28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6T12:30:20.020000000</dc:date>
    <meta:editing-duration>PT3M59S</meta:editing-duration>
    <meta:editing-cycles>1</meta:editing-cycles>
    <meta:document-statistic meta:table-count="1" meta:cell-count="10722" meta:object-count="1"/>
    <meta:generator>LibreOffice/6.0.5.2$Windows_X86_64 LibreOffice_project/54c8cbb85f300ac59db32fe8a675ff7683cd5a16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1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60" chart:maximum="16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248cm" svg:height="15.46cm" xlink:href=".." xlink:type="simple" chart:class="chart:scatter" chart:style-name="ch1">
        <chart:title svg:x="9.205cm" svg:y="0.445cm" chart:style-name="ch2">
          <text:p>Lawn Mowing</text:p>
        </chart:title>
        <chart:subtitle svg:x="9.575cm" svg:y="1.533cm" chart:style-name="ch3">
          <text:p>2018-09-15</text:p>
        </chart:subtitle>
        <chart:legend svg:x="16.73cm" svg:y="1.927cm" style:legend-expansion="custom" chartooo:width="2.589cm" chartooo:height="0.598cm" style:legend-expansion-aspect-ratio="4.32943143812709" chart:style-name="ch4"/>
        <chart:plot-area chart:style-name="ch5" table:cell-range-address="'Douglas_Gilliland_2018-09-15_14-57-24'.B3:'Douglas_Gilliland_2018-09-15_14-57-24'.C2137" chart:data-source-has-labels="both" svg:x="1.435cm" svg:y="2.525cm" svg:width="19.389cm" svg:height="11.645cm">
          <chartooo:coordinate-region svg:x="2.056cm" svg:y="2.724cm" svg:width="18.21cm" svg:height="10.799cm"/>
          <chart:axis chart:dimension="x" chart:name="primary-x" chart:style-name="ch6" chartooo:axis-type="auto">
            <chart:title svg:x="10.238cm" svg:y="14.479cm" chart:style-name="ch7">
              <text:p>TIme (secs)</text:p>
            </chart:title>
            <chart:categories table:cell-range-address="'Douglas_Gilliland_2018-09-15_14-57-24'.B4:'Douglas_Gilliland_2018-09-15_14-57-24'.B2137"/>
          </chart:axis>
          <chart:axis chart:dimension="y" chart:name="primary-y" chart:style-name="ch8">
            <chart:title svg:x="0.451cm" svg:y="9.185cm" chart:style-name="ch9">
              <text:p>Heart Rate</text:p>
            </chart:title>
            <chart:grid chart:style-name="ch10" chart:class="major"/>
          </chart:axis>
          <chart:series chart:style-name="ch11" chart:values-cell-range-address="'Douglas_Gilliland_2018-09-15_14-57-24'.C4:'Douglas_Gilliland_2018-09-15_14-57-24'.C2137" chart:label-cell-address="'Douglas_Gilliland_2018-09-15_14-57-24'.C3:'Douglas_Gilliland_2018-09-15_14-57-24'.C3" chart:class="chart:scatter">
            <chart:data-point chart:repeated="21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R (bpm)</text:p>
                <draw:g>
                  <svg:desc>'Douglas_Gilliland_2018-09-15_14-57-24'.C3:'Douglas_Gilliland_2018-09-15_14-57-24'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:00:00</text:p>
                <draw:g>
                  <svg:desc>'Douglas_Gilliland_2018-09-15_14-57-24'.B4:'Douglas_Gilliland_2018-09-15_14-57-24'.B2137</svg:desc>
                </draw:g>
              </table:table-cell>
              <table:table-cell office:value-type="float" office:value="77">
                <text:p>77</text:p>
                <draw:g>
                  <svg:desc>'Douglas_Gilliland_2018-09-15_14-57-24'.C4:'Douglas_Gilliland_2018-09-15_14-57-24'.C2137</svg:desc>
                </draw:g>
              </table:table-cell>
            </table:table-row>
            <table:table-row>
              <table:table-cell office:value-type="string">
                <text:p>00:00:0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0:0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0:0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0:0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0:0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0:0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0:0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0: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0: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0: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0: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0:1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0:1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0:00:14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0:00:1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0:00: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0:1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0:1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0:1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0:2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0:2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0:2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0: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0:2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0:2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0:00: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0:27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0:2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0:2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0: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0:3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0: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0: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0: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0:3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0: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0: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0:3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0: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0:4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0: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0:4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0: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0: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0: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0:4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0:4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0:4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0:4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0: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0:00:5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0:00: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0:00: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0:00:5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0:00:5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0:00:5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0:00:5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0:00:5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0:00:5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0:01:0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0:01: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0:01: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0:01:0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0:01:0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0:01:0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0:01:0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1:0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0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1:0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1:1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1:1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1:1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1:1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1:1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1:1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1: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1:1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0:01:1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0:01:19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0:01: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0:01:2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0:01:2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0:01:2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00:01:2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0:01:2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00:01:2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00:01:2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1:2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00:01:2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1:3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1:3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1:3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00:01: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1:3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1:3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1: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1:3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1: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4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1:44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1:4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1: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5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1:51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1:5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1:5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1:5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1: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1: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1: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00:01:5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5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2: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2: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0:02:0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0:02:03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00:02:0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0:02: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0:02:0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0:02:0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0:02:0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00:02:09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0:02:1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0:02:11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00:02:1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0:02: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0:02: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0:02: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0:02:16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0:02: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0:02: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0:02:19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0:02: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0:02:21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0:02: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0:02:2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0:02:24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0:02: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0:02:2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0:02:2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0:02: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0:02:2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0:02: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0:02:3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0:02:3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0:02:3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0:02: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0:02:3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0:02: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0:02: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0:02: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0:02: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2:4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2:4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0:02: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0:02: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0:02:4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0:02:4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2: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2:4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2: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2:4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2:5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2:5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2:5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2:53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2:5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2:5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2:56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2:5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2:5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2:5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3:0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0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3:0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3:0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3: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3:06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0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0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09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1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1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3:1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3:1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3:1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3:1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3:1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3:1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3: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3:1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3:2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3: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3:22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3: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3:2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3:2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3: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3:2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3:2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3:2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3: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03:3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3:3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03:3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3:3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03:3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03:3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03:3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03:3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3:3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3: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3:41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3:4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03:4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03:4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03:4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3:4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3:4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3:4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3: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3: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3:51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03:52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03:5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3:54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3:5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03: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03:5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03:5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03:5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04: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04:0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4:0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4:0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4:0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4: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4:06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4:07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4:0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4:09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4: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4:11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4:1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4:1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4: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04: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04: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04:1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04:1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04:19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04: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2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2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04:2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04:2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04:2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04:2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04:28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04:29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3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3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32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3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3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4:3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4:3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4:3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4: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4:3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4: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4:4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4:4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4:4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4:4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4:4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4:4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4:4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4:4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4:4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4: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4:5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4:5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4:5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7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4:5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5: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5:0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5:0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5:0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5:04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5:0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5:06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5:0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5:0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5:0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5: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5:1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5:1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5:1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1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15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1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05: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05:1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05: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05: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05:2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05: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05:2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5:24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05:2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05:2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05:2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05:2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05: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00:05:3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05:31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00:05:3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5:33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5:3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00:05: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05: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05:3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05:3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00:05:3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00:05: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5:4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5:4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5:43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05:44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0:05:4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0:05:4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0:05:4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0:05: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05:4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05: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5:5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5: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5:5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5:5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5:5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5:5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5:57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5:58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5:59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6:0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6:0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6:0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6:0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6:04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06:0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06:0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06:0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0:06:0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0:06:0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0:06: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0:06:1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0:06:1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0:06:1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0:06:1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0:06:1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0:06:1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0:06:1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0:06:1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0:06:19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0:06: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0:06:2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00:06:22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00:06:2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00:06: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00:06:2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00:06:2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00:06:2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00:06:2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00:06:2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6: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6:3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6:3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6:3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6:3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6:3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6:3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6:3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6:38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6:3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6: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6:4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6:4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6:4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00:06:4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00:06:4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00:06:4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00:06:4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00:06:4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06:4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6:5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6:5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6:52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6:53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6:5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6:55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6:5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00:06:5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6:5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6:5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07: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07:0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00:07:02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00:07:0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0:07:0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00:07:0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00:07:0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00:07:0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00:07:0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00:07:0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00:07: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00:07:11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00:07:12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7:1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7:14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7:1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7:1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7:17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00:07:18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00:07:19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00:07: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00:07:21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00:07:22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00:07:2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00:07: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00:07:25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00:07:26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00:07:27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00:07:2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00:07:2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00:07: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00:07:3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00:07:3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00:07:3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00:07:3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00:07:3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00:07:3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00:07:3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00:07:3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00:07:3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00:07: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00:07:4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00:07:4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00:07:4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00:07:44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00:07:4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00:07:46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00:07:4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00:07:48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00:07:4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00:07: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00:07:51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00:07:5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00:07:5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00:07:5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00:07:5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00:07:5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00:07:5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00:07:5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00:07:5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8: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8:0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0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0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08:0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08:0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08:0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08:0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08:0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8: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8: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8:1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8:1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8:1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8:1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8:1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8: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8:1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08:1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08:1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08: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08:2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08:2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08:2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08:2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2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2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2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3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3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3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3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3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3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3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3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3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4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4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4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4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4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8:4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8:4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8:4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8:4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8: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8:5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00:08:52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00:08:53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00:08:5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00:08:5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00:08:56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00:08:5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00:08:58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00:08:5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00:09: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00:09:0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00:09:0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00:09:0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9:0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9:0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9:0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9:0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9:0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9:0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9: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9:1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9:1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9:1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9:14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9:15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9:1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9:17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9:1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9:19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9: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9:21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09: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9: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9: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9: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9:2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9:2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9:28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9:29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9: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09: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09:3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09:3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09:3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09:3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09:3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09:3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09:3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9:3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9: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9:4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9:4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9:4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09:4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09:4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09:4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09:4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09:4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09: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09: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9: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9: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9: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9:5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9:5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9:5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9:5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9: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09:5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0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0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0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0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0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1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1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1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1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1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1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1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1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1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2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2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2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2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2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2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2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0:3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0: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0:3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0:3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0:3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0:3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0:3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3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4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0:4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4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4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0: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0: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0:4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0:4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0:4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0: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0:5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0:5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0:5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0:5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0:5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0:5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0:5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0:5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0: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1: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1: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1:0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1:0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1: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1:0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1:0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1:0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1:0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1: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1: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1: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1: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1: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1:1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11: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11: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11:2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11:2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11: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1: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1: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1: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2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3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3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3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3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1: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1: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1: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1: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1: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1: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1: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1:4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1:4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1: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1:5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1:5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1:5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1:5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1:5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1: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1: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1:5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1:5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2: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2:0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2:0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0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0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0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2:0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2:0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2: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2: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2: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2: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2: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2: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2: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2: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2:1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2:1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2:1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2: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2:2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2: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2: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2: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2: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2: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2: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2: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2:2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2: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2: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2: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2: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3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3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3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3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3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3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2: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2:4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2:4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2:4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2:4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2:4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2: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2: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4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4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5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5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5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2: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2: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2:5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2:5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0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0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0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0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0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0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0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0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3: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3: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1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1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1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2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2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2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2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2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2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3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3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3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3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3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3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3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3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3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3:4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4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4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4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3: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5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5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3: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3: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3: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4: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4: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4:0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4:0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4: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4:0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4:0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4:0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4:0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4:0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4: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4:1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4:1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4: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1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14:1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14: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14: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14:1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00:14:19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14: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14:2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14:2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14:23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14:24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14:2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14:26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14:2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14:2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14:29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14: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3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14: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3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3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3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3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3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3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4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4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4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4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4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4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4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4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4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4: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4: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4:5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4:5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4:5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4:5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4:5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4:5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4:5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4:5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5: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5:0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5:0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5:0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5:0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5:0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5:0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5:0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5:0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5:0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5: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5:1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5: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5: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5:1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5:1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5:1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5:1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5:1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5:1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5: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5:2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5: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5:2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5: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5: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5: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5:2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5: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2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3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3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5: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5: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5: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5: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5:4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5: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5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5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5: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0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0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0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0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6:0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6:0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1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1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1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1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1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1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1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1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2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2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2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2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3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3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3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3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3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3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4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4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6: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5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5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5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5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5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6:5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6:5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7: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7:0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7:0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7:0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7:0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7:0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7:0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7:0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7:0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7:0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7: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7:1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7:12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7: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7:1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7:1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7:16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7:1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17:1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7: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7: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7:2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7:2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17:2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7: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7:2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7:2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7:2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7:2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7:2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7: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7: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7:3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7: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7:3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7:3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7: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3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3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7: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7: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7: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7: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7: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7: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7: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0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0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0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0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0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0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8:1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8:1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1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1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8: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8: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8: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8: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8: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8: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8: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2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8: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8:3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8: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8:3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8:3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8:3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8:3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8:3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3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8:4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4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4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5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5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8:5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0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0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0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0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0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0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1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1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19: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2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3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19: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9: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9:3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9:3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9: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9: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19:3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9:3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9: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9:4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9:4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9: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9:4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9: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19:4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9:4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9:4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19: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9: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9:5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9:5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9:5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9:5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9:5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9:5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9:5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9:5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19:5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20: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20:0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20:0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0:0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0:0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0:0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0:0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0:0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0:0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0:0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0: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0:1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0: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0:1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0:1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0: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0:1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1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1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2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2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2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2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2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3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3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3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3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3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0:3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0:3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0: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0: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0: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0: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0: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0:4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0:4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0:4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0:4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0: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0: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0: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0: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0: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0:5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0: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0: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0: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0: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0: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1: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1: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0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0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0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0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0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0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0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1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1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1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1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1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1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1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1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2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2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2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2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2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2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2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2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2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3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3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3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3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3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3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3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1:4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4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4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4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4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4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4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4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5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5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1: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5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1:5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1:5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1:5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1:5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1: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2: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2:0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2:0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2:0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2: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2:0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2:0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2:0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2:0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2:0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1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2:1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2:1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2:1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2:1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2: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2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2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2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2: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2: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3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3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3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3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3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4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4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2: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5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2: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2: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2:5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2: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2: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2: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2: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3: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3:0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3:0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3:0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3:0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3: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3:0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3:0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3:0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3: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3: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3:1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3: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3: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3:1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3:1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3: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3: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3: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3:1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3: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3:2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3: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3: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3: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3: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3:2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3:2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3:2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3: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3: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3: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3:3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3:3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3:3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3: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3:3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3:3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3:3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3:3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3: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3:4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3: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3:4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3:4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3:4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3: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3: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3: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3: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3: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3:5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3: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3: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3: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3:5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3:5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3:5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3:5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3:5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4: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4: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4:0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4:0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4: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4:0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4:0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4:0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4:0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1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1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1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4: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4:2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4:2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4:2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4:2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4: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2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4: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3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3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4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4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4: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4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5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5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5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5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4: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4:5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5: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5:0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5:0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5:0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0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0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0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0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1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1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1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1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1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2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5:2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2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2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2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3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3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3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3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5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5: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5:5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5:5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5:5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5:5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5:5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5:5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5: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6: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6: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6:0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6:0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6:0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6: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6:0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6:0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6:0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6: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6: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6: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6: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6:1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6:1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6: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6:16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26:1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26:1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26:1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26: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26:2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26:2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26:2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26:2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26:2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26:2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26:2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26:2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26:2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6: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6:3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6:3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26:3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6:3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6:3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26: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6: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6: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6: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6: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6:4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6: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6: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6:4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6:4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6: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6: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6: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6: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6: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6: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6: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6: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6: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6:5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6: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6: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6: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6: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7: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7:0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7:0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7:0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7:0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7: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0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0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0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0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7:1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7: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7: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7:1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7:1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7:1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7:1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7:1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7: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7: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7:2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7:2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7: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7: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7: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7:2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7:2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7: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7:2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7: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7: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7: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7:3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7:3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7:3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7:3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7:3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7:3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7:3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7:4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7:4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7:4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7:4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7:4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7:4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7:4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4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7:4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5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7:5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5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5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5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5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5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7:5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8: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8:0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8:0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8:0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8:0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8: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8:0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8:0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8:0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8: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8: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8: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8:1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8: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8: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8: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8:1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8: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8:1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8:1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8: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8:2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8:2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8:2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8: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8:2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8:2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8: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8:2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8:2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8: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8:3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8:3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8:3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8:3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8:3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8: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8:3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28: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8: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8: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28:4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8: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8: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8:4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8:4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8:4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8: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8:4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28: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8: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8: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8: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8:5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8:5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8:5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8: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8:5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8:5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8:5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0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0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0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0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0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0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0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0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1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1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2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9: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9:2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9:2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9: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9:2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9:2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9:2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9:2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9: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9:3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9: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9:3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9:3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9:3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9: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9:3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9:3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29:3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9: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9:4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29:4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29:4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9:4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9:4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9:4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29:4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29:4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29:4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29: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29:5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29:5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29:5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29:5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29:5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29: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29:5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29: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29:5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0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0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0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0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0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0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1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1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1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2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2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2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2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2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2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2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2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3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3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3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3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3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3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3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3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4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4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0:4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4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4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0:4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4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4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0:4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0: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5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5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5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5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0: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0:5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0: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0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0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0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0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0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0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0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0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1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1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1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1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2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2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2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2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2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2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2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2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3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3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1:3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3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3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3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3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3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1: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4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4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4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4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5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1:5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2: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2:0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0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0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0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0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0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0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0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0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1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2:1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2: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2:1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2:1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2: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1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1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2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2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2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2:2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2:2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2:2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2:2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2:2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2: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2: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2:3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2:3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2:3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2:3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2:3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2:3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2:3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2:3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2:4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2:4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2:4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2:4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2:4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2:4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2:4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2:4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2:4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2:4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00:32: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2:51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00:32:5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00:32:5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00:32:5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00:32:5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00:32:5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2:5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2:5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2:5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3: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3: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3:0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0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0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0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0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0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0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0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1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1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1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1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1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19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2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2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2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2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2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2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2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2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2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3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3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33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00:33:3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35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36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3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38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3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4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42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4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44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00:33:4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4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47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4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4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3: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3:5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3:5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3:53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5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3:5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56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00:33:5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3:5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3:5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0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0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0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0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05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0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0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0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0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1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1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4: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4:1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4:1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4:1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1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1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2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2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2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00:34: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4:2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4:2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4:2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4:2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4:2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4: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4:3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4: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4:3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00:34:3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4:3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4:3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4:3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34:3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34:3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34: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34:4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34:4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34:43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34:44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34: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34:4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34:4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34: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34:4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34: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34:5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34:5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34:5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34:5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34:5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34:5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34:5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4:5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34:5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35: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35:0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35:0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00:35:03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35:0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35:0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35:0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35:0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35:0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35:09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35: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35:1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35: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35:1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35:14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35: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35:1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35:17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35:1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35:1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00:35: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35:2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35:2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00:35:2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35:2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35:2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00:35:26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35:27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35:2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00:35: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35: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35:3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00:35:3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00:35:33</text:p>
              </table:table-cell>
              <table:table-cell office:value-type="float" office:value="142">
                <text:p>1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Windows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